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version="1.2" manifest:full-path="Object 1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graphics"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graphics"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graphics" manifest:version="1.2" manifest:full-path="Object 25/"/>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3" style:family="table">
      <style:table-properties style:width="16.999cm" table:align="margins"/>
    </style:style>
    <style:style style:name="Tabelle3.A" style:family="table-column">
      <style:table-column-properties style:column-width="5.666cm" style:rel-column-width="21845*"/>
    </style:style>
    <style:style style:name="Tabel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left="0.002cm solid #000000" fo:border-right="none" fo:border-top="0.002cm solid #000000" fo:border-bottom="0.002cm solid #000000"/>
    </style:style>
    <style:style style:name="Tabelle3.C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7" style:family="table">
      <style:table-properties style:width="16.999cm" table:align="margins"/>
    </style:style>
    <style:style style:name="Tabelle7.A" style:family="table-column">
      <style:table-column-properties style:column-width="5.666cm" style:rel-column-width="21845*"/>
    </style:style>
    <style:style style:name="Tabelle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11" style:family="table">
      <style:table-properties style:width="16.999cm" table:align="margins"/>
    </style:style>
    <style:style style:name="Tabelle11.A" style:family="table-column">
      <style:table-column-properties style:column-width="8.498cm" style:rel-column-width="32767*"/>
    </style:style>
    <style:style style:name="Tabelle11.B" style:family="table-column">
      <style:table-column-properties style:column-width="8.5cm" style:rel-column-width="32768*"/>
    </style:style>
    <style:style style:name="Tabelle11.A1" style:family="table-cell">
      <style:table-cell-properties fo:padding="0.097cm" fo:border-left="0.002cm solid #000000" fo:border-right="none" fo:border-top="0.002cm solid #000000" fo:border-bottom="0.002cm solid #000000"/>
    </style:style>
    <style:style style:name="Tabelle11.B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5.666cm" style:rel-column-width="21845*"/>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8" style:family="table">
      <style:table-properties style:width="16.999cm" table:align="margins"/>
    </style:style>
    <style:style style:name="Tabelle8.A" style:family="table-column">
      <style:table-column-properties style:column-width="5.666cm" style:rel-column-width="21845*"/>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12" style:family="table">
      <style:table-properties style:width="16.999cm" table:align="margins"/>
    </style:style>
    <style:style style:name="Tabelle12.A" style:family="table-column">
      <style:table-column-properties style:column-width="8.498cm" style:rel-column-width="32767*"/>
    </style:style>
    <style:style style:name="Tabelle12.B" style:family="table-column">
      <style:table-column-properties style:column-width="8.5cm" style:rel-column-width="32768*"/>
    </style:style>
    <style:style style:name="Tabelle12.A1" style:family="table-cell">
      <style:table-cell-properties fo:padding="0.097cm" fo:border-left="0.002cm solid #000000" fo:border-right="none" fo:border-top="0.002cm solid #000000" fo:border-bottom="0.002cm solid #000000"/>
    </style:style>
    <style:style style:name="Tabelle12.B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5.666cm" style:rel-column-width="21845*"/>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Tabelle10" style:family="table">
      <style:table-properties style:width="16.999cm" table:align="margins"/>
    </style:style>
    <style:style style:name="Tabelle10.A" style:family="table-column">
      <style:table-column-properties style:column-width="5.666cm" style:rel-column-width="21845*"/>
    </style:style>
    <style:style style:name="Tabelle10.A1" style:family="table-cell">
      <style:table-cell-properties fo:padding="0.097cm" fo:border-left="0.002cm solid #000000" fo:border-right="none" fo:border-top="0.002cm solid #000000" fo:border-bottom="0.002cm solid #000000"/>
    </style:style>
    <style:style style:name="Tabelle10.C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C2" style:family="table-cell">
      <style:table-cell-properties fo:padding="0.097cm" fo:border-left="0.002cm solid #000000" fo:border-right="0.002cm solid #000000" fo:border-top="none" fo:border-bottom="0.002cm solid #000000"/>
    </style:style>
    <style:style style:name="Tabelle13" style:family="table">
      <style:table-properties style:width="16.999cm" table:align="margins"/>
    </style:style>
    <style:style style:name="Tabelle13.A" style:family="table-column">
      <style:table-column-properties style:column-width="8.498cm" style:rel-column-width="32767*"/>
    </style:style>
    <style:style style:name="Tabelle13.B" style:family="table-column">
      <style:table-column-properties style:column-width="8.5cm" style:rel-column-width="32768*"/>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Tabelle9" style:family="table">
      <style:table-properties style:width="16.999cm" table:align="margins"/>
    </style:style>
    <style:style style:name="Tabelle9.A" style:family="table-column">
      <style:table-column-properties style:column-width="5.666cm" style:rel-column-width="21845*"/>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elle14" style:family="table">
      <style:table-properties style:width="16.999cm" table:align="margins"/>
    </style:style>
    <style:style style:name="Tabelle14.A" style:family="table-column">
      <style:table-column-properties style:column-width="8.498cm" style:rel-column-width="32767*"/>
    </style:style>
    <style:style style:name="Tabelle14.B" style:family="table-column">
      <style:table-column-properties style:column-width="8.5cm" style:rel-column-width="32768*"/>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5" style:family="table">
      <style:table-properties style:width="16.999cm" table:align="margins"/>
    </style:style>
    <style:style style:name="Tabelle5.A" style:family="table-column">
      <style:table-column-properties style:column-width="5.666cm" style:rel-column-width="21845*"/>
    </style:style>
    <style:style style:name="Tabelle5.A1" style:family="table-cell">
      <style:table-cell-properties fo:padding="0.097cm" fo:border-left="0.002cm solid #000000" fo:border-right="none" fo:border-top="0.002cm solid #000000" fo:border-bottom="0.002cm solid #000000"/>
    </style:style>
    <style:style style:name="Tabelle5.C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15" style:family="table">
      <style:table-properties style:width="16.999cm" table:align="margins"/>
    </style:style>
    <style:style style:name="Tabelle15.A" style:family="table-column">
      <style:table-column-properties style:column-width="8.498cm" style:rel-column-width="32767*"/>
    </style:style>
    <style:style style:name="Tabelle15.B" style:family="table-column">
      <style:table-column-properties style:column-width="8.5cm" style:rel-column-width="32768*"/>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Features-Pieta" style:family="table">
      <style:table-properties style:width="16.999cm" table:align="margins"/>
    </style:style>
    <style:style style:name="Features-Pieta.A" style:family="table-column">
      <style:table-column-properties style:column-width="3.175cm" style:rel-column-width="12240*"/>
    </style:style>
    <style:style style:name="Features-Pieta.B" style:family="table-column">
      <style:table-column-properties style:column-width="5.398cm" style:rel-column-width="20809*"/>
    </style:style>
    <style:style style:name="Features-Pieta.C" style:family="table-column">
      <style:table-column-properties style:column-width="8.426cm" style:rel-column-width="32486*"/>
    </style:style>
    <style:style style:name="Features-Pieta.A1" style:family="table-cell">
      <style:table-cell-properties fo:padding="0.097cm" fo:border-left="0.002cm solid #000000" fo:border-right="none" fo:border-top="0.002cm solid #000000" fo:border-bottom="0.002cm solid #000000"/>
    </style:style>
    <style:style style:name="Features-Pieta.C1" style:family="table-cell">
      <style:table-cell-properties fo:padding="0.097cm" fo:border="0.002cm solid #000000"/>
    </style:style>
    <style:style style:name="Features-Pieta.C2" style:family="table-cell">
      <style:table-cell-properties fo:padding="0.097cm" fo:border-left="0.002cm solid #000000" fo:border-right="0.002cm solid #000000" fo:border-top="none" fo:border-bottom="0.002cm solid #000000"/>
    </style:style>
    <style:style style:name="Features-Pieta.B3" style:family="table-cell">
      <style:table-cell-properties fo:padding="0.097cm" fo:border-left="0.002cm solid #000000" fo:border-right="none" fo:border-top="none" fo:border-bottom="0.002cm solid #000000"/>
    </style:style>
    <style:style style:name="Tabelle1" style:family="table">
      <style:table-properties style:width="16.999cm" table:align="margins"/>
    </style:style>
    <style:style style:name="Tabelle1.A" style:family="table-column">
      <style:table-column-properties style:column-width="3.175cm" style:rel-column-width="12240*"/>
    </style:style>
    <style:style style:name="Tabelle1.B" style:family="table-column">
      <style:table-column-properties style:column-width="5.398cm" style:rel-column-width="20809*"/>
    </style:style>
    <style:style style:name="Tabelle1.C" style:family="table-column">
      <style:table-column-properties style:column-width="8.426cm" style:rel-column-width="32486*"/>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C2" style:family="table-cell">
      <style:table-cell-properties fo:padding="0.097cm" fo:border-left="0.002cm solid #000000" fo:border-right="0.002cm solid #000000" fo:border-top="none" fo:border-bottom="0.002cm solid #000000"/>
    </style:style>
    <style:style style:name="Tabelle1.B3" style:family="table-cell">
      <style:table-cell-properties fo:padding="0.097cm" fo:border-left="0.002cm solid #000000" fo:border-right="none" fo:border-top="none" fo:border-bottom="0.002cm solid #000000"/>
    </style:style>
    <style:style style:name="Tabelle2" style:family="table">
      <style:table-properties style:width="16.999cm" table:align="margins"/>
    </style:style>
    <style:style style:name="Tabelle2.A" style:family="table-column">
      <style:table-column-properties style:column-width="3.175cm" style:rel-column-width="12240*"/>
    </style:style>
    <style:style style:name="Tabelle2.B" style:family="table-column">
      <style:table-column-properties style:column-width="5.398cm" style:rel-column-width="20809*"/>
    </style:style>
    <style:style style:name="Tabelle2.C" style:family="table-column">
      <style:table-column-properties style:column-width="8.426cm" style:rel-column-width="32486*"/>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C2" style:family="table-cell">
      <style:table-cell-properties fo:padding="0.097cm" fo:border-left="0.002cm solid #000000" fo:border-right="0.002cm solid #000000" fo:border-top="none" fo:border-bottom="0.002cm solid #000000"/>
    </style:style>
    <style:style style:name="Tabelle2.A3" style:family="table-cell">
      <style:table-cell-properties fo:padding="0.097cm" fo:border-left="0.002cm solid #000000" fo:border-right="none" fo:border-top="none" fo:border-bottom="0.002cm solid #000000"/>
    </style:style>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2pt" style:font-size-asian="12pt" style:font-size-complex="12pt"/>
    </style:style>
    <style:style style:name="P3" style:family="paragraph" style:parent-style-name="Text_20_body">
      <style:paragraph-properties fo:text-align="center" style:justify-single-word="false"/>
      <style:text-properties fo:font-size="15pt" style:font-size-asian="15pt" style:font-size-complex="15pt"/>
    </style:style>
    <style:style style:name="P4" style:family="paragraph" style:parent-style-name="Text_20_body">
      <style:text-properties style:text-underline-style="none"/>
    </style:style>
    <style:style style:name="P5" style:family="paragraph" style:parent-style-name="Text_20_body">
      <style:text-properties style:text-underline-style="none" fo:font-weight="normal" style:font-weight-asian="normal" style:font-weight-complex="normal"/>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style:font-name="TimesNewRomanPSMT" fo:font-size="12pt" style:font-name-asian="TimesNewRomanPSMT" style:font-size-asian="12pt" style:font-name-complex="TimesNewRomanPSMT" style:font-size-complex="12pt"/>
    </style:style>
    <style:style style:name="P10" style:family="paragraph" style:parent-style-name="Text_20_body">
      <style:paragraph-properties style:text-autospace="none"/>
      <style:text-properties style:font-name="TimesNewRomanPSMT" fo:font-size="12pt" style:font-name-asian="TimesNewRomanPSMT" style:font-size-asian="12pt" style:font-name-complex="TimesNewRomanPSMT" style:font-size-complex="12pt"/>
    </style:style>
    <style:style style:name="P11" style:family="paragraph" style:parent-style-name="Text_20_body">
      <style:paragraph-properties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4" style:family="paragraph" style:parent-style-name="Tabl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15" style:family="paragraph" style:parent-style-name="Table_20_Contents">
      <style:paragraph-properties fo:text-align="center" style:justify-single-word="false"/>
      <style:text-properties style:text-underline-style="solid" style:text-underline-width="auto" style:text-underline-color="font-color"/>
    </style:style>
    <style:style style:name="P16" style:family="paragraph" style:parent-style-name="Table_20_Contents">
      <style:text-properties style:use-window-font-color="true" fo:font-weight="bold" style:font-weight-asian="bold" style:font-weight-complex="bold"/>
    </style:style>
    <style:style style:name="P17" style:family="paragraph" style:parent-style-name="Table_20_Contents">
      <style:text-properties fo:font-weight="normal" style:font-weight-asian="normal" style:font-weight-complex="normal"/>
    </style:style>
    <style:style style:name="P18" style:family="paragraph" style:parent-style-name="Text_20_body">
      <style:paragraph-properties fo:margin-left="1.245cm" fo:margin-right="0cm" fo:text-indent="0cm" style:auto-text-indent="false"/>
      <style:text-properties fo:font-style="italic" style:font-style-asian="italic" style:font-style-complex="italic"/>
    </style:style>
    <style:style style:name="P19" style:family="paragraph" style:parent-style-name="Text_20_body">
      <style:paragraph-properties fo:break-before="page"/>
    </style:style>
    <style:style style:name="P20" style:family="paragraph" style:parent-style-name="Text_20_body">
      <style:paragraph-properties fo:break-before="page"/>
      <style:text-properties style:text-underline-style="none" fo:font-weight="normal" style:font-weight-asian="normal" style:font-weight-complex="normal"/>
    </style:style>
    <style:style style:name="P21"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22" style:family="paragraph" style:parent-style-name="Standard">
      <style:paragraph-properties style:text-autospace="none"/>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P23" style:family="paragraph" style:parent-style-name="Standard">
      <style:paragraph-properties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fo:font-weight="normal" style:font-weight-asian="normal" style:font-weight-complex="normal"/>
    </style:style>
    <style:style style:name="P26" style:family="paragraph" style:parent-style-name="Table_20_Heading">
      <style:text-properties style:text-underline-style="solid" style:text-underline-width="auto" style:text-underline-color="font-color" fo:font-weight="normal" style:font-weight-asian="normal" style:font-weight-complex="normal"/>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7"/>
    <style:style style:name="P45" style:family="paragraph" style:parent-style-name="Text_20_body" style:list-style-name="L18">
      <style:text-properties style:text-underline-style="none" fo:font-weight="normal" style:font-weight-asian="normal" style:font-weight-complex="normal"/>
    </style:style>
    <style:style style:name="P46" style:family="paragraph" style:parent-style-name="Text_20_body" style:list-style-name="L19"/>
    <style:style style:name="P47" style:family="paragraph" style:parent-style-name="Text_20_body" style:list-style-name="L20"/>
    <style:style style:name="P48" style:family="paragraph" style:parent-style-name="Text_20_body" style:list-style-name="L21"/>
    <style:style style:name="P49" style:family="paragraph" style:parent-style-name="Text_20_body" style:list-style-name="L22"/>
    <style:style style:name="P50" style:family="paragraph" style:parent-style-name="Text_20_body" style:list-style-name="L23"/>
    <style:style style:name="P51" style:family="paragraph" style:parent-style-name="Text_20_body" style:list-style-name="L24"/>
    <style:style style:name="P52" style:family="paragraph" style:parent-style-name="Text_20_body" style:list-style-name="L25"/>
    <style:style style:name="P53" style:family="paragraph" style:parent-style-name="Text_20_body" style:list-style-name="L25">
      <style:text-properties fo:font-weight="normal" style:font-weight-asian="normal" style:font-weight-complex="normal"/>
    </style:style>
    <style:style style:name="P54" style:family="paragraph" style:parent-style-name="Text_20_body" style:list-style-name="L9">
      <style:paragraph-properties fo:margin-left="0cm" fo:margin-right="0cm" fo:text-indent="0cm" style:auto-text-indent="false"/>
    </style:style>
    <style:style style:name="P55" style:family="paragraph" style:parent-style-name="Text_20_body" style:list-style-name="L10">
      <style:paragraph-properties fo:break-before="page"/>
    </style:style>
    <style:style style:name="P56" style:family="paragraph" style:parent-style-name="Text_20_body" style:list-style-name="L15">
      <style:paragraph-properties fo:break-before="page"/>
    </style:style>
    <style:style style:name="P57" style:family="paragraph" style:parent-style-name="Text_20_body" style:list-style-name="L9">
      <style:paragraph-properties fo:margin-left="0cm" fo:margin-right="0cm" fo:text-indent="-0.635cm" style:auto-text-indent="false"/>
    </style:style>
    <style:style style:name="P58" style:family="paragraph" style:parent-style-name="Text_20_body" style:list-style-name="L16">
      <style:paragraph-properties fo:margin-left="2.491cm" fo:margin-right="0cm" fo:text-indent="-0.635cm" style:auto-text-indent="false"/>
    </style:style>
    <style:style style:name="P59" style:family="paragraph" style:parent-style-name="Heading_20_1">
      <style:paragraph-properties fo:break-before="page"/>
    </style:style>
    <style:style style:name="P60" style:family="paragraph" style:parent-style-name="Heading_20_2">
      <style:paragraph-properties fo:break-before="page"/>
    </style:style>
    <style:style style:name="P61" style:family="paragraph" style:parent-style-name="Heading_20_3">
      <style:paragraph-properties fo:break-before="page"/>
    </style:style>
    <style:style style:name="P62" style:family="paragraph" style:parent-style-name="Heading_20_4">
      <style:paragraph-properties fo:break-before="page"/>
    </style:style>
    <style:style style:name="P63" style:family="paragraph" style:parent-style-name="Table_20_Contents" style:list-style-name="L26">
      <style:text-properties style:use-window-font-color="true" fo:font-weight="bold" style:font-weight-asian="bold" style:font-weight-complex="bold"/>
    </style:style>
    <style:style style:name="P64" style:family="paragraph" style:parent-style-name="Table_20_Contents" style:list-style-name="L27">
      <style:text-properties style:use-window-font-color="true" fo:font-weight="bold" style:font-weight-asian="bold" style:font-weight-complex="bold"/>
    </style:style>
    <style:style style:name="P65" style:family="paragraph" style:parent-style-name="Table_20_Contents" style:list-style-name="L28">
      <style:text-properties style:use-window-font-color="true" fo:font-weight="bold" style:font-weight-asian="bold" style:font-weight-complex="bold"/>
    </style:style>
    <style:style style:name="P66" style:family="paragraph" style:parent-style-name="Table_20_Contents" style:list-style-name="L29">
      <style:text-properties style:use-window-font-color="true" fo:font-weight="bold" style:font-weight-asian="bold" style:font-weight-complex="bold"/>
    </style:style>
    <style:style style:name="P67" style:family="paragraph" style:parent-style-name="Table_20_Contents" style:list-style-name="L30">
      <style:text-properties style:use-window-font-color="true" fo:font-weight="bold" style:font-weight-asian="bold" style:font-weight-complex="bold"/>
    </style:style>
    <style:style style:name="P68" style:family="paragraph" style:parent-style-name="Table_20_Contents" style:list-style-name="L31">
      <style:text-properties style:use-window-font-color="true" fo:font-weight="bold" style:font-weight-asian="bold" style:font-weight-complex="bold"/>
    </style:style>
    <style:style style:name="P69" style:family="paragraph" style:parent-style-name="Table_20_Contents" style:list-style-name="L32">
      <style:text-properties style:use-window-font-color="true" fo:font-weight="bold" style:font-weight-asian="bold" style:font-weight-complex="bold"/>
    </style:style>
    <style:style style:name="P70" style:family="paragraph" style:parent-style-name="Table_20_Contents" style:list-style-name="L33">
      <style:text-properties style:use-window-font-color="true" fo:font-weight="bold" style:font-weight-asian="bold" style:font-weight-complex="bold"/>
    </style:style>
    <style:style style:name="P71" style:family="paragraph" style:parent-style-name="Table_20_Contents" style:list-style-name="L34">
      <style:text-properties style:use-window-font-color="true" fo:font-weight="bold" style:font-weight-asian="bold" style:font-weight-complex="bold"/>
    </style:style>
    <style:style style:name="P72" style:family="paragraph" style:parent-style-name="Table_20_Contents" style:list-style-name="L32">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color="#ff0000" fo:font-style="italic" fo:font-weight="bold" style:font-style-asian="italic" style:font-weight-asian="bold" style:font-style-complex="italic" style:font-weight-complex="bold"/>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bold" style:font-weight-asian="bold" style:font-weight-complex="bold"/>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style:font-name="TimesNewRomanPSMT" fo:font-size="12pt" style:font-name-asian="TimesNewRomanPSMT" style:font-size-asian="12pt" style:font-name-complex="TimesNewRomanPSMT" style:font-size-complex="12pt"/>
    </style:style>
    <style:style style:name="T11"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loext:rel-width-rel="paragraph" draw:ole-draw-aspect="1"/>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loext:rel-width-rel="paragraph" draw:ole-draw-aspect="1"/>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491cm" fo:text-indent="-0.635cm" fo:margin-left="2.4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26cm" fo:text-indent="-0.635cm" fo:margin-left="3.1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61cm" fo:text-indent="-0.635cm" fo:margin-left="3.7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96cm" fo:text-indent="-0.635cm" fo:margin-left="4.3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31cm" fo:text-indent="-0.635cm" fo:margin-left="5.0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66cm" fo:text-indent="-0.635cm" fo:margin-left="5.6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01cm" fo:text-indent="-0.635cm" fo:margin-left="6.3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36cm" fo:text-indent="-0.635cm" fo:margin-left="6.9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71cm" fo:text-indent="-0.635cm" fo:margin-left="7.5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06cm" fo:text-indent="-0.635cm" fo:margin-left="8.206cm"/>
        </style:list-level-properties>
      </text:list-level-style-bullet>
    </text:list-style>
    <text:list-style style:name="L12">
      <text:list-level-style-number text:level="1" style:num-suffix="." style:num-format="1" text:start-value="4">
        <style:list-level-properties text:list-level-position-and-space-mode="label-alignment">
          <style:list-level-label-alignment text:label-followed-by="listtab" text:list-tab-stop-position="1.245cm" fo:text-indent="-0.635cm" fo:margin-left="1.2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cm" fo:text-indent="-0.635cm" fo:margin-left="1.8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3">Step Two – Elaborate Visions ...... / Leave Hibernation (EViL)</text:p>
      <text:p text:style-name="P2">Pieta / Rebase to MIB Core</text:p>
      <text:p text:style-name="Text_20_body">This hibernation report describes the things that <text:span text:style-name="T1">have been</text:span> implemented for release "Pieta".</text:p>
      <text:p text:style-name="Text_20_body">Chapter <text:bookmark-ref text:reference-format="number" text:ref-name="__RefHeading__1223_1007263011"> 3 </text:bookmark-ref> contains the essential parts in English language.</text:p>
      <text:p text:style-name="Text_20_body">Version 2.1 is indicating the version at the end of Step Two "EviL".</text:p>
      <text:h text:style-name="Heading_20_1" text:outline-level="1"><text:bookmark-start text:name="__RefHeading__1207_1007263011"/>Einleitung<text:bookmark-end text:name="__RefHeading__1207_1007263011"/></text:h>
      <text:h text:style-name="Heading_20_2" text:outline-level="2"><text:bookmark-start text:name="__RefHeading__1209_1007263011"/>Im Anfang war die "Zwischenschicht"<text:bookmark-end text:name="__RefHeading__1209_1007263011"/></text:h>
      <text:p text:style-name="Text_20_body">Wenn man eine Sache entwickelt, dann möchte man meistens nicht bei Adam und Eva anfangen (obwohl es tatsächlich Software gibt, bei der das wirklich gemacht wurde).</text:p>
      <text:p text:style-name="Text_20_body">So gibt es zum Beispiel im Bereich der <text:span text:style-name="T3">3D Graphik und der virtuellen Welten</text:span> den ISO-Standard X3D, der bereits viele Funktionen vorgefertigt zur Verfügung stellt.</text:p>
      <text:p text:style-name="Text_20_body">Man muss diese Funktionen nur mehr wie bei einem LEGO-Baukasten zu einer sogenannten "Szene" zusammensetzen. Das macht man z.B. mit Hilfe einer XML-Syntax.</text:p>
      <text:p text:style-name="Text_20_body">Jetzt ist es aber oft so, dass viele oder zumindest mehrere Szenen ähnliche Funktionen anbieten, die zwar nicht schon im X3D-Standard enthalten sind, die aber in allen diesen Szenen auf ähnliche Art und Weise aus den Funktionen des X3D-Standards zusammengesetzt werden.</text:p>
      <text:p text:style-name="Text_20_body">Da fragt man sich, ob es wirklich der Weisheit letzter Schluß ist, wenn jeder Szenenautor vom anderen mit Copy&amp;Paste abkupfert und die entsprechenden Teile immer weiter klont, oder ob es nicht besser wäre, diese Unterfunktionen an zentraler Stelle zur Verfügung zu stellen.</text:p>
      <text:p text:style-name="Text_20_body">In einer architekturellen Sprechweise würden wir sagen, wir wollen zwischen der Szene und dem Web3D Browser eine "Zwischenschicht" einfügen, die von allen oder zumindest von vielen Szenen­autoren benützt werden kann.</text:p>
      <text:p text:style-name="Text_20_body">Genau das tun wir im ArrT Projekt und genau das tun wir, indem wir den Mechanismus der "X3D Prototypen" verwenden.</text:p>
      <text:p text:style-name="Text_20_body">Ohne jetzt ins Detail des Mechanismus zu gehen: Das SRR Framework ist eine Zwischenschicht, die zwischen Web3D Browser und Szene liegt und allgemeine Funktionen anbietet, die zwar nicht so allgemein sind, dass man sie in einem Web3D Browser unterbringt, die aber zumindest so allgemein sind, dass sie im Zusammenhang mit Eisenbahnen immer wieder Verwendung finden.</text:p>
      <text:p text:style-name="Text_20_body"><draw:frame draw:style-name="fr1" draw:name="Rahmen1" text:anchor-type="paragraph" svg:x="1.448cm" svg:y="0.153cm" svg:width="13.402cm" draw:z-index="0"><draw:text-box fo:min-height="3.457cm"><text:p text:style-name="Illustration"><draw:frame draw:style-name="fr3" draw:name="Objekt1" text:anchor-type="paragraph" svg:width="14.102cm" style:rel-width="100%" svg:height="3.759cm" style:rel-height="scale" draw:z-index="1"><draw:object xlink:href="./Object 1" xlink:type="simple" xlink:show="embed" xlink:actuate="onLoad"/><draw:image xlink:href="./ObjectReplacements/Object 1" xlink:type="simple" xlink:show="embed" xlink:actuate="onLoad"/></draw:frame>Abbildung <text:sequence text:ref-name="refIllustration0" text:name="Illustration" text:formula="ooow:Illustration+1" style:num-format="1">1</text:sequence>: Simulated Railroad Framework als Zwischenschicht</text:p></draw:text-box></draw:frame></text:p>
      <text:h text:style-name="Heading_20_2" text:outline-level="2"><text:bookmark-start text:name="__RefHeading__1211_1007263011"/><text:soft-page-break/>Das SRR Framework ist anspruchsvoll<text:bookmark-end text:name="__RefHeading__1211_1007263011"/></text:h>
      <text:p text:style-name="Text_20_body">Man kann das SRR Framework nicht unter jede beliebige Szene legen.</text:p>
      <text:p text:style-name="Text_20_body">Das SRR Framework verlangt, dass sich die Szene an bestimmte Regeln hält, damit es funktioniert.</text:p>
      <text:p text:style-name="Text_20_body">Insoferne muss man sagen, dass das SRR Framework den X3D Standard nicht nur erweitert, sondern auch einschränkt.</text:p>
      <text:p text:style-name="Text_20_body">Der Szenenautor muss sich nämlich an folgende Regeln halten:</text:p>
      <text:list xml:id="list7281877763586318863" text:style-name="L1">
        <text:list-item>
          <text:p text:style-name="P30">Das MMF-Paradigma und die Namensregeln müssen befolgt werden</text:p>
        </text:list-item>
        <text:list-item>
          <text:p text:style-name="P30">Die Interfacedefinition der SRR Prototypen muss beachtet werden</text:p>
        </text:list-item>
      </text:list>
      <text:p text:style-name="Text_20_body">Als Bild dargestellt, kann man also eine SrrTrains Szene in folgende Teile zerlegen:</text:p>
      <text:p text:style-name="Text_20_body"><draw:frame draw:style-name="fr1" draw:name="Rahmen2" text:anchor-type="paragraph" svg:x="1.448cm" svg:y="-0.009cm" svg:width="14.102cm" draw:z-index="2"><draw:text-box fo:min-height="14.526cm"><text:p text:style-name="Illustration"><draw:frame draw:style-name="fr3" draw:name="Objekt2" text:anchor-type="paragraph" svg:width="14.095cm" style:rel-width="100%" svg:height="14.519cm" style:rel-height="scale" draw:z-index="3"><draw:object xlink:href="./Object 2" xlink:type="simple" xlink:show="embed" xlink:actuate="onLoad"/><draw:image xlink:href="./ObjectReplacements/Object 2" xlink:type="simple" xlink:show="embed" xlink:actuate="onLoad"/></draw:frame>Abbildung <text:sequence text:ref-name="refIllustration1" text:name="Illustration" text:formula="ooow:Illustration+1" style:num-format="1">2</text:sequence>: Aufbau einer SrrTrains Szene</text:p></draw:text-box></draw:frame></text:p>
      <text:p text:style-name="Text_20_body">Anmerkung: man sieht hier an der Farbgebung, dass die MIDAS Objekte eigentlich kein Teil des SRR Frameworks sind, dieses stellt nur die sogenannte MIDAS Base (MIB) zur Verfügung, mit <text:soft-page-break/>deren Hilfe dann die MIDAS Objekte (MOBs) entwickelt werden können.</text:p>
      <text:p text:style-name="Text_20_body">Das MMF-Paradigma (Model/Module/Frame-Paradigma) bedeutet also, dass die Szene in Module und Modelle zerlegt wird.</text:p>
      <text:p text:style-name="Text_20_body">Jede Szene enthält mindestens ein Modul, wobei Module von unterschiedlichen Autoren kommen können, und jedes Modul enthält beliebig viele Modelle, die ebenfalls von unterschiedlichen Autoren stammen können.</text:p>
      <text:p text:style-name="Text_20_body">Das SRR Framework sorgt für die nötige Standardisierung, indem Vorgaben über die Interfaces der Module und Modelle gemacht werden und indem es die hellgrünen Prototypen zur Verfügung stellt, deren Interfaces ebenfalls genau spezifiziert sind.</text:p>
      <text:p text:style-name="Text_20_body">Im Detail bedeutet das für die Szenenautoren:</text:p>
      <text:list xml:id="list6956193903930373004" text:style-name="L2">
        <text:list-item>
          <text:p text:style-name="P31">Ein Modul muss sich an die Spezifikation des miModule Interfaces halten, damit es in allen SrrTrains Szenen verwendet werden kann</text:p>
        </text:list-item>
        <text:list-item>
          <text:p text:style-name="P31">Ein Modell muss sich an die Spezifikation des miModel Interfaces halten, damit es in allen SrrTrains Modulen verwendet werden kann</text:p>
        </text:list-item>
        <text:list-item>
          <text:p text:style-name="P31">Ein MIDAS Objekt muss sich an die Spezifikation des uiObj Interfaces halten, damit es in allen SrrTrains Modellen verwendet werden kann</text:p>
        </text:list-item>
        <text:list-item>
          <text:p text:style-name="P31">Der Simple Scene Controller (SSC) muss genau einmal pro Szene instantiiert werden</text:p>
        </text:list-item>
        <text:list-item>
          <text:p text:style-name="P31">Module Coordinators (MC) müssen genau einmal pro Modul instantiiert werden</text:p>
        </text:list-item>
        <text:list-item>
          <text:p text:style-name="P31">MIDAS Objekte sind immer in genau einem Modell enthalten<text:note text:id="ftn1" text:note-class="footnote"><text:note-citation>1</text:note-citation><text:note-body><text:p text:style-name="Footnote">Eine Ausnahme sind astrale MIDAS Objekte, welche ausserhalb von Modellen existieren</text:p></text:note-body></text:note></text:p>
        </text:list-item>
        <text:list-item>
          <text:p text:style-name="P31">Modelle können mehr als ein MIDAS Objekt enthalten</text:p>
        </text:list-item>
        <text:list-item>
          <text:p text:style-name="P31">Der Simple Scene Controller muss als erster aller SRR Prototypen initialisiert werden</text:p>
        </text:list-item>
        <text:list-item>
          <text:p text:style-name="P31">Die Module müssen eindeutige Namen erhalten</text:p>
        </text:list-item>
        <text:list-item>
          <text:p text:style-name="P31">Module Coordinators werden nach dem SSC initialisiert</text:p>
        </text:list-item>
        <text:list-item>
          <text:p text:style-name="P31">Durch die Initialisierung attachen sich die MCs an den SSC</text:p>
        </text:list-item>
        <text:list-item>
          <text:p text:style-name="P31">Dynamische Module können genau einmal detacht und deinitialisiert werden. Will man sie nocheinmal darstellen, muss man sie nocheinmal laden</text:p>
        </text:list-item>
        <text:list-item>
          <text:p text:style-name="P31">Modelle müssen innerhalb ihres Elternmoduls eindeutige Namen erhalten</text:p>
        </text:list-item>
        <text:list-item>
          <text:p text:style-name="P31">Innerhalb eines Modells müssen alle MIDAS Objekte eindeutige Namen erhalten</text:p>
        </text:list-item>
        <text:list-item>
          <text:p text:style-name="P31">Gebundene Modelle werden nach der Initialisierung des MC initialisiert und an den MC attacht. Sie werden spätestens gemeinsam mit ihrem Elternmodul deinitialisiert</text:p>
        </text:list-item>
        <text:list-item>
          <text:p text:style-name="P31">Ungebundene Modelle können nach dem SSC initialisiert und an jeden initialisierten MC attacht werden.</text:p>
        </text:list-item>
        <text:list-item>
          <text:p text:style-name="P31">Ungebundene Modelle können immer wieder detacht und neu attacht werden, auch an immer wieder andere MCs, sie können jedoch nur einmal deinitialisiert werden. Will man sie nach der Deinitialisierung nocheinmal verwenden, muss man sie nocheinmal laden</text:p>
        </text:list-item>
      </text:list>
      <text:h text:style-name="P60" text:outline-level="2"><text:bookmark-start text:name="__RefHeading__1213_1007263011"/>Das SRR Framework ist noch nicht fertig<text:bookmark-end text:name="__RefHeading__1213_1007263011"/></text:h>
      <text:p text:style-name="Text_20_body">Es gibt drei Konzepte, die in der Funktionalität des SRR Frameworks zur Zeit noch nicht berücksichtigt sind (sie sind auch in <text:sequence-ref text:reference-format="category-and-value" text:ref-name="refIllustration1">Abbildung 2</text:sequence-ref> noch nicht dargestellt):</text:p>
      <text:list xml:id="list1937373328323784318" text:style-name="L3">
        <text:list-item>
          <text:p text:style-name="P32">Ungebundene Modelle</text:p>
        </text:list-item>
        <text:list-item>
          <text:p text:style-name="P32">Handover</text:p>
        </text:list-item>
        <text:list-item>
          <text:p text:style-name="P32">Moving Modules</text:p>
        </text:list-item>
      </text:list>
      <text:p text:style-name="Text_20_body">Ungebundene Modelle werden in diesem Paper bereits teilweise berücksichtigt, können aber erst mit Abschluss des Step 0033 getestet werden.</text:p>
      <text:p text:style-name="Text_20_body">Handover soll im Prinzip vorbereitet werden, wird aber erst nach Step 0033 endgültig implementiert und getestet werden.</text:p>
      <text:p text:style-name="Text_20_body">Moving Modules werden zur Zeit überhaupt nicht berücksichtigt.</text:p>
      <text:h text:style-name="Heading_20_1" text:outline-level="1"><text:bookmark-start text:name="__RefHeading__1215_1007263011"/>Rebase to MIB Core – Planung<text:bookmark-end text:name="__RefHeading__1215_1007263011"/></text:h>
      <text:p text:style-name="Text_20_body">Aus <text:sequence-ref text:reference-format="category-and-value" text:ref-name="refIllustration1">Abbildung 2</text:sequence-ref> könnte man ableiten, dass in jedem Modell nur ein MIDAS Objekt (MOB) ent­hal­ten sein könne.</text:p>
      <text:p text:style-name="Text_20_body">Dem ist aber nicht so. Tatsächlich kann jedes Modell eine beliebige Anzahl von MIDAS Objekten enthalten.</text:p>
      <text:p text:style-name="Text_20_body">Deswegen wollen wir hier noch ein wenig auf die Details der MIDAS Objekte und der MIDAS Base (MIB) eingehen.</text:p>
      <text:h text:style-name="Heading_20_2" text:outline-level="2"><text:bookmark-start text:name="__RefHeading__1217_1007263011"/>Die MIDAS Base (MIB)<text:bookmark-end text:name="__RefHeading__1217_1007263011"/></text:h>
      <text:p text:style-name="Text_20_body">Im Zuge der Entwicklung hat sich herausgestellt, dass man MIDAS Objekte (MOBs) auf drei Arten von Objekten zurückführen kann:</text:p>
      <text:list xml:id="list1220720999053283056" text:style-name="L4">
        <text:list-item>
          <text:p text:style-name="P33">No-State MOBs: das sind MOBs, die überhaupt keinen globalen State verwalten</text:p>
        </text:list-item>
        <text:list-item>
          <text:p text:style-name="P33">Standard MOBs: das sind MOBs, die einen diskreten globalen State verwalten, also einen State, der sich nicht allzu oft ändert</text:p>
        </text:list-item>
        <text:list-item>
          <text:p text:style-name="P33">Animated MOBs: das sind MOBs, die einen kontinuierlichen globalen State verwalten, also einen State, der durch eine (quasi-)kontinuierliche Zeitfunktion state(t) dargestellt werden kann</text:p>
        </text:list-item>
      </text:list>
      <text:p text:style-name="Text_20_body">Dementsprechend bestand die MIB vor dem "Rebase to MIB Core" aus folgenden Prototypen:</text:p>
      <text:p text:style-name="Text_20_body"><draw:frame draw:style-name="fr1" draw:name="Rahmen3" text:anchor-type="paragraph" svg:x="1.448cm" svg:y="-0.113cm" svg:width="13.376cm" draw:z-index="4"><draw:text-box fo:min-height="3.321cm"><text:p text:style-name="Illustration"><draw:frame draw:style-name="fr3" draw:name="Objekt3" text:anchor-type="paragraph" svg:width="14.104cm" style:rel-width="100%" svg:height="3.861cm" style:rel-height="scale" draw:z-index="5"><draw:object xlink:href="./Object 3" xlink:type="simple" xlink:show="embed" xlink:actuate="onLoad"/><draw:image xlink:href="./ObjectReplacements/Object 3" xlink:type="simple" xlink:show="embed" xlink:actuate="onLoad"/></draw:frame>Abbildung <text:sequence text:ref-name="refIllustration2" text:name="Illustration" text:formula="ooow:Illustration+1" style:num-format="1">3</text:sequence>: Alter Aufbau der MIB</text:p></draw:text-box></draw:frame></text:p>
      <text:h text:style-name="Heading_20_2" text:outline-level="2"><text:bookmark-start text:name="__RefHeading__1219_1007263011"/><text:soft-page-break/>Die geplanten Neuerungen in der MIDAS Base (MIB)<text:bookmark-end text:name="__RefHeading__1219_1007263011"/></text:h>
      <text:p text:style-name="Text_20_body">In <text:sequence-ref text:reference-format="category-and-value" text:ref-name="refIllustration2">Abbildung 3</text:sequence-ref> sieht man, dass ausser der MibConsoleBase (das sind die Funktionen für das Konsoleninterface, die für alle MOBs gleich sind) ein gemeinsamer Netzwerksensor MibStandardNs definiert ist, der sowohl von standard MOBs als auch von animierten MOBs verwendet wird, und ein Netzwerksensor MibAnimNs, der nur von animierten MOBs verwendet wird.</text:p>
      <text:p text:style-name="Text_20_body">Nun hat sich herausgestellt, dass es einige Funktionen gibt, die in allen drei Prototypen MibNostate, MibStandard und MibAnim implementiert sind, die also sinnvollerweise in einen gemeinsamen Prototypen auf der Ebene der MibConsoleBase ausgelagert werden sollten.</text:p>
      <text:p text:style-name="Text_20_body">Es sind das</text:p>
      <text:list xml:id="list6464857573500539038" text:style-name="L5">
        <text:list-item>
          <text:p text:style-name="P34">Funktionen bezüglich Initialisierung und Attachment</text:p>
        </text:list-item>
      </text:list>
      <text:p text:style-name="Text_20_body">Weiters hat sich gezeigt, dass einige Funktionen in MibStandard und MibAnim parallel implementiert wurden, die man besser auf die Ebene von MibStandardNs auslagern sollte.</text:p>
      <text:p text:style-name="Text_20_body">Es sind das</text:p>
      <text:list xml:id="list1437947191407967913" text:style-name="L6">
        <text:list-item>
          <text:p text:style-name="P35">Funktionen der OBCO State Machine</text:p>
        </text:list-item>
      </text:list>
      <text:p text:style-name="Text_20_body">Somit müsste man die MIDAS Base derart ändern, dass man die generellen Anteile in einen "gemeinsamen Keller" auslagert, in eine "Unterschicht".</text:p>
      <text:p text:style-name="Text_20_body">Diese "Unterschicht" wollen wir als "MIB Core" bezeichnen.</text:p>
      <text:p text:style-name="Text_20_body">Damit hätte das SRR Framework nach der "Rebase to MIB Core" folgenden Aufbau:</text:p>
      <text:p text:style-name="Text_20_body"><draw:frame draw:style-name="fr2" draw:name="Rahmen4" text:anchor-type="paragraph" svg:width="14.101cm" draw:z-index="6"><draw:text-box fo:min-height="7.84cm"><text:p text:style-name="Illustration"><draw:frame draw:style-name="fr4" draw:name="Objekt4" text:anchor-type="paragraph" svg:x="0cm" svg:y="0.219cm" svg:width="14.104cm" style:rel-width="100%" svg:height="6.881cm" style:rel-height="scale" draw:z-index="7"><draw:object xlink:href="./Object 4" xlink:type="simple" xlink:show="embed" xlink:actuate="onLoad"/><draw:image xlink:href="./ObjectReplacements/Object 4" xlink:type="simple" xlink:show="embed" xlink:actuate="onLoad"/></draw:frame>Abbildung <text:sequence text:ref-name="refIllustration3" text:name="Illustration" text:formula="ooow:Illustration+1" style:num-format="1">4</text:sequence>: Neuer Aufbau des SRR Framework</text:p></draw:text-box></draw:frame></text:p>
      <text:h text:style-name="P60" text:outline-level="2"><text:bookmark-start text:name="__RefHeading__1221_1007263011"/>Die Model Prototypes (MOPs)<text:bookmark-end text:name="__RefHeading__1221_1007263011"/></text:h>
      <text:p text:style-name="Text_20_body">Es gibt einige Regeln betreffend der Namensgebung von MIDAS Objekten und der Behandlung von verschachtelten MIDAS Objekten sowie bezüglich der Behandlung von Netzwerksensoren in Modellen, die nur als Anleitung für den Modellautor vorhanden sind.</text:p>
      <text:p text:style-name="Text_20_body">Um den Modellautor bei der Befolgung dieser Regeln zu unterstützen, ist es geplant, sogenannte "Model Prototypes" zur Verfügung zu stellen, die diese Arbeiten übernehmen, die also den Modell­autor bei der</text:p>
      <text:list xml:id="list2092526106166165053" text:style-name="L7">
        <text:list-item>
          <text:p text:style-name="P36">Koordinierung der MIDAS Objekte und Netzwerksensoren</text:p>
        </text:list-item>
      </text:list>
      <text:p text:style-name="Text_20_body">unterstützen.</text:p>
      <text:p text:style-name="Text_20_body">Damit hätte dann jedes SrrTrains Modell, wenn der Modellautor die MOPs verwendet, folgenden Aufbau:</text:p>
      <text:p text:style-name="Text_20_body"><draw:frame draw:style-name="fr1" draw:name="Rahmen5" text:anchor-type="paragraph" svg:x="1.448cm" svg:y="0.007cm" svg:width="14.104cm" draw:z-index="8"><draw:text-box fo:min-height="13.072cm"><text:p text:style-name="Illustration"><draw:frame draw:style-name="fr3" draw:name="Objekt5" text:anchor-type="paragraph" svg:width="14.102cm" style:rel-width="100%" svg:height="13.07cm" style:rel-height="scale" draw:z-index="9"><draw:object xlink:href="./Object 5" xlink:type="simple" xlink:show="embed" xlink:actuate="onLoad"/><draw:image xlink:href="./ObjectReplacements/Object 5" xlink:type="simple" xlink:show="embed" xlink:actuate="onLoad"/></draw:frame>Abbildung <text:sequence text:ref-name="refIllustration4" text:name="Illustration" text:formula="ooow:Illustration+1" style:num-format="1">5</text:sequence>: Neuer Aufbau eines SrrTrains Modells</text:p></draw:text-box></draw:frame></text:p>
      <text:h text:style-name="P59" text:outline-level="1"><text:bookmark-start text:name="__RefHeading__1223_1007263011"/>Hibernation Report 001 "Pieta / MIB Core"<text:bookmark-end text:name="__RefHeading__1223_1007263011"/></text:h>
      <text:p text:style-name="Text_20_body">This chapter is the main chapter of the hibernation report 001 "Pieta / Mib Core". All previous chapters were just introduction and additional explanation of the background.</text:p>
      <text:table-of-content text:style-name="Sect1" text:protected="true" text:name="Inhaltsverzeichnis1">
        <text:table-of-content-source text:outline-level="3">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1207_1007263011" text:style-name="Index_20_Link" text:visited-style-name="Index_20_Link"><text:s/>1 Einleitung<text:tab/>1</text:a></text:p>
          <text:p text:style-name="P28"><text:a xlink:type="simple" xlink:href="#__RefHeading__1209_1007263011" text:style-name="Index_20_Link" text:visited-style-name="Index_20_Link"><text:s/>1.1 Im Anfang war die "Zwischenschicht"<text:tab/>1</text:a></text:p>
          <text:p text:style-name="P28"><text:a xlink:type="simple" xlink:href="#__RefHeading__1211_1007263011" text:style-name="Index_20_Link" text:visited-style-name="Index_20_Link"><text:s/>1.2 Das SRR Framework ist anspruchsvoll<text:tab/>2</text:a></text:p>
          <text:p text:style-name="P28"><text:a xlink:type="simple" xlink:href="#__RefHeading__1213_1007263011" text:style-name="Index_20_Link" text:visited-style-name="Index_20_Link"><text:s/>1.3 Das SRR Framework ist noch nicht fertig<text:tab/>4</text:a></text:p>
          <text:p text:style-name="P27"><text:a xlink:type="simple" xlink:href="#__RefHeading__1215_1007263011" text:style-name="Index_20_Link" text:visited-style-name="Index_20_Link"><text:s/>2 Rebase to MIB Core – Planung<text:tab/>4</text:a></text:p>
          <text:p text:style-name="P28"><text:a xlink:type="simple" xlink:href="#__RefHeading__1217_1007263011" text:style-name="Index_20_Link" text:visited-style-name="Index_20_Link"><text:s/>2.1 Die MIDAS Base (MIB)<text:tab/>4</text:a></text:p>
          <text:p text:style-name="P28"><text:a xlink:type="simple" xlink:href="#__RefHeading__1219_1007263011" text:style-name="Index_20_Link" text:visited-style-name="Index_20_Link"><text:s/>2.2 Die geplanten Neuerungen in der MIDAS Base (MIB)<text:tab/>5</text:a></text:p>
          <text:p text:style-name="P28"><text:a xlink:type="simple" xlink:href="#__RefHeading__1221_1007263011" text:style-name="Index_20_Link" text:visited-style-name="Index_20_Link"><text:s/>2.3 Die Model Prototypes (MOPs)<text:tab/>6</text:a></text:p>
          <text:p text:style-name="P27"><text:a xlink:type="simple" xlink:href="#__RefHeading__1223_1007263011" text:style-name="Index_20_Link" text:visited-style-name="Index_20_Link"><text:s/>3 Hibernation Report 001 "Pieta / MIB Core"<text:tab/>7</text:a></text:p>
          <text:p text:style-name="P28"><text:a xlink:type="simple" xlink:href="#__RefHeading__1447_1800198758" text:style-name="Index_20_Link" text:visited-style-name="Index_20_Link"><text:s/>3.1 Simple Multiuser Scenes (SMS) – An Introduction<text:tab/>8</text:a></text:p>
          <text:p text:style-name="P28"><text:a xlink:type="simple" xlink:href="#__RefHeading__2297_2081168293" text:style-name="Index_20_Link" text:visited-style-name="Index_20_Link"><text:s/>3.2 The SMUOS Framework – Overview<text:tab/>9</text:a></text:p>
          <text:p text:style-name="P29"><text:a xlink:type="simple" xlink:href="#__RefHeading__1751_95462509" text:style-name="Index_20_Link" text:visited-style-name="Index_20_Link"><text:s/>3.2.1 Are You an Author or Are You A Programmer<text:tab/>10</text:a></text:p>
          <text:p text:style-name="P29"><text:a xlink:type="simple" xlink:href="#__RefHeading__1931_95462509" text:style-name="Index_20_Link" text:visited-style-name="Index_20_Link"><text:s/>3.2.2 External Interfaces<text:tab/>10</text:a></text:p>
          <text:p text:style-name="P29"><text:a xlink:type="simple" xlink:href="#__RefHeading__1929_95462509" text:style-name="Index_20_Link" text:visited-style-name="Index_20_Link"><text:s/>3.2.3 Three Parts of the SMUOS Framework – Decomposition<text:tab/>12</text:a></text:p>
          <text:p text:style-name="P28"><text:a xlink:type="simple" xlink:href="#__RefHeading__2299_2081168293" text:style-name="Index_20_Link" text:visited-style-name="Index_20_Link"><text:s/>3.3 The Simple Scene Controller<text:tab/>15</text:a></text:p>
          <text:p text:style-name="P29"><text:a xlink:type="simple" xlink:href="#__RefHeading__2959_2055018111" text:style-name="Index_20_Link" text:visited-style-name="Index_20_Link"><text:s/>3.3.1 Purpose of the Simple Scene Controller<text:tab/>15</text:a></text:p>
          <text:p text:style-name="P29"><text:a xlink:type="simple" xlink:href="#__RefHeading__2961_2055018111" text:style-name="Index_20_Link" text:visited-style-name="Index_20_Link"><text:s/>3.3.2 The Common Parameters (commParam)<text:tab/>18</text:a></text:p>
          <text:p text:style-name="P29"><text:a xlink:type="simple" xlink:href="#__RefHeading__2963_2055018111" text:style-name="Index_20_Link" text:visited-style-name="Index_20_Link"><text:s/>3.3.3 Interfaces of the Simple Scene Controller<text:tab/>19</text:a></text:p>
          <text:p text:style-name="P28"><text:a xlink:type="simple" xlink:href="#__RefHeading__2301_2081168293" text:style-name="Index_20_Link" text:visited-style-name="Index_20_Link"><text:s/>3.4 The Module Coordinator<text:tab/>20</text:a></text:p>
          <text:p text:style-name="P29"><text:a xlink:type="simple" xlink:href="#__RefHeading__2545_2081168293" text:style-name="Index_20_Link" text:visited-style-name="Index_20_Link"><text:s/>3.4.1 Purpose of the Module Coordinator<text:tab/>20</text:a></text:p>
          <text:p text:style-name="P29"><text:a xlink:type="simple" xlink:href="#__RefHeading__2965_2055018111" text:style-name="Index_20_Link" text:visited-style-name="Index_20_Link"><text:s/>3.4.2 The Module Parameters (modParam)<text:tab/>23</text:a></text:p>
          <text:p text:style-name="P29"><text:a xlink:type="simple" xlink:href="#__RefHeading__1449_1800198758" text:style-name="Index_20_Link" text:visited-style-name="Index_20_Link"><text:s/>3.4.3 Interfaces of the Module Coordinator<text:tab/>24</text:a></text:p>
          <text:p text:style-name="P28"><text:a xlink:type="simple" xlink:href="#__RefHeading__2557_2081168293" text:style-name="Index_20_Link" text:visited-style-name="Index_20_Link"><text:s/>3.5 MIDAS Objects and the MIDAS Base<text:tab/>25</text:a></text:p>
          <text:p text:style-name="P29"><text:a xlink:type="simple" xlink:href="#__RefHeading__1451_1800198758" text:style-name="Index_20_Link" text:visited-style-name="Index_20_Link"><text:s/>3.5.1 Purpose of MIDAS Objects (MOBs)<text:tab/>25</text:a></text:p>
          <text:p text:style-name="P29"><text:a xlink:type="simple" xlink:href="#__RefHeading__1453_1800198758" text:style-name="Index_20_Link" text:visited-style-name="Index_20_Link"><text:s/>3.5.2 Modes of Operation (MOOs) of Objects<text:tab/>26</text:a></text:p>
          <text:p text:style-name="P29"><text:a xlink:type="simple" xlink:href="#__RefHeading__1455_1800198758" text:style-name="Index_20_Link" text:visited-style-name="Index_20_Link"><text:s/>3.5.3 Types of MIDAS Objects<text:tab/>28</text:a></text:p>
          <text:p text:style-name="P29"><text:a xlink:type="simple" xlink:href="#__RefHeading__1227_1007263011" text:style-name="Index_20_Link" text:visited-style-name="Index_20_Link"><text:s/>3.5.4 Purpose of the MIDAS Base (MIB)<text:tab/>29</text:a></text:p>
          <text:p text:style-name="P28"><text:a xlink:type="simple" xlink:href="#__RefHeading__2082_1029898641" text:style-name="Index_20_Link" text:visited-style-name="Index_20_Link"><text:s/>3.6 Settled Properties of the Core Prototypes<text:tab/>31</text:a></text:p>
          <text:p text:style-name="P29"><text:a xlink:type="simple" xlink:href="#__RefHeading__3231_555477830" text:style-name="Index_20_Link" text:visited-style-name="Index_20_Link"><text:s/>3.6.1 Access to SSC Extensions<text:tab/>32</text:a></text:p>
          <text:p text:style-name="P29"><text:a xlink:type="simple" xlink:href="#__RefHeading__2488_1496756897" text:style-name="Index_20_Link" text:visited-style-name="Index_20_Link"><text:s/>3.6.2 Access to MC Extensions<text:tab/>33</text:a></text:p>
          <text:p text:style-name="P29"><text:a xlink:type="simple" xlink:href="#__RefHeading__3235_555477830" text:style-name="Index_20_Link" text:visited-style-name="Index_20_Link"><text:s/>3.6.3 Nested Objects<text:tab/>34</text:a></text:p>
          <text:p text:style-name="P29"><text:a xlink:type="simple" xlink:href="#__RefHeading__3237_555477830" text:style-name="Index_20_Link" text:visited-style-name="Index_20_Link"><text:s/>3.6.4 MOO Changes and Procedures<text:tab/>35</text:a></text:p>
          <text:p text:style-name="P29"><text:a xlink:type="simple" xlink:href="#__RefHeading__3635_555477830" text:style-name="Index_20_Link" text:visited-style-name="Index_20_Link"><text:s/>3.6.5 Required SSC Extensions<text:tab/>38</text:a></text:p>
          <text:p text:style-name="P29"><text:a xlink:type="simple" xlink:href="#__RefHeading__3637_555477830" text:style-name="Index_20_Link" text:visited-style-name="Index_20_Link"><text:s/>3.6.6 Required MC Extensions<text:tab/>39</text:a></text:p>
          <text:p text:style-name="P29"><text:a xlink:type="simple" xlink:href="#__RefHeading__3239_555477830" text:style-name="Index_20_Link" text:visited-style-name="Index_20_Link"><text:s/>3.6.7 SSC Related Network Sensors and UOC Related SSC Dispatchers<text:tab/>40</text:a></text:p>
          <text:p text:style-name="P29"><text:a xlink:type="simple" xlink:href="#__RefHeading__3241_555477830" text:style-name="Index_20_Link" text:visited-style-name="Index_20_Link"><text:s/>3.6.8 Object Related and MIB Related Network Sensors<text:tab/>40</text:a></text:p>
          <text:p text:style-name="P28"><text:a xlink:type="simple" xlink:href="#__RefHeading__1846_918816407" text:style-name="Index_20_Link" text:visited-style-name="Index_20_Link"><text:s/>3.7 A Possible Evolution Path for the SMUOS Framework<text:tab/>41</text:a></text:p>
          <text:p text:style-name="P29"><text:a xlink:type="simple" xlink:href="#__RefHeading__1848_918816407" text:style-name="Index_20_Link" text:visited-style-name="Index_20_Link"><text:s/>3.7.1 Rebase to Core Prototypes ("Pieta") – done<text:tab/>41</text:a></text:p>
          <text:p text:style-name="P29"><text:a xlink:type="simple" xlink:href="#__RefHeading__2084_1029898641" text:style-name="Index_20_Link" text:visited-style-name="Index_20_Link"><text:s/>3.7.2 Unbound Models ("Arimathea") – envisioned<text:tab/>41</text:a></text:p>
          <text:p text:style-name="P29"><text:a xlink:type="simple" xlink:href="#__RefHeading__1852_918816407" text:style-name="Index_20_Link" text:visited-style-name="Index_20_Link"><text:s/>3.7.3 Handover and Moving Modules – rough ideas<text:tab/>41</text:a></text:p>
        </text:index-body>
      </text:table-of-content>
      <text:p text:style-name="Text_20_body"/>
      <text:p text:style-name="Text_20_body"><text:soft-page-break/>The previous chapters have explained in German language, which changes were <text:span text:style-name="T1">planned</text:span> for the MIDAS Base (MIB) for step 0033.10.</text:p>
      <text:p text:style-name="Text_20_body">Now the present chapter tells in English language, which are the <text:span text:style-name="T1">actual results</text:span> of step 0033.10.</text:p>
      <text:p text:style-name="Text_20_body">Hence chapters <text:bookmark-ref text:reference-format="number" text:ref-name="__RefHeading__1207_1007263011"> 1 </text:bookmark-ref> and <text:bookmark-ref text:reference-format="number" text:ref-name="__RefHeading__1215_1007263011"> 2 </text:bookmark-ref> are of historical interest only for those, who like to deal with the backgrounds and the history of the implementation.</text:p>
      <text:h text:style-name="Heading_20_2" text:outline-level="2"><text:bookmark-start text:name="__RefHeading__1447_1800198758"/>Simple Multiuser Scenes (SMS) – An Introduction<text:bookmark-end text:name="__RefHeading__1447_1800198758"/></text:h>
      <text:p text:style-name="Text_20_body">At the very beginning of the SrrTrains v0.01 project we decided to use Web3D Browsers that comply to the X3D standard.</text:p>
      <text:p text:style-name="Text_20_body">The X3D standard is a very general ISO standard that can be used for virtually any 3D scene in the World Wide Web.</text:p>
      <text:p text:style-name="Text_20_body">However, our aim was something more special: we were aiming at what we called "Simple Multiuser Scenes (SMS)".</text:p>
      <text:p text:style-name="Text_20_body">Any author should be able to easily implement an SMS, based on Web3D Browsers.</text:p>
      <text:p text:style-name="Text_20_body">Now it turned out that many of the work that had to be done to implement an SMS, would always be the same, at least very similar, for each and every SMS again and again.</text:p>
      <text:p text:style-name="Text_20_body">This led to the goal to implement a general framework – as general as to be useful for any SMS – but not as general as a Web3D Browser.</text:p>
      <text:p text:style-name="Text_20_body">The extensibility of X3D turned out to be a very useful concept for this purpose.</text:p>
      <text:p text:style-name="Text_20_body">This can be shown in a layered view.</text:p>
      <text:p text:style-name="Text_20_body">The lower a layer the more general it is and the higher a layer the more specialized.</text:p>
      <text:p text:style-name="Text_20_body"/>
      <text:p text:style-name="Text_20_body"><draw:frame draw:style-name="fr1" draw:name="Rahmen18" text:anchor-type="paragraph" svg:x="1.461cm" svg:y="0cm" svg:width="13.654cm" draw:z-index="34"><draw:text-box fo:min-height="3.865cm"><text:p text:style-name="Figure"><draw:frame draw:style-name="fr5" draw:name="Objekt18" text:anchor-type="paragraph" svg:x="0.004cm" svg:y="0.002cm" svg:width="13.654cm" style:rel-width="100%" svg:height="3.865cm" style:rel-height="scale" draw:z-index="35"><draw:object xlink:href="./Object 18" xlink:type="simple" xlink:show="embed" xlink:actuate="onLoad"/><draw:image xlink:href="./ObjectReplacements/Object 18" xlink:type="simple" xlink:show="embed" xlink:actuate="onLoad"/></draw:frame>Figure <text:sequence text:ref-name="refFigure0" text:name="Figure" text:formula="ooow:Figure+1" style:num-format="1">1</text:sequence>: A layered view of a Simple Multiuser Scene (SMS)</text:p></draw:text-box></draw:frame></text:p>
      <text:h text:style-name="P60" text:outline-level="2"><text:bookmark-start text:name="__RefHeading__2297_2081168293"/>The SMUOS Framework – Overview<text:bookmark-end text:name="__RefHeading__2297_2081168293"/></text:h>
      <text:p text:style-name="Text_20_body">The SMUOS Framework (Simple Multiuser Online Scenes Framework), which is actually a part of the SRR Framework, requires from the scene to follow <text:span text:style-name="T3">what we call the "MMF Paradigm"</text:span>.</text:p>
      <text:p text:style-name="Text_20_body">This just means the authors have to decompose the scenes into <text:span text:style-name="T4">m</text:span>odels, <text:span text:style-name="T4">m</text:span>odules and <text:span text:style-name="T4">f</text:span>rames.</text:p>
      <text:p text:style-name="Text_20_body"><text:sequence-ref text:reference-format="category-and-value" text:ref-name="refFigure1">Figure 2</text:sequence-ref> tries to explain the relations among the parts of the SMUOS Framework and the models, modules and frame of a scene.</text:p>
      <text:p text:style-name="Text_20_body"/>
      <text:p text:style-name="Text_20_body"><draw:frame draw:style-name="fr1" draw:name="Rahmen10" text:anchor-type="paragraph" svg:x="0.522cm" svg:y="0cm" svg:width="16.088cm" draw:z-index="10"><draw:text-box fo:min-height="10.306cm"><text:p text:style-name="Figure"><draw:frame draw:style-name="fr6" draw:name="Objekt10" text:anchor-type="paragraph" svg:x="0.053cm" svg:y="0.212cm" svg:width="14.885cm" style:rel-width="98%" svg:height="9.17cm" style:rel-height="scale" draw:z-index="11"><draw:object xlink:href="./Object 10" xlink:type="simple" xlink:show="embed" xlink:actuate="onLoad"/><draw:image xlink:href="./ObjectReplacements/Object 10" xlink:type="simple" xlink:show="embed" xlink:actuate="onLoad"/></draw:frame>Figure <text:sequence text:ref-name="refFigure1" text:name="Figure" text:formula="ooow:Figure+1" style:num-format="1">2</text:sequence>: Parts of the SMUOS Framework (SSC, MC, MIB) and MIDAS Objects (MOBs)</text:p></draw:text-box></draw:frame></text:p>
      <text:p text:style-name="Text_20_body">The light green parts, MIB, MC and SSC, are actually parts of the SMUOS Framework, where the dark green part (the MOBs) are not actually parts of the SMUOS Framework, but they are closely related to the SMUOS Framework.</text:p>
      <text:p text:style-name="Text_20_body">Each of the three light green parts has got an own core prototype during step 0033.10 – as described in chapter <text:bookmark-ref text:reference-format="number" text:ref-name="__RefHeading__1929_95462509"> 3.2.3 </text:bookmark-ref> - but first let's dig a little bit into the basics:</text:p>
      <text:h text:style-name="P61" text:outline-level="3"><text:bookmark-start text:name="__RefHeading__1751_95462509"/>Are You an Author or Are You A Programmer<text:bookmark-end text:name="__RefHeading__1751_95462509"/></text:h>
      <text:p text:style-name="Text_20_body">Well, when we talk about computer graphics, then the walls between programmers and authors will probably melt down.</text:p>
      <text:p text:style-name="Text_20_body">Authors can only build sophisticated features of their scenes, when they are able to do this or that coding gimmick.</text:p>
      <text:p text:style-name="Text_20_body">Programmers can only test their software, when they are able to build scenes specific for this or that purpose.</text:p>
      <text:p text:style-name="Text_20_body">On the other hand, we make this difference between "authors" and "programmers" to indicate the parts of the software that are more graphically involved (those parts are created by what we call "authors") and the parts of the software that are more programmatically involved (those parts are created by what we call "programmers").</text:p>
      <text:p text:style-name="P18">Definition: We arbitrarily set a border between authors and programmers, which we call the <text:span text:style-name="T3">user interfaces</text:span>.</text:p>
      <text:list xml:id="list6341447373964004400" text:style-name="L8">
        <text:list-item>
          <text:p text:style-name="P37">The <text:span text:style-name="T3">user interface uiObj</text:span> is the interface between MIDAS Object and Model, where a programmer provides a MIDAS Object and an author uses the MIDAS Object to instrument a model.</text:p>
        </text:list-item>
        <text:list-item>
          <text:p text:style-name="P37">The <text:span text:style-name="T3">user interface uiMod</text:span> is the interface between Module Coordinator and Module, where a programmer provides the module coordinator and an author uses the Module Coordinator to instrument a module.</text:p>
        </text:list-item>
        <text:list-item>
          <text:p text:style-name="P37">The <text:span text:style-name="T3">user interface uiControl</text:span> is the interface between Simple Scene Controller and Frame, where a programmer provides the Simple Scene Controller and an author uses the Simple Scene Controller to instrument a frame.</text:p>
        </text:list-item>
      </text:list>
      <text:h text:style-name="Heading_20_3" text:outline-level="3"><text:bookmark-start text:name="__RefHeading__1931_95462509"/>External Interfaces<text:bookmark-end text:name="__RefHeading__1931_95462509"/></text:h>
      <text:p text:style-name="Text_20_body">In chapter <text:bookmark-ref text:reference-format="number" text:ref-name="__RefHeading__1751_95462509"> 3.2.1 </text:bookmark-ref>we explained the user interfaces.</text:p>
      <text:p text:style-name="Text_20_body">Well, eve<text:span text:style-name="T6">ry user interface is</text:span> an <text:span text:style-name="T3">external interface</text:span>, but not every external interface is a user interface.</text:p>
      <text:p text:style-name="P18">Definition: External interfaces are well defined interfaces of the SMUOS Framework that can be used by programmers or by authors to extend or to use the SMUOS Framework.</text:p>
      <text:p text:style-name="Text_20_body">Interfaces that can only be used internally to the SMUOS Framework or interfaces that can be used externally but are not well defined, are not denoted "external" interfaces.</text:p>
      <text:p text:style-name="Text_20_body">So the MIDAS Base provides an external interface to the programmer, who wants to build a MIDAS Object. <text:span text:style-name="T3">This interface is called eiMib</text:span>.</text:p>
      <text:p text:style-name="Text_20_body">Actually, the MIDAS Base was implemented to ease the implementation of MIDAS Objects.</text:p>
      <text:p text:style-name="Text_20_body">A programmer of a MIDAS Object could omit the usage of the eiMib interface and directly use the MC and SSC via the <text:span text:style-name="T3">external interfaces eiMod and eiControl</text:span>, respectively.</text:p>
      <text:p text:style-name="P19">These considerations are shown in <text:sequence-ref text:reference-format="category-and-value" text:ref-name="refFigure2">Figure 3</text:sequence-ref>.</text:p>
      <text:p text:style-name="Text_20_body"><draw:frame draw:style-name="fr1" draw:name="Rahmen8" text:anchor-type="paragraph" svg:x="0.84cm" svg:y="-0.011cm" svg:width="15.665cm" draw:z-index="12"><draw:text-box fo:min-height="9.5cm"><text:p text:style-name="Figure"><draw:frame draw:style-name="fr3" draw:name="Objekt9" text:anchor-type="paragraph" svg:width="15.655cm" style:rel-width="100%" svg:height="11.924cm" style:rel-height="scale" draw:z-index="13"><draw:object xlink:href="./Object 9" xlink:type="simple" xlink:show="embed" xlink:actuate="onLoad"/><draw:image xlink:href="./ObjectReplacements/Object 9" xlink:type="simple" xlink:show="embed" xlink:actuate="onLoad"/><svg:desc>OLE-Objekt</svg:desc></draw:frame>Figure <text:sequence text:ref-name="refFigure2" text:name="Figure" text:formula="ooow:Figure+1" style:num-format="1">3</text:sequence>: External interfaces of the SMUOS Framework</text:p></draw:text-box></draw:frame></text:p>
      <text:p text:style-name="Text_20_body">In <text:sequence-ref text:reference-format="category-and-value" text:ref-name="refFigure2">Figure 3</text:sequence-ref> we do not only see the external interfaces of the SMUOS Framework, but we also see what we call <text:span text:style-name="T3">minimum interfaces</text:span>.</text:p>
      <text:p text:style-name="Text_20_body">Some parameters must be transported from the SSC to the MC via the frame and the module, or from the MC to the MIDAS Objects via the module and the model.</text:p>
      <text:p text:style-name="Text_20_body">Hence the SMUOS Framework requires minimum sets of fields that must be present at the external interface of any SMS Module (<text:span text:style-name="T3">miModule</text:span>) and of any SMS Model (<text:span text:style-name="T3">miModel</text:span>), respectively.</text:p>
      <text:h text:style-name="P61" text:outline-level="3"><text:bookmark-start text:name="__RefHeading__1929_95462509"/>Three Parts of the SMUOS Framework – Decomposition<text:bookmark-end text:name="__RefHeading__1929_95462509"/></text:h>
      <text:h text:style-name="Heading_20_4" text:outline-level="4"><text:bookmark-start text:name="__RefHeading__1267_1800198758"/>MIDAS Objects (MOBs) and MIB – What's Their Purpose?<text:bookmark-end text:name="__RefHeading__1267_1800198758"/></text:h>
      <text:p text:style-name="Text_20_body">The magic of <text:span text:style-name="T3">MIDAS objects (MOBs)</text:span> is the "magic of the intermediate layer".</text:p>
      <text:p text:style-name="Text_20_body">What does this mean? Well, when we are using the Network Sensor, then we can build virtually anything. Anything that needs a shared state in a multiuser scene can be built on the Network Sensor. So why do we need MOBs?</text:p>
      <text:p text:style-name="Text_20_body">Well, if a scene author wants to build a car on the Network Sensor, than he needs to implement a steering, a motor, some shared state for the doors to get open or closed and so on, that's all.</text:p>
      <text:p text:style-name="Text_20_body">Unfortunately <text:span text:style-name="T7">each and every scene author</text:span>, who uses the Network Sensor to build a car, <text:span text:style-name="T7">has to do the same work again and again</text:span>: building steerings, motors and other specialized mechanisms from the general Network Sensor.</text:p>
      <text:p text:style-name="Text_20_body">The concept of the MOBs allows to <text:span text:style-name="T7">build specialized mechanisms that can be re-used again and again</text:span>, thus saving tons of effort.</text:p>
      <text:p text:style-name="Text_20_body">Hence it must be clear that the MOBs cannot be parts of the SMUOS Framework, because the SMUOS Framework is a rather general appliance and the MOBs are rather specialized appliances.</text:p>
      <text:p text:style-name="Text_20_body">Nevertheless, we have identified some common properties that apply to all MOBs. We grouped these properties according to three types of MOBs and built the base software for MOBs – i.e. the <text:span text:style-name="T3">MIDAS Base (MIB)</text:span>. This is actually a part of the SMUOS Framework.</text:p>
      <text:p text:style-name="Text_20_body"/>
      <text:p text:style-name="Text_20_body"><draw:frame draw:style-name="fr2" draw:name="Rahmen13" text:anchor-type="paragraph" svg:width="14.101cm" draw:z-index="16"><draw:text-box fo:min-height="9.999cm"><text:p text:style-name="Figure"><draw:frame draw:style-name="fr5" draw:name="Objekt13" text:anchor-type="paragraph" svg:x="0.004cm" svg:y="0.002cm" svg:width="14.097cm" style:rel-width="100%" svg:height="9.998cm" style:rel-height="scale" draw:z-index="17"><draw:object xlink:href="./Object 13" xlink:type="simple" xlink:show="embed" xlink:actuate="onLoad"/><draw:image xlink:href="./ObjectReplacements/Object 13" xlink:type="simple" xlink:show="embed" xlink:actuate="onLoad"/><svg:desc>OLE-Objekt</svg:desc></draw:frame>Figure <text:sequence text:ref-name="refFigure3" text:name="Figure" text:formula="ooow:Figure+1" style:num-format="1">4</text:sequence>: MIDAS Base (MIB) for three types of MIDAS Objects (MOBs)</text:p></draw:text-box></draw:frame></text:p>
      <text:h text:style-name="Heading_20_4" text:outline-level="4"><text:bookmark-start text:name="__RefHeading__2968_2055018111"/><text:soft-page-break/>Module Coordinator (MC) – What's its Purpose?<text:bookmark-end text:name="__RefHeading__2968_2055018111"/></text:h>
      <text:p text:style-name="Text_20_body">One basic concept of the SrrTrains v0.01 project is to decompose the landscape into what we call "modules".</text:p>
      <text:p text:style-name="Text_20_body">The first idea was to give more than one scene author the possibility to work together on one landscape (on what we call "layout").</text:p>
      <text:p text:style-name="Text_20_body">Additionally, all MOBs within one module might share common properties, e.g. we could "deactivate" a module, when the user would not be interested in this module (e.g. he would be roaming far away from the module and he would not look at the module).</text:p>
      <text:p text:style-name="Text_20_body">So the basic duty of the <text:span text:style-name="T3">Module Coordinator (MC)</text:span> is to coordinate all MOBs of one module.</text:p>
      <text:p text:style-name="Text_20_body">Later we found that some specialized MIDAS Objects could require more functionality from the MC than that, which is present in the basic MC (<text:span text:style-name="T3">MC Base</text:span>).</text:p>
      <text:p text:style-name="Text_20_body">This led to the possibility to extend the MC by your own extension (<text:span text:style-name="T3">MC Extension</text:span>).</text:p>
      <text:p text:style-name="Text_20_body">Some basic properties that are of common interest for all MC Extensions have been outsourced to the <text:span text:style-name="T3">MC Core</text:span> in step 0033.10 (Release "Pieta").</text:p>
      <text:p text:style-name="Text_20_body"/>
      <text:p text:style-name="Text_20_body"><draw:frame draw:style-name="fr2" draw:name="Rahmen12" text:anchor-type="paragraph" svg:width="14.101cm" draw:z-index="18"><draw:text-box fo:min-height="9.999cm"><text:p text:style-name="Figure"><draw:frame draw:style-name="fr5" draw:name="Objekt12" text:anchor-type="paragraph" svg:x="0.004cm" svg:y="0.002cm" svg:width="14.097cm" style:rel-width="100%" svg:height="9.998cm" style:rel-height="scale" draw:z-index="19"><draw:object xlink:href="./Object 12" xlink:type="simple" xlink:show="embed" xlink:actuate="onLoad"/><draw:image xlink:href="./ObjectReplacements/Object 12" xlink:type="simple" xlink:show="embed" xlink:actuate="onLoad"/><svg:desc>OLE-Objekt</svg:desc></draw:frame>Figure <text:sequence text:ref-name="refFigure4" text:name="Figure" text:formula="ooow:Figure+1" style:num-format="1">5</text:sequence>: MC Base, MC Core and 3<text:span text:style-name="T8">rd</text:span> Party MC Extensions</text:p></draw:text-box></draw:frame></text:p>
      <text:p text:style-name="Text_20_body">The dark green parts are provided by external programmers / projects (3<text:span text:style-name="T8">rd</text:span> parties), where the light green parts are actually parts of the SMUOS Framework.</text:p>
      <text:h text:style-name="P62" text:outline-level="4"><text:bookmark-start text:name="__RefHeading__2046_1438252963"/>Simple Scene Controller (SSC) – What's its Purpose?<text:bookmark-end text:name="__RefHeading__2046_1438252963"/></text:h>
      <text:p text:style-name="Text_20_body">After discussing the smallest parts of the scene – (M)odels using MIDAS Objects using the MIB – and the second-smallest parts of the scene – (M)odules using the Module Coordinator – it is now time to discuss the (F)rame.</text:p>
      <text:p text:style-name="Text_20_body">The (F)rame is the part of the scene that provides all common and basic functionalities. It supports (M)odels and (M)odules in presenting a scene to the user.</text:p>
      <text:p text:style-name="Text_20_body">Hence we say the user can <text:span text:style-name="T1">inhabit</text:span> a virtual scene (SMS).</text:p>
      <text:p text:style-name="Text_20_body">The frame needs a <text:span text:style-name="T1">central access point</text:span> to access the functions of the SMUOS Framework and the Module Coordinators and the MIDAS Objects need some <text:span text:style-name="T1">central intelligence</text:span>.</text:p>
      <text:p text:style-name="Text_20_body">This central access point and intelligence are provided by the <text:span text:style-name="T3">Simple Scene Controller (SSC)</text:span>.</text:p>
      <text:p text:style-name="Text_20_body">Some MIDAS Objects and some MC Extensions might need additional functions that are not provided by the <text:span text:style-name="T3">SSC Base</text:span>.</text:p>
      <text:p text:style-name="Text_20_body">Hence we added the possibility to implement your own <text:span text:style-name="T3">SSC Extensions</text:span>.</text:p>
      <text:p text:style-name="Text_20_body">In step 0033.10 (Release "Pieta") we outsourced some common functions that are common to all SSC Extensions into the <text:span text:style-name="T3">SSC Core</text:span>.</text:p>
      <text:p text:style-name="Text_20_body"/>
      <text:p text:style-name="Text_20_body"><draw:frame draw:style-name="fr2" draw:name="Rahmen11" text:anchor-type="paragraph" svg:width="14.101cm" draw:z-index="14"><draw:text-box fo:min-height="9.999cm"><text:p text:style-name="Figure"><draw:frame draw:style-name="fr5" draw:name="Objekt11" text:anchor-type="paragraph" svg:x="0.004cm" svg:y="0.002cm" svg:width="14.097cm" style:rel-width="100%" svg:height="9.998cm" style:rel-height="scale" draw:z-index="15"><draw:object xlink:href="./Object 11" xlink:type="simple" xlink:show="embed" xlink:actuate="onLoad"/><draw:image xlink:href="./ObjectReplacements/Object 11" xlink:type="simple" xlink:show="embed" xlink:actuate="onLoad"/></draw:frame>Figure <text:sequence text:ref-name="refFigure5" text:name="Figure" text:formula="ooow:Figure+1" style:num-format="1">6</text:sequence>: SSC Base, SSC Core and 3<text:span text:style-name="T8">rd</text:span> Party SSC Extensions</text:p></draw:text-box></draw:frame></text:p>
      <text:p text:style-name="Text_20_body">The dark green parts are provided by external programmers / projects (3<text:span text:style-name="T8">rd</text:span> parties), where the light green parts are actually parts of the SMUOS Framework.</text:p>
      <text:h text:style-name="P60" text:outline-level="2"><text:bookmark-start text:name="__RefHeading__2299_2081168293"/>The Simple Scene Controller<text:bookmark-end text:name="__RefHeading__2299_2081168293"/></text:h>
      <text:list xml:id="list9109619518364605117" text:style-name="L9">
        <text:list-header>
          <text:p text:style-name="P54">Chapter <text:bookmark-ref text:reference-format="chapter" text:ref-name="__RefHeading__2046_1438252963">3.2.3.3</text:bookmark-ref> introduced the Simple Scene Controller (SSC) in a short and concise way.</text:p>
        </text:list-header>
      </text:list>
      <text:p text:style-name="Text_20_body">The present chapter describes the SSC in a more detailed way, in particular we focus on the reader, who wants to implement an SSC Extension.</text:p>
      <text:h text:style-name="Heading_20_3" text:outline-level="3"><text:bookmark-start text:name="__RefHeading__2959_2055018111"/>Purpose of the Simple Scene Controller<text:bookmark-end text:name="__RefHeading__2959_2055018111"/></text:h>
      <text:p text:style-name="Text_20_body">The SSC tries to be a <text:span text:style-name="T1">central access point within each scene instance (SI 1, SI 2, ...)</text:span>.</text:p>
      <text:p text:style-name="Text_20_body">That means, all aspects of the SMUOS Framework that are relevant to the whole simulation, can be accessed via the <text:span text:style-name="T3">user interface uiControl</text:span>.</text:p>
      <text:p text:style-name="Text_20_body">The SSC needs to maintain a global state (i.e. a set of values that are identical to all scene instances). Regarding this global state we distinguish the common <text:span text:style-name="T3">Communication State (commState)</text:span>, which is maintained by the SSC Base, and the specific <text:span text:style-name="T3">global state of each SSC Extension</text:span>.</text:p>
      <text:p text:style-name="Text_20_body">Please find an overview depicted in <text:sequence-ref text:reference-format="category-and-value" text:ref-name="refFigure6">Figure 7</text:sequence-ref>.</text:p>
      <text:p text:style-name="Text_20_body"/>
      <text:p text:style-name="Text_20_body"><draw:frame draw:style-name="fr1" draw:name="Rahmen14" text:anchor-type="paragraph" svg:x="1.461cm" svg:y="0cm" svg:width="14.078cm" draw:z-index="20"><draw:text-box fo:min-height="12.067cm"><text:p text:style-name="Figure"><draw:frame draw:style-name="fr6" draw:name="Objekt14" text:anchor-type="paragraph" svg:x="0cm" svg:y="0.217cm" svg:width="14.078cm" style:rel-width="100%" svg:height="11.485cm" style:rel-height="scale" draw:z-index="21"><draw:object xlink:href="./Object 14" xlink:type="simple" xlink:show="embed" xlink:actuate="onLoad"/><draw:image xlink:href="./ObjectReplacements/Object 14" xlink:type="simple" xlink:show="embed" xlink:actuate="onLoad"/></draw:frame>Figure <text:sequence text:ref-name="refFigure6" text:name="Figure" text:formula="ooow:Figure+1" style:num-format="1">7</text:sequence>: Global commState and global states of all SSC Extensions</text:p></draw:text-box></draw:frame></text:p>
      <text:p text:style-name="P19">The <text:span text:style-name="T3">initialization of the SSC within one scene instance (SI)</text:span> is started by the user of the SSC (i.e. by the frame author), when he sends the event "init" via the uiControl Interface to the SSC Base.</text:p>
      <text:p text:style-name="Text_20_body">Then the SSC Base and all dependent SSC Extensions are initialized, i.e. they change from Mode of Operation (MOO) "LOADED" to Mode of Operation (MOO) I "initialized".</text:p>
      <text:p text:style-name="Text_20_body">This is not enough to issue the Common Parameters (commParam), because the global state "Communication State (commState)" must be handled in advance. This initial handling of the global state is called "activation".</text:p>
      <text:p text:style-name="Text_20_body">After the commParam have been issued, then the SSC Extensions are activated, too.</text:p>
      <text:p text:style-name="Text_20_body">Please find an illustration in <text:sequence-ref text:reference-format="category-and-value" text:ref-name="refFigure7">Figure 8</text:sequence-ref> and in the following listing.</text:p>
      <text:p text:style-name="Text_20_body"/>
      <text:p text:style-name="Text_20_body"><draw:frame draw:style-name="fr1" draw:name="Rahmen15" text:anchor-type="paragraph" svg:x="1.461cm" svg:y="0.012cm" svg:width="14.078cm" draw:z-index="22"><draw:text-box fo:min-height="14.183cm"><text:p text:style-name="Figure"><draw:frame draw:style-name="fr5" draw:name="Objekt15" text:anchor-type="paragraph" svg:x="0.004cm" svg:y="0.002cm" svg:width="14.078cm" style:rel-width="100%" svg:height="14.182cm" style:rel-height="scale" draw:z-index="23"><draw:object xlink:href="./Object 15" xlink:type="simple" xlink:show="embed" xlink:actuate="onLoad"/><draw:image xlink:href="./ObjectReplacements/Object 15" xlink:type="simple" xlink:show="embed" xlink:actuate="onLoad"/></draw:frame>Figure <text:sequence text:ref-name="refFigure7" text:name="Figure" text:formula="ooow:Figure+1" style:num-format="1">8</text:sequence>: SSC initialization and start activity – information flow</text:p></draw:text-box></draw:frame></text:p>
      <text:list xml:id="list8884289332913224226" text:style-name="L10">
        <text:list-item>
          <text:p text:style-name="P55">Local Initialization of the SSC Base<text:line-break/>The frame of the scene triggers the initialization of the SSC with the help of the field "init" at the uiControl interface.<text:line-break/>Only the most important fields of the Common Parameters (commParam) are initialized now, just to allow all SSC Extensions to be initialized locally</text:p>
        </text:list-item>
        <text:list-item>
          <text:p text:style-name="P38">Forwarding of commParam to all dependent SSC Extensions<text:line-break/>All dependent SSC Extensions are triggered to get initialized by the commParam</text:p>
        </text:list-item>
        <text:list-item>
          <text:p text:style-name="P38">Local Initialization of all dependent SSC Extensions<text:line-break/>Each SSC Extension (exactly the SSC Core in each SSC Extension)</text:p>
        </text:list-item>
      </text:list>
      <text:list xml:id="list8439697663320184971" text:style-name="L11">
        <text:list-item>
          <text:p text:style-name="P39">triggers and waits the local initialization of all mandatory dependent SSC Extensions</text:p>
        </text:list-item>
        <text:list-item>
          <text:p text:style-name="P39">triggers and waits the local initialization of all optional dependent SSC Extensions</text:p>
        </text:list-item>
        <text:list-item>
          <text:p text:style-name="P39">triggers and waits the initialization of all SSC Dispatchers of the SSC Extension</text:p>
        </text:list-item>
        <text:list-item>
          <text:p text:style-name="P39">triggers and waits the call back procedure "initialization" (here the author of the SSC Extension can include self-written code)</text:p>
        </text:list-item>
        <text:list-item>
          <text:p text:style-name="P39">reports "initialized" in case of successful local initialization (see step 4.)</text:p>
        </text:list-item>
        <text:list-item>
          <text:p text:style-name="P39">triggers the initialization of all network sensors of the SSC Extension</text:p>
        </text:list-item>
      </text:list>
      <text:list xml:id="list7168858645418336416" text:style-name="L12">
        <text:list-item>
          <text:p text:style-name="P40">Local Initialization of all dependent SSC Extensions is finished</text:p>
        </text:list-item>
        <text:list-item>
          <text:p text:style-name="P40">Initializing the commState<text:line-break/>If the scene instance is the first instance of the multiuser session, then the commState will be explicitely initialized to "empty"</text:p>
        </text:list-item>
        <text:list-item>
          <text:p text:style-name="P40">Add Scene Instance to commState<text:line-break/>The scene instance sends an "Access Request" to the server part of the SSC and hence the scene instance will be added to the commState</text:p>
        </text:list-item>
        <text:list-item>
          <text:p text:style-name="P40">Now the Common Parameters are valid and the flag "iAmActive" in the commParam is set to TRUE. The flag "iAmActive" of the Common Parameter <text:span text:style-name="T1">Extensions</text:span> is still FALSE. However, the commParam can be used by the scene now and hence are published by the SSC via the uiControl interface.</text:p>
        </text:list-item>
        <text:list-item>
          <text:p text:style-name="P40">If the scene instance is the first of the multiuser session, then the SSC Extensions are triggered with the field "initializeStateAndStartActivity", otherwise they are triggered with "startActivity"</text:p>
        </text:list-item>
        <text:list-item>
          <text:p text:style-name="P40">Each SSC Extension initializes its global state (if it was triggered with "initializeStateAndStartActivity" – otherwise the state is already valid)</text:p>
        </text:list-item>
        <text:list-item>
          <text:p text:style-name="P40">Now the local copy of the global state is valid and the SSC Extension can "start Activity". The meaning of "start Activity" may vary from SSC Extension to SSC Extension</text:p>
        </text:list-item>
        <text:list-item>
          <text:p text:style-name="P40">The SSC Extension reports that activity has been started, the "iAmActive" flag in the Common Parameter Extension is set to TRUE.</text:p>
        </text:list-item>
      </text:list>
      <text:h text:style-name="P61" text:outline-level="3"><text:bookmark-start text:name="__RefHeading__2961_2055018111"/>The Common Parameters (commParam)<text:bookmark-end text:name="__RefHeading__2961_2055018111"/></text:h>
      <text:p text:style-name="Text_20_body">The basic idea of the Common Parameters is to have a &lt;Script&gt; node within the SSC that holds parameters for the whole scene instance, i.e. parameters that are "common" to the whole scene instance.</text:p>
      <text:p text:style-name="Text_20_body">Now when we defined that the SSC Base may be extended by SSC Extensions, then the idea was obvious to add "Common Parameter Extensions" to the Common Parameters, one for each SSC Extension.</text:p>
      <text:p text:style-name="Text_20_body">The Common Parameters got a field "extensions (MFNode)", which pointed to the Common Parameter Extensions.</text:p>
      <text:p text:style-name="Text_20_body"/>
      <text:p text:style-name="Text_20_body"><draw:frame draw:style-name="fr1" draw:name="Rahmen6" text:anchor-type="paragraph" svg:x="1.439cm" svg:y="0.002cm" svg:width="14.12cm" draw:z-index="24"><draw:text-box fo:min-height="7.474cm"><text:p text:style-name="Figure"><draw:frame draw:style-name="fr5" draw:name="Objekt6" text:anchor-type="paragraph" svg:x="0.004cm" svg:y="0.002cm" svg:width="14.118cm" style:rel-width="100%" svg:height="7.474cm" style:rel-height="scale" draw:z-index="25"><draw:object xlink:href="./Object 6" xlink:type="simple" xlink:show="embed" xlink:actuate="onLoad"/><draw:image xlink:href="./ObjectReplacements/Object 6" xlink:type="simple" xlink:show="embed" xlink:actuate="onLoad"/></draw:frame>Figure <text:sequence text:ref-name="refFigure8" text:name="Figure" text:formula="ooow:Figure+1" style:num-format="1">9</text:sequence>: The concept of commParam and commParamExt</text:p></draw:text-box></draw:frame></text:p>
      <text:p text:style-name="Text_20_body">Each of those script nodes would hold a local copy of the global state of the part of the SSC (i.e. of the commState for SSC Base and of the global state for each SSC Extension).</text:p>
      <text:p text:style-name="Text_20_body">The "iAmActive" flag, which we talked about in the above chapter, would also be located within those script nodes.</text:p>
      <text:p text:style-name="Text_20_body">Last but not least, the commParam would point to all commParamExt and each commParamExt would point to the commParam.</text:p>
      <text:p text:style-name="Text_20_body">When SSC Base publishes the "commParam" reference, then it guarantees that all mandatory dependent SSC Extensions are successfully initialized, that all optional dependent SSC Extensions are successfully or unsuccessfully initialized and that the field "extensions" points to all successfully initialized dependent SSC Extensions, but not to any unsuccessfully initialized dependent SSC Extension.</text:p>
      <text:h text:style-name="P61" text:outline-level="3"><text:bookmark-start text:name="__RefHeading__2963_2055018111"/>Interfaces of the Simple Scene Controller<text:bookmark-end text:name="__RefHeading__2963_2055018111"/></text:h>
      <text:p text:style-name="Text_20_body">This chapter tries to give some hints for those, who like to implement their own SSC Extension.</text:p>
      <text:p text:style-name="Text_20_body">Following figure should give a short and concise introduction:</text:p>
      <text:p text:style-name="Text_20_body"/>
      <text:p text:style-name="Text_20_body"><draw:frame draw:style-name="fr2" draw:name="Rahmen7" text:anchor-type="paragraph" svg:width="14.101cm" draw:z-index="26"><draw:text-box fo:min-height="9.999cm"><text:p text:style-name="Figure"><draw:frame draw:style-name="fr5" draw:name="Objekt7" text:anchor-type="paragraph" svg:x="0.004cm" svg:y="0.002cm" svg:width="14.099cm" style:rel-width="100%" svg:height="9.998cm" style:rel-height="scale" draw:z-index="27"><draw:object xlink:href="./Object 7" xlink:type="simple" xlink:show="embed" xlink:actuate="onLoad"/><draw:image xlink:href="./ObjectReplacements/Object 7" xlink:type="simple" xlink:show="embed" xlink:actuate="onLoad"/></draw:frame>Figure <text:sequence text:ref-name="refFigure9" text:name="Figure" text:formula="ooow:Figure+1" style:num-format="1">10</text:sequence>: Considerations for the implementation of an SSC Extension</text:p></draw:text-box></draw:frame></text:p>
      <text:p text:style-name="Text_20_body">An SSC Extension</text:p>
      <text:list xml:id="list8630007814188147576" text:style-name="L13">
        <text:list-item>
          <text:p text:style-name="P41"><text:span text:style-name="T3">must</text:span> provide the <text:span text:style-name="T3">minimum interface miControl</text:span> to the SSC Base (or to the parent)</text:p>
        </text:list-item>
        <text:list-item>
          <text:p text:style-name="P41"><text:span text:style-name="T3">may</text:span> use the <text:span text:style-name="T3">external interface eiSscCore</text:span> of the SSC Core to ease the implementation</text:p>
        </text:list-item>
        <text:list-item>
          <text:p text:style-name="P41"><text:span text:style-name="T3">may</text:span> provide a <text:span text:style-name="T3">user interface uiControl(Ext)</text:span> to the frame.</text:p>
        </text:list-item>
        <text:list-item>
          <text:p text:style-name="P41"><text:span text:style-name="T3">may</text:span> provide an <text:span text:style-name="T3">external interface eiControl(Ext)</text:span> to its MC Extension(s) and/or to its MIDAS Objects</text:p>
        </text:list-item>
      </text:list>
      <text:h text:style-name="P60" text:outline-level="2"><text:bookmark-start text:name="__RefHeading__2301_2081168293"/>The Module Coordinator<text:bookmark-end text:name="__RefHeading__2301_2081168293"/></text:h>
      <text:list xml:id="list38560266" text:continue-list="list9109619518364605117" text:style-name="L9">
        <text:list-header>
          <text:p text:style-name="P57">Chapter <text:bookmark-ref text:reference-format="number" text:ref-name="__RefHeading__2968_2055018111"> 3.2.3.2 </text:bookmark-ref> introduced the Module Coordinator (MC) in a short and concise way.</text:p>
          <text:p text:style-name="P57">The present chapter describes the MC in a more detailed way, in particular we focus on the reader, who wants to implement an MC Extension.</text:p>
        </text:list-header>
      </text:list>
      <text:h text:style-name="Heading_20_3" text:outline-level="3"><text:bookmark-start text:name="__RefHeading__2545_2081168293"/>Purpose of the Module Coordinator<text:bookmark-end text:name="__RefHeading__2545_2081168293"/></text:h>
      <text:p text:style-name="Text_20_body">The module coordinator</text:p>
      <text:list xml:id="list8565594688353818478" text:style-name="L14">
        <text:list-item>
          <text:p text:style-name="P42">coordinates all MIDAS Objects within one module within one scene instance (SI)</text:p>
        </text:list-item>
        <text:list-item>
          <text:p text:style-name="P42">enables access to the global state(s) of the SSC (Extensions) by MIDAS Objects</text:p>
        </text:list-item>
      </text:list>
      <text:p text:style-name="Text_20_body">The first task will become more understandable in the next chapters, the second task is depicted in <text:sequence-ref text:reference-format="category-and-value" text:ref-name="refFigure10">Figure 11</text:sequence-ref> at an example, where SMUOS Extension A consists of an SSC Extension A and SMUOS Extension B consists of an SSC Extension B and an MC Extension B.</text:p>
      <text:p text:style-name="Text_20_body"/>
      <text:p text:style-name="Text_20_body"><draw:frame draw:style-name="fr1" draw:name="Rahmen9" text:anchor-type="paragraph" svg:x="1.439cm" svg:y="-0.005cm" svg:width="14.12cm" draw:z-index="28"><draw:text-box fo:min-height="11.707cm"><text:p text:style-name="Figure"><draw:frame draw:style-name="fr5" draw:name="Objekt8" text:anchor-type="paragraph" svg:x="0.004cm" svg:y="0.002cm" svg:width="14.118cm" style:rel-width="100%" svg:height="11.705cm" style:rel-height="scale" draw:z-index="29"><draw:object xlink:href="./Object 8" xlink:type="simple" xlink:show="embed" xlink:actuate="onLoad"/><draw:image xlink:href="./ObjectReplacements/Object 8" xlink:type="simple" xlink:show="embed" xlink:actuate="onLoad"/></draw:frame>Figure <text:sequence text:ref-name="refFigure10" text:name="Figure" text:formula="ooow:Figure+1" style:num-format="1">11</text:sequence>: Access to SSC global state(s) via the SSC (Extensions)</text:p></draw:text-box></draw:frame></text:p>
      <text:p text:style-name="P19">The <text:span text:style-name="T3">initialization of the Module Coordinator (MC) within one instance of a module</text:span> is started by the user of the MC (i.e. by the module author), when he sends the event "commParam" via the uiMod interface to the MC Base.</text:p>
      <text:p text:style-name="Text_20_body">Then the MC Base and all MC Extensions change their Mode of Operation (MOO) from MOO "LOADED" to MOO I "initialized".</text:p>
      <text:p text:style-name="Text_20_body">This is not enough to issue the module parameters (modParam), because the MC Base must be <text:span text:style-name="T3">attached to the SSC Base</text:span> in advance, in order to <text:span text:style-name="T3">access the Module Activity Matrix (MAM)</text:span>, which is a part of the commState. Now the MC Base changes to MOO II "attached".</text:p>
      <text:p text:style-name="Text_20_body">After the modParam have been issued, the MC Extensions are attached to their SSC Extensions, too.</text:p>
      <text:p text:style-name="Text_20_body">Please find a detailed explanation in <text:sequence-ref text:reference-format="category-and-value" text:ref-name="refFigure11">Figure 12</text:sequence-ref> and in the following listing:</text:p>
      <text:p text:style-name="Text_20_body"/>
      <text:p text:style-name="Text_20_body"><draw:frame draw:style-name="fr1" draw:name="Rahmen19" text:anchor-type="paragraph" svg:x="1.461cm" svg:y="0.014cm" svg:width="14.078cm" draw:z-index="36"><draw:text-box fo:min-height="13.125cm"><text:p text:style-name="Figure"><draw:frame draw:style-name="fr5" draw:name="Objekt19" text:anchor-type="paragraph" svg:x="0.004cm" svg:y="0.002cm" svg:width="14.078cm" style:rel-width="100%" svg:height="13.123cm" style:rel-height="scale" draw:z-index="37"><draw:object xlink:href="./Object 19" xlink:type="simple" xlink:show="embed" xlink:actuate="onLoad"/><draw:image xlink:href="./ObjectReplacements/Object 19" xlink:type="simple" xlink:show="embed" xlink:actuate="onLoad"/></draw:frame>Figure <text:sequence text:ref-name="refFigure11" text:name="Figure" text:formula="ooow:Figure+1" style:num-format="1">12</text:sequence>: MC initialization and attachment - information flow</text:p></draw:text-box></draw:frame></text:p>
      <text:list xml:id="list6104642224400593443" text:style-name="L15">
        <text:list-item>
          <text:p text:style-name="P56">Local Initialization of the MC Base<text:line-break/>The instance of the module triggers the initialization of the MC with the help of the field "commParam" at the uiMod interface.<text:line-break/>Only the most important fields of the Module Parameters (modParam) are initialized now, just to allow all MC Extensions to be initialized locally</text:p>
        </text:list-item>
        <text:list-item>
          <text:p text:style-name="P43">Forwarding of modParam to all dependent MC Extensions<text:line-break/>All dependent MC Extensions are triggered to get initialized by the modParam</text:p>
        </text:list-item>
        <text:list-item>
          <text:p text:style-name="P43">Local Initialization of all dependent MC Extensions<text:line-break/>Each MC Extension (exactly the MC Core in each MC Extension)</text:p>
        </text:list-item>
      </text:list>
      <text:list xml:id="list7719620577950618046" text:style-name="L16">
        <text:list-item>
          <text:p text:style-name="P58">triggers and waits the local initialization of all mandatory dependent MC Extensions</text:p>
        </text:list-item>
        <text:list-item>
          <text:p text:style-name="P58">triggers and waits the local initialization of all optional dependent MC Extensions</text:p>
        </text:list-item>
        <text:list-item>
          <text:p text:style-name="P58">triggers and waits the call back procedure "initialization" (here the author of the MC Extension can include self-written code)</text:p>
        </text:list-item>
        <text:list-item>
          <text:p text:style-name="P58">reports "initialized" in case of successful local initialization (see step 4.)</text:p>
        </text:list-item>
      </text:list>
      <text:list xml:id="list38550373" text:continue-list="list6104642224400593443" text:style-name="L15">
        <text:list-item>
          <text:p text:style-name="P43">Local Initialization of all dependent MC Extensions is finished</text:p>
        </text:list-item>
        <text:list-item>
          <text:p text:style-name="P43">Attach the MC Base to the MAM (SSC Base)<text:line-break/>The MC Base sends an "Announcement Request" to the SSC Base and requests to be attached to the commState. Hence the module gets a "moduleIx", and if it is not yet registered, then it will be implicitly registered</text:p>
        </text:list-item>
        <text:list-item>
          <text:p text:style-name="P43">Now the Module Parameters are valid and the index "moduleIx" in the modParam is set to the valid value &gt;= 0. The index "moduleIx" of the Module Parameter Extensions is still &lt; 0. However, the modParam can be used by the scene now and hence are published by the MC via the uiMod interface.</text:p>
        </text:list-item>
        <text:list-item>
          <text:p text:style-name="P43">The MC Extensions are triggered with the field "attach"</text:p>
        </text:list-item>
        <text:list-item>
          <text:p text:style-name="P43">Now each MC Extension can perform the "Attachment". The meaning of "Attachment" may vary from MC Extension to MC Extension</text:p>
        </text:list-item>
        <text:list-item>
          <text:p text:style-name="P43">The MC Extension reports that attachment has been finished, the "moduleIx" index in the Module Parameter Extension is set to the correct value &gt;= 0.</text:p>
        </text:list-item>
      </text:list>
      <text:h text:style-name="P61" text:outline-level="3"><text:bookmark-start text:name="__RefHeading__2965_2055018111"/>The Module Parameters (modParam)<text:bookmark-end text:name="__RefHeading__2965_2055018111"/></text:h>
      <text:p text:style-name="Text_20_body">The basic idea of the Module Parameters is to have a &lt;Script&gt; node within the MC that holds parameters for the whole instance of the module, i.e. parameters that are "common" to the whole instance of the module and its MIDAS Objects.</text:p>
      <text:p text:style-name="Text_20_body">Now when we defined that the MC Base may be extended by MC Extensions, then the idea was obvious to add "Module Parameter Extensions" to the Module Parameters, one for each MC Extension.</text:p>
      <text:p text:style-name="Text_20_body">The Module Parameters got a field "extensions (MFNode)", which pointed to the Module Parameter Extensions.</text:p>
      <text:p text:style-name="Text_20_body"/>
      <text:p text:style-name="Text_20_body"><draw:frame draw:style-name="fr1" draw:name="Rahmen16" text:anchor-type="paragraph" svg:x="1.439cm" svg:y="0.002cm" svg:width="14.12cm" draw:z-index="30"><draw:text-box fo:min-height="7.474cm"><text:p text:style-name="Figure"><draw:frame draw:style-name="fr5" draw:name="Objekt16" text:anchor-type="paragraph" svg:x="0.004cm" svg:y="0.002cm" svg:width="14.118cm" style:rel-width="100%" svg:height="7.472cm" style:rel-height="scale" draw:z-index="31"><draw:object xlink:href="./Object 16" xlink:type="simple" xlink:show="embed" xlink:actuate="onLoad"/><draw:image xlink:href="./ObjectReplacements/Object 16" xlink:type="simple" xlink:show="embed" xlink:actuate="onLoad"/><svg:desc>OLE-Objekt</svg:desc></draw:frame>Figure <text:sequence text:ref-name="refFigure12" text:name="Figure" text:formula="ooow:Figure+1" style:num-format="1">13</text:sequence>: The concept of commParam and commParamExt</text:p></draw:text-box></draw:frame></text:p>
      <text:p text:style-name="Text_20_body">The "moduleIx" index, which we talked about in the above chapter, would also be located within those script nodes.</text:p>
      <text:p text:style-name="Text_20_body">Last but not least, the modParam would point to all modParamExt and each modParamExt would point to the modParam.</text:p>
      <text:p text:style-name="Text_20_body">When MC Base publishes the "modParam" reference, then it guarantees that all mandatory dependent MC Extensions are successfully initialized, that all optional dependent MC Extensions are successfully or unsuccessfully initialized and that the field "extensions" points to all successfully initialized dependent MC Extensions, but not to any unsuccessfully initialized dependent MC Extension.</text:p>
      <text:h text:style-name="P61" text:outline-level="3"><text:bookmark-start text:name="__RefHeading__1449_1800198758"/>Interfaces of the Module Coordinator<text:bookmark-end text:name="__RefHeading__1449_1800198758"/></text:h>
      <text:p text:style-name="Text_20_body">This chapter tries to give some hints for those, who like to implement their own MC Extension.</text:p>
      <text:p text:style-name="Text_20_body">Following figure should give a short and concise introduction:</text:p>
      <text:p text:style-name="Text_20_body"/>
      <text:p text:style-name="Text_20_body"><draw:frame draw:style-name="fr2" draw:name="Rahmen17" text:anchor-type="paragraph" svg:width="14.101cm" draw:z-index="32"><draw:text-box fo:min-height="9.999cm"><text:p text:style-name="Figure"><draw:frame draw:style-name="fr5" draw:name="Objekt17" text:anchor-type="paragraph" svg:x="0.004cm" svg:y="0.002cm" svg:width="14.097cm" style:rel-width="100%" svg:height="9.998cm" style:rel-height="scale" draw:z-index="33"><draw:object xlink:href="./Object 17" xlink:type="simple" xlink:show="embed" xlink:actuate="onLoad"/><draw:image xlink:href="./ObjectReplacements/Object 17" xlink:type="simple" xlink:show="embed" xlink:actuate="onLoad"/><svg:desc>OLE-Objekt</svg:desc></draw:frame>Figure <text:sequence text:ref-name="refFigure13" text:name="Figure" text:formula="ooow:Figure+1" style:num-format="1">14</text:sequence>: Considerations for the implementation of an MC Extension</text:p></draw:text-box></draw:frame></text:p>
      <text:p text:style-name="Text_20_body">An MC Extension</text:p>
      <text:list xml:id="list38554910" text:continue-list="list8630007814188147576" text:style-name="L13">
        <text:list-item>
          <text:p text:style-name="P41"><text:span text:style-name="T3">must</text:span> provide the <text:span text:style-name="T3">minimum interface miMod</text:span> to the MC Base (or to the parent)</text:p>
        </text:list-item>
        <text:list-item>
          <text:p text:style-name="P41"><text:span text:style-name="T3">may</text:span> use the <text:span text:style-name="T3">external interface eiMcCore</text:span> of the MC Core to ease the implementation</text:p>
        </text:list-item>
        <text:list-item>
          <text:p text:style-name="P41"><text:span text:style-name="T3">may</text:span> provide a <text:span text:style-name="T3">user interface uiMod(Ext)</text:span> to the module.</text:p>
        </text:list-item>
        <text:list-item>
          <text:p text:style-name="P41"><text:span text:style-name="T3">may</text:span> provide an <text:span text:style-name="T3">external interface eiMod(Ext)</text:span> to its MIDAS Objects</text:p>
        </text:list-item>
      </text:list>
      <text:h text:style-name="P60" text:outline-level="2"><text:bookmark-start text:name="__RefHeading__2557_2081168293"/>MIDAS Objects and the MIDAS Base<text:bookmark-end text:name="__RefHeading__2557_2081168293"/></text:h>
      <text:list xml:id="list38573447" text:continue-list="list38560266" text:style-name="L9">
        <text:list-header>
          <text:p text:style-name="P57">Chapter <text:bookmark-ref text:reference-format="number" text:ref-name="__RefHeading__1267_1800198758"> 3.2.3.1 </text:bookmark-ref> introduced the MIDAS Objects (MOBs) and the MIDAS Base (MIB) in a short and concise way.</text:p>
          <text:p text:style-name="P57">The present chapter describes these concepts in a more detailed way, in particular we focus on the reader, who wants to implement an own MIDAS Object.</text:p>
        </text:list-header>
      </text:list>
      <text:h text:style-name="Heading_20_3" text:outline-level="3"><text:bookmark-start text:name="__RefHeading__1451_1800198758"/>Purpose of MIDAS Objects (MOBs)<text:bookmark-end text:name="__RefHeading__1451_1800198758"/></text:h>
      <text:p text:style-name="Text_20_body">Short and sweet, it's the purpose of MOBs to <text:span text:style-name="T3">instrument models</text:span>.</text:p>
      <text:p text:style-name="Text_20_body">Let's have a look at an example in the official demo layout of the SIMULRR project:</text:p>
      <text:p text:style-name="Text_20_body">The station house is a model, which is located in the module "City". The extended object ID (extObjId) of the station house is <text:span text:style-name="T1">City-StationHouse</text:span>.</text:p>
      <text:p text:style-name="Text_20_body">This is a so-called <text:span text:style-name="T3">bound model</text:span> (this term will be explained later).</text:p>
      <text:p text:style-name="Text_20_body">Now the station house features a door, which can be open, closed, locked or unlocked. Therefore the station house contains two MIDAS Objects, the MoosSwitchA object and the MoosLockB object. The lock is contained in the switch to be able to lock or unlock the switch.</text:p>
      <text:p text:style-name="Text_20_body">Hence the switch and the lock got following extended object IDs:</text:p>
      <text:list xml:id="list3961294115389145459" text:style-name="L17">
        <text:list-item>
          <text:p text:style-name="P44">door switch: extObjId = <text:span text:style-name="T1">City-StationHouse.DoorSwitch</text:span></text:p>
        </text:list-item>
        <text:list-item>
          <text:p text:style-name="P44">door lock: extObjId = <text:span text:style-name="T1">City-StationHouse.DoorSwitch.Lock</text:span></text:p>
        </text:list-item>
      </text:list>
      <text:p text:style-name="Text_20_body">We see:</text:p>
      <text:p text:style-name="Text_20_body">a) It's the <text:span text:style-name="T3">purpose of MIDAS Objects to instrument models</text:span></text:p>
      <text:p text:style-name="Text_20_body">b) <text:span text:style-name="T3">More than one MIDAS Object can be orchestrated to instrument one model</text:span></text:p>
      <text:p text:style-name="P5">Now the SMUOS Framework can help in several ways:</text:p>
      <text:list xml:id="list1768771370147712150" text:style-name="L18">
        <text:list-item>
          <text:p text:style-name="P45">The SMUOS Framework features a <text:span text:style-name="T3">Model Prototype (MOP "MbBoundModel")</text:span>, which helps the author of a bound model to <text:span text:style-name="T3">orchestrate the MIDAS Objects (MOBs) of the model</text:span></text:p>
        </text:list-item>
        <text:list-item>
          <text:p text:style-name="P45">The SMUOS Framework features <text:span text:style-name="T3">MIBs (MIDAS Bases) for three types of MOBs</text:span>, to <text:span text:style-name="T3">ease the implementation of MOBs</text:span> by programmers</text:p>
        </text:list-item>
        <text:list-item>
          <text:p text:style-name="P45">Both (the MOPs and the MIBs) are based on the "MibCore" prototype internally, however this is not visible to the author of the model nor to the programmer of the MOB</text:p>
        </text:list-item>
      </text:list>
      <text:p text:style-name="P5">All this is depicted in <text:sequence-ref text:reference-format="category-and-value" text:ref-name="refFigure14">Figure 15</text:sequence-ref>, as follows.</text:p>
      <text:p text:style-name="P5">The light green parts are actually parts of the SMUOS Framework, the dark green parts are provided by 3<text:span text:style-name="T8">rd</text:span> party programmers and the red part is provided by a 3<text:span text:style-name="T8">rd</text:span> party author.</text:p>
      <text:p text:style-name="P20"/>
      <text:p text:style-name="P5"><draw:frame draw:style-name="fr1" draw:name="Rahmen20" text:anchor-type="paragraph" svg:x="1.461cm" svg:y="0.012cm" svg:width="14.078cm" draw:z-index="38"><draw:text-box fo:min-height="13.046cm"><text:p text:style-name="Figure"><draw:frame draw:style-name="fr5" draw:name="Objekt20" text:anchor-type="paragraph" svg:x="0.004cm" svg:y="0.002cm" svg:width="14.078cm" style:rel-width="100%" svg:height="13.046cm" style:rel-height="scale" draw:z-index="39"><draw:object xlink:href="./Object 20" xlink:type="simple" xlink:show="embed" xlink:actuate="onLoad"/><draw:image xlink:href="./ObjectReplacements/Object 20" xlink:type="simple" xlink:show="embed" xlink:actuate="onLoad"/></draw:frame>Figure <text:sequence text:ref-name="refFigure14" text:name="Figure" text:formula="ooow:Figure+1" style:num-format="1">15</text:sequence>: Orchestrating more than one MOB to instrument a model</text:p></draw:text-box></draw:frame></text:p>
      <text:p text:style-name="P5">The orchestration is supported by the MibCore prototype, which cares that all MOBs of a model have got the same mode of operation (MOO) at any time.</text:p>
      <text:p text:style-name="P5">Let's have a closer look to the modes of operation (MOOs) in the next chapter.</text:p>
      <text:h text:style-name="Heading_20_3" text:outline-level="3"><text:bookmark-start text:name="__RefHeading__1453_1800198758"/>Modes of Operation (MOOs) of Objects<text:bookmark-end text:name="__RefHeading__1453_1800198758"/></text:h>
      <text:p text:style-name="Text_20_body">On the one hand every object (i.e. every model and every MIDAS Object) needs to be attached to a module in order to get access to the information from the Module Activity Matrix (MAM).</text:p>
      <text:p text:style-name="Text_20_body">Well, not really every object, but some objects may be "astral" objects, which exist outside of all modules.</text:p>
      <text:p text:style-name="Text_20_body">On the other hand, we are currently planning to implement "unbound" objects in one of the next steps of the SrrTrains v0.01 project. Unbound objects will be able to exist outside of all modules and will be able to change their module (what we will call "handover").</text:p>
      <text:p text:style-name="P19">All this led to the definition of four "Modes of Operation (MOOs)" for ongoing operation and one "Mode of Operation (MOO)" for disabled objects.</text:p>
      <text:list xml:id="list1601273097668291472" text:style-name="L19">
        <text:list-item>
          <text:p text:style-name="P46">MOO I<text:tab/><text:tab/>"initialized" astral object</text:p>
        </text:list-item>
        <text:list-item>
          <text:p text:style-name="P46">MOO II<text:tab/>"attached" bound object</text:p>
        </text:list-item>
        <text:list-item>
          <text:p text:style-name="P46">MOO III<text:tab/>"initialized" unbound object (aka "detached")</text:p>
        </text:list-item>
        <text:list-item>
          <text:p text:style-name="P46">MOO IV<text:tab/>"attached" unbound object</text:p>
        </text:list-item>
        <text:list-item>
          <text:p text:style-name="P46">MOO V<text:tab/>"disabled"</text:p>
        </text:list-item>
      </text:list>
      <text:p text:style-name="Text_20_body">Immediately after the object has been loaded, it exists in the MOO "LOADED", to be complete.</text:p>
      <text:p text:style-name="Text_20_body">The possible MOO Changes (changes of MOO) that can be undergone by objects, are explained in more detail in chapter <text:bookmark-ref text:reference-format="number" text:ref-name="__RefHeading__3237_555477830"> 3.6.4 </text:bookmark-ref>.</text:p>
      <text:p text:style-name="Text_20_body">At a first glance, we can settle following statements:</text:p>
      <text:list xml:id="list7511409362491341276" text:style-name="L20">
        <text:list-item>
          <text:p text:style-name="P47">"Astral" objects are never attached to a module (but they have access to the commParam)</text:p>
        </text:list-item>
        <text:list-item>
          <text:p text:style-name="P47">"Bound" objects are always attached to the their module (they have access to the modParam of that module) and they cannot change the module they are attached to</text:p>
        </text:list-item>
        <text:list-item>
          <text:p text:style-name="P47">"Unbound" objects may be attached to a module or not and they may change the module they are attached to (they may perform a "handover")</text:p>
        </text:list-item>
      </text:list>
      <text:p text:style-name="Text_20_body"/>
      <text:p text:style-name="Text_20_body"><draw:frame draw:style-name="fr1" draw:name="Rahmen21" text:anchor-type="paragraph" svg:x="1.461cm" svg:y="0.011cm" svg:width="15.189cm" draw:z-index="40"><draw:text-box fo:min-height="10.85cm"><text:p text:style-name="Figure"><draw:frame draw:style-name="fr5" draw:name="Objekt21" text:anchor-type="paragraph" svg:x="0.004cm" svg:y="0.002cm" svg:width="15.189cm" style:rel-width="100%" svg:height="10.85cm" style:rel-height="scale" draw:z-index="41"><draw:object xlink:href="./Object 21" xlink:type="simple" xlink:show="embed" xlink:actuate="onLoad"/><draw:image xlink:href="./ObjectReplacements/Object 21" xlink:type="simple" xlink:show="embed" xlink:actuate="onLoad"/></draw:frame>Figure <text:sequence text:ref-name="refFigure15" text:name="Figure" text:formula="ooow:Figure+1" style:num-format="1">16</text:sequence>: Objects and their modes of operation (MOOs)</text:p></draw:text-box></draw:frame></text:p>
      <text:p text:style-name="Text_20_body"><text:soft-page-break/></text:p>
      <text:h text:style-name="Heading_20_3" text:outline-level="3"><text:bookmark-start text:name="__RefHeading__1455_1800198758"/>Types of MIDAS Objects<text:bookmark-end text:name="__RefHeading__1455_1800198758"/></text:h>
      <text:p text:style-name="Text_20_body">The MOO of an object describes, how this object is related to the modules and to the frame of the scene (SMS).</text:p>
      <text:p text:style-name="Text_20_body">The "type" of a MIDAS Object is a rough classification about how the object handles its global state (this is the set of values that are stored on the central server to ensure they are synchronized among all scene instances, i.e. among all instances of the object).</text:p>
      <text:p text:style-name="Text_20_body"/>
      <text:p text:style-name="Text_20_body"><draw:frame draw:style-name="fr1" draw:name="Rahmen22" text:anchor-type="paragraph" svg:x="1.461cm" svg:y="0.012cm" svg:width="14.078cm" draw:z-index="42"><draw:text-box fo:min-height="6.511cm"><text:p text:style-name="Figure"><draw:frame draw:style-name="fr5" draw:name="Objekt22" text:anchor-type="paragraph" svg:x="0.004cm" svg:y="0.002cm" svg:width="14.078cm" style:rel-width="100%" svg:height="6.511cm" style:rel-height="scale" draw:z-index="43"><draw:object xlink:href="./Object 22" xlink:type="simple" xlink:show="embed" xlink:actuate="onLoad"/><draw:image xlink:href="./ObjectReplacements/Object 22" xlink:type="simple" xlink:show="embed" xlink:actuate="onLoad"/></draw:frame>Figure <text:sequence text:ref-name="refFigure16" text:name="Figure" text:formula="ooow:Figure+1" style:num-format="1">17</text:sequence>: Instances of a no-state MOB don't share a global state</text:p></draw:text-box></draw:frame></text:p>
      <text:p text:style-name="Text_20_body"><draw:frame draw:style-name="fr1" draw:name="Rahmen23" text:anchor-type="paragraph" svg:x="1.461cm" svg:y="0.055cm" svg:width="14.078cm" draw:z-index="44"><draw:text-box fo:min-height="8.865cm"><text:p text:style-name="Figure"><draw:frame draw:style-name="fr5" draw:name="Objekt23" text:anchor-type="paragraph" svg:x="0.004cm" svg:y="0.002cm" svg:width="14.078cm" style:rel-width="100%" svg:height="8.865cm" style:rel-height="scale" draw:z-index="45"><draw:object xlink:href="./Object 23" xlink:type="simple" xlink:show="embed" xlink:actuate="onLoad"/><draw:image xlink:href="./ObjectReplacements/Object 23" xlink:type="simple" xlink:show="embed" xlink:actuate="onLoad"/></draw:frame>Figure <text:sequence text:ref-name="refFigure17" text:name="Figure" text:formula="ooow:Figure+1" style:num-format="1">18</text:sequence>: Instances of a standard MOB share a discrete global state</text:p></draw:text-box></draw:frame></text:p>
      <text:p text:style-name="Text_20_body"><text:soft-page-break/></text:p>
      <text:p text:style-name="Text_20_body"><draw:frame draw:style-name="fr1" draw:name="Rahmen24" text:anchor-type="paragraph" svg:x="1.461cm" svg:y="0.007cm" svg:width="14.078cm" draw:z-index="46"><draw:text-box fo:min-height="8.971cm"><text:p text:style-name="Figure"><draw:frame draw:style-name="fr5" draw:name="Objekt24" text:anchor-type="paragraph" svg:x="0.004cm" svg:y="0.002cm" svg:width="14.078cm" style:rel-width="100%" svg:height="8.971cm" style:rel-height="scale" draw:z-index="47"><draw:object xlink:href="./Object 24" xlink:type="simple" xlink:show="embed" xlink:actuate="onLoad"/><draw:image xlink:href="./ObjectReplacements/Object 24" xlink:type="simple" xlink:show="embed" xlink:actuate="onLoad"/></draw:frame>Figure <text:sequence text:ref-name="refFigure18" text:name="Figure" text:formula="ooow:Figure+1" style:num-format="1">19</text:sequence>: Instances of an animated MOB share a (quasi-)continuous global state</text:p></draw:text-box></draw:frame></text:p>
      <text:h text:style-name="Heading_20_3" text:outline-level="3"><text:bookmark-start text:name="__RefHeading__1227_1007263011"/>Purpose of the MIDAS Base (MIB)<text:bookmark-end text:name="__RefHeading__1227_1007263011"/></text:h>
      <text:p text:style-name="Text_20_body">The purpose of the MIBs is to ease the implementation of MOBs.</text:p>
      <text:p text:style-name="Text_20_body">We implemented three MIBs, one for each type of MOB:</text:p>
      <text:list xml:id="list3483623445025168292" text:style-name="L21">
        <text:list-item>
          <text:p text:style-name="P48">MIB for no-state MOBs</text:p>
        </text:list-item>
        <text:list-item>
          <text:p text:style-name="P48">MIB for standard MOBs</text:p>
        </text:list-item>
        <text:list-item>
          <text:p text:style-name="P48">MIB for animated MOBs</text:p>
        </text:list-item>
      </text:list>
      <text:p text:style-name="Text_20_body">Some core functions – which are equal to all MIBs – are implemented in the MIB Core and in the MIB OSM. However, this is of interest only for the developer(s) of the SMUOS Framework.</text:p>
      <text:p text:style-name="Text_20_body">The next figure depicts all interfaces that you are involved with, when you implement a MIDAS Object (MOB).</text:p>
      <text:p text:style-name="Text_20_body"/>
      <text:p text:style-name="Text_20_body"><draw:frame draw:style-name="fr1" draw:name="Rahmen25" text:anchor-type="paragraph" svg:x="0.799cm" svg:y="0.007cm" svg:width="15.295cm" draw:z-index="48"><draw:text-box fo:min-height="7.569cm"><text:p text:style-name="Figure"><draw:frame draw:style-name="fr5" draw:name="Objekt25" text:anchor-type="paragraph" svg:x="0.004cm" svg:y="0.002cm" svg:width="15.295cm" style:rel-width="100%" svg:height="7.569cm" style:rel-height="scale" draw:z-index="49"><draw:object xlink:href="./Object 25" xlink:type="simple" xlink:show="embed" xlink:actuate="onLoad"/><draw:image xlink:href="./ObjectReplacements/Object 25" xlink:type="simple" xlink:show="embed" xlink:actuate="onLoad"/></draw:frame>Figure <text:sequence text:ref-name="refFigure19" text:name="Figure" text:formula="ooow:Figure+1" style:num-format="1">20</text:sequence>: Relevant interfaces for the implementation of a MOB</text:p></draw:text-box></draw:frame><text:soft-page-break/></text:p>
      <text:p text:style-name="Text_20_body">Each MIDAS Object</text:p>
      <text:list xml:id="list4028631188432868941" text:style-name="L22">
        <text:list-item>
          <text:p text:style-name="P49"><text:span text:style-name="T3">must</text:span> provide the uiObj Interface to its users (model authors, module authors, frame authors)</text:p>
        </text:list-item>
        <text:list-item>
          <text:p text:style-name="P49"><text:span text:style-name="T3">may</text:span> use the eiMib Interface of one of the MIBs to ease the implementation of a "no-state", of a "standard" or of an "animated" MOB.</text:p>
        </text:list-item>
        <text:list-item>
          <text:p text:style-name="P49"><text:span text:style-name="T3">may</text:span> use the eiMod interface to directly access the MC (either MC Base or MC Extensions)</text:p>
        </text:list-item>
        <text:list-item>
          <text:p text:style-name="P49"><text:span text:style-name="T3">may</text:span> use the eiControl interface to directly access the SSC (either SSC Base or SSC Extensions)</text:p>
        </text:list-item>
      </text:list>
      <text:h text:style-name="P60" text:outline-level="2"><text:bookmark-start text:name="__RefHeading__2082_1029898641"/>Settled Properties of the Core Prototypes<text:bookmark-end text:name="__RefHeading__2082_1029898641"/></text:h>
      <text:p text:style-name="P6">SscCore</text:p>
      <text:list xml:id="list4934853954096353983" text:style-name="L23">
        <text:list-item>
          <text:p text:style-name="P50">organizes the <text:span text:style-name="T1">Access to SSC Extensions</text:span><text:span text:style-name="T9"> by SSC Base and by any SSC Extension</text:span></text:p>
        </text:list-item>
        <text:list-item>
          <text:p text:style-name="P50">handles the <text:span text:style-name="T1">MOO Changes</text:span> of any SSC Extension</text:p>
        </text:list-item>
        <text:list-item>
          <text:p text:style-name="P50">orchestrates the <text:span text:style-name="T1">MOO Changes</text:span> of all dependent SSC Extensions of SSC Base and of any SSC Extension</text:p>
        </text:list-item>
        <text:list-item>
          <text:p text:style-name="P50">ensures the <text:span text:style-name="T1">MOO Changes</text:span> of all UOC Related SSC Dispatchers of SSC Base and of any SSC Extension (this includes the initialization of dispatcher stubs for UOC parameters)</text:p>
        </text:list-item>
        <text:list-item>
          <text:p text:style-name="P50">requests the handling of all <text:span text:style-name="T1">Procedures</text:span> from its user (i.e. programmer of the SSC Extension) via a call-back mechanism</text:p>
        </text:list-item>
        <text:list-item>
          <text:p text:style-name="P50">triggers the initialization of all <text:span text:style-name="T1">SSC Related Network Sensors</text:span> and of all <text:span text:style-name="T1">UOC Related SSC Dispatchers</text:span> of SSC Base and of any SSC Extension</text:p>
        </text:list-item>
        <text:list-item>
          <text:p text:style-name="P50">handles initialization failure of any <text:span text:style-name="T1">SSC Related Network Sensor</text:span> and of any <text:span text:style-name="T1">UOC Related SSC Dispatcher</text:span> of SSC Base or of any SSC Extension</text:p>
        </text:list-item>
      </text:list>
      <text:p text:style-name="P6">McCore</text:p>
      <text:list xml:id="list4733797631300324696" text:style-name="L24">
        <text:list-item>
          <text:p text:style-name="P51">organizes the <text:span text:style-name="T1">Access to MC Extensions</text:span> by MC Base and by any MC Extension</text:p>
        </text:list-item>
        <text:list-item>
          <text:p text:style-name="P51">handles the <text:span text:style-name="T1">MOO Changes</text:span> of any MC Extension</text:p>
        </text:list-item>
        <text:list-item>
          <text:p text:style-name="P51">orchestrates the <text:span text:style-name="T1">MOO Changes</text:span> of all dependent MC Extensions of MC Base and of any MC Extension</text:p>
        </text:list-item>
        <text:list-item>
          <text:p text:style-name="P51">requests the handling of all <text:span text:style-name="T1">Procedures</text:span> from its user (i.e. programmer of the MC Extension) via a call-back mechanism</text:p>
        </text:list-item>
        <text:list-item>
          <text:p text:style-name="P51">organizes the access to every <text:span text:style-name="T1">required SSC Extension</text:span>, as required by any MC Extension</text:p>
        </text:list-item>
      </text:list>
      <text:p text:style-name="P6">MibCore</text:p>
      <text:list xml:id="list38567616" text:continue-list="list4934853954096353983" text:style-name="L23">
        <text:list-item>
          <text:p text:style-name="P50">organizes <text:span text:style-name="T1">Nested Objects</text:span></text:p>
        </text:list-item>
        <text:list-item>
          <text:p text:style-name="P50">handles the <text:span text:style-name="T1">MOO Changes</text:span> of any object (i.e. of any model or of any MIDAS Object)</text:p>
        </text:list-item>
        <text:list-item>
          <text:p text:style-name="P50">orchestrates the <text:span text:style-name="T1">MOO Changes</text:span> of all dependent objects of any object</text:p>
        </text:list-item>
        <text:list-item>
          <text:p text:style-name="P50">requests the handling of all <text:span text:style-name="T1">Procedures</text:span> from its user (i.e. programmer of the MIB) via a call-back mechanism</text:p>
        </text:list-item>
        <text:list-item>
          <text:p text:style-name="P50">organizes the access to every <text:span text:style-name="T1">required SSC Extension</text:span>, as required by any object</text:p>
        </text:list-item>
        <text:list-item>
          <text:p text:style-name="P50">organizes the access to every <text:span text:style-name="T1">required MC Extension</text:span>, as required by any object</text:p>
        </text:list-item>
        <text:list-item>
          <text:p text:style-name="P50">triggers the initialization of all <text:span text:style-name="T1">Object Related Network Sensors</text:span> and of all <text:span text:style-name="T1">MIB Related Network Sensors</text:span> of any object</text:p>
        </text:list-item>
        <text:list-item>
          <text:p text:style-name="P50">handles initialization failure of any <text:span text:style-name="T1">Object Related Network Sensor</text:span> and of any <text:span text:style-name="T1">MIB Related Network Sensor</text:span> of any object</text:p>
        </text:list-item>
      </text:list>
      <text:h text:style-name="Heading_20_3" text:outline-level="3"><text:bookmark-start text:name="__RefHeading__3231_555477830"/><text:soft-page-break/>Access to SSC Extensions<text:bookmark-end text:name="__RefHeading__3231_555477830"/></text:h>
      <text:p text:style-name="Text_20_body">The following table shows some information, which is <text:span text:style-name="T1">relevant for SSC Base and for any SSC Extension</text:span>. It tries to explain, how SSC Base or any SSC Extension can access other SSC Extensions.</text:p>
      <text:p text:style-name="Text_20_body"><text:span text:style-name="T1">Short and sweet</text:span>, each part of the SSC can access all of its dependent SSC Extensions and each SSC Extension can access the SSC Base via</text:p>
      <text:list xml:id="list998308332555012724" text:style-name="L25">
        <text:list-item>
          <text:p text:style-name="P52">some fields that each SSC Extension <text:span text:style-name="T1">must</text:span> provide at the <text:span text:style-name="T1">minimum Interface miControl,</text:span></text:p>
        </text:list-item>
        <text:list-item>
          <text:p text:style-name="P53">some fields that <text:span text:style-name="T1">should</text:span> be used at the <text:span text:style-name="T1">external interface eiSscCore</text:span> and</text:p>
        </text:list-item>
        <text:list-item>
          <text:p text:style-name="P53">some fields of the <text:span text:style-name="T1">commParamExt</text:span> that <text:span text:style-name="T1">will</text:span> be handled by the SSC Core prototype</text:p>
        </text:list-item>
      </text:list>
      <text:p text:style-name="Text_20_body"><text:span text:style-name="T10">It's recommended to &lt;connect&gt; </text:span><text:span text:style-name="T11">bold written fields</text:span><text:span text:style-name="T10"> directly from miControl to eiSscCore.</text:span></text:p>
      <table:table table:name="Tabelle3" table:style-name="Tabelle3">
        <table:table-column table:style-name="Tabelle3.A" table:number-columns-repeated="3"/>
        <table:table-row>
          <table:table-cell table:style-name="Tabelle3.A1" office:value-type="string">
            <text:p text:style-name="P14">Interface miControl</text:p>
          </table:table-cell>
          <table:table-cell table:style-name="Tabelle3.B1" office:value-type="string">
            <text:p text:style-name="P14">Interface eiSscCore</text:p>
          </table:table-cell>
          <table:table-cell table:style-name="Tabelle3.C1" office:value-type="string">
            <text:p text:style-name="P14">Common Parameter Extension</text:p>
          </table:table-cell>
        </table:table-row>
        <table:table-row>
          <table:table-cell table:style-name="Tabelle3.A2" office:value-type="string">
            <text:p text:style-name="P24">instanceIdClient<text:line-break/>SFString</text:p>
          </table:table-cell>
          <table:table-cell table:style-name="Tabelle3.A2" office:value-type="string">
            <text:p text:style-name="P24">instanceIdClient<text:line-break/>SFString</text:p>
          </table:table-cell>
          <table:table-cell table:style-name="Tabelle3.C2" office:value-type="string">
            <text:p text:style-name="P24"/>
          </table:table-cell>
        </table:table-row>
        <table:table-row>
          <table:table-cell table:style-name="Tabelle3.A2" office:value-type="string">
            <text:p text:style-name="P24">instanceIdServer<text:line-break/>SFString</text:p>
          </table:table-cell>
          <table:table-cell table:style-name="Tabelle3.A2" office:value-type="string">
            <text:p text:style-name="P24">instanceIdServer<text:line-break/>SFString</text:p>
          </table:table-cell>
          <table:table-cell table:style-name="Tabelle3.C2" office:value-type="string">
            <text:p text:style-name="P24"/>
          </table:table-cell>
        </table:table-row>
        <table:table-row>
          <table:table-cell table:style-name="Tabelle3.A2" office:value-type="string">
            <text:p text:style-name="Standard"/>
          </table:table-cell>
          <table:table-cell table:style-name="Tabelle3.A2" office:value-type="string">
            <text:p text:style-name="Standard">tracerInstanceIdClient<text:line-break/>SFString</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Standard">tracerInstanceIdServer<text:line-break/>SFString</text:p>
          </table:table-cell>
          <table:table-cell table:style-name="Tabelle3.C2" office:value-type="string">
            <text:p text:style-name="Standard"/>
          </table:table-cell>
        </table:table-row>
        <table:table-row>
          <table:table-cell table:style-name="Tabelle3.A2" office:value-type="string">
            <text:p text:style-name="P21">traceLevelControl<text:line-break/>SFInt32</text:p>
          </table:table-cell>
          <table:table-cell table:style-name="Tabelle3.A2" office:value-type="string">
            <text:p text:style-name="P21">traceLevelControl<text:line-break/>SFInt32</text:p>
          </table:table-cell>
          <table:table-cell table:style-name="Tabelle3.C2" office:value-type="string">
            <text:p text:style-name="Standard"/>
          </table:table-cell>
        </table:table-row>
        <table:table-row>
          <table:table-cell table:style-name="Tabelle3.A2" office:value-type="string">
            <text:p text:style-name="P21">traceLevelComm<text:line-break/>SFInt32</text:p>
          </table:table-cell>
          <table:table-cell table:style-name="Tabelle3.A2" office:value-type="string">
            <text:p text:style-name="P21">traceLevelComm<text:line-break/>SFInt32</text:p>
          </table:table-cell>
          <table:table-cell table:style-name="Tabelle3.C2" office:value-type="string">
            <text:p text:style-name="Standard"/>
          </table:table-cell>
        </table:table-row>
        <table:table-row>
          <table:table-cell table:style-name="Tabelle3.A2" office:value-type="string">
            <text:p text:style-name="P24">mandatorySscExtensions<text:line-break/>MFNode</text:p>
          </table:table-cell>
          <table:table-cell table:style-name="Tabelle3.A2" office:value-type="string">
            <text:p text:style-name="P24">mandatorySscExtensionsIn<text:line-break/>MFNode</text:p>
          </table:table-cell>
          <table:table-cell table:style-name="Tabelle3.C2" office:value-type="string">
            <text:p text:style-name="Standard"/>
          </table:table-cell>
        </table:table-row>
        <table:table-row>
          <table:table-cell table:style-name="Tabelle3.A2" office:value-type="string">
            <text:p text:style-name="P24">optionalSscExtensions<text:line-break/>MFNode</text:p>
          </table:table-cell>
          <table:table-cell table:style-name="Tabelle3.A2" office:value-type="string">
            <text:p text:style-name="P24">optionalSscExtensionsIn<text:line-break/>M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P21">assertedOptionalSscExtensions<text:line-break/>M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P21">commParamExtIn<text:line-break/>S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commParam<text:line-break/>SFNode</text:p>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sscBaseExt<text:line-break/>SFNode</text:p>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extensions<text:line-break/>MFNode</text:p>
          </table:table-cell>
        </table:table-row>
      </table:table>
      <text:p text:style-name="Text_20_body"/>
      <text:h text:style-name="P61" text:outline-level="3"><text:bookmark-start text:name="__RefHeading__2488_1496756897"/>Access to MC Extensions<text:bookmark-end text:name="__RefHeading__2488_1496756897"/></text:h>
      <text:p text:style-name="Text_20_body">The following table shows some information, which is <text:span text:style-name="T1">relevant for MC Base and for any MC Extension</text:span>. It tries to explain, how MC Base or any MC Extension can access other MC Extensions.</text:p>
      <text:p text:style-name="Text_20_body"><text:span text:style-name="T9">E</text:span>ach part of the MC can access all its dependent MC Extensions and each Extension can access the MC Base.</text:p>
      <text:p text:style-name="Text_20_body"><text:span text:style-name="T10">It's recommended to &lt;connect&gt; </text:span><text:span text:style-name="T11">bold written fields</text:span><text:span text:style-name="T10"> directly from miMod to eiMcCore.</text:span></text:p>
      <table:table table:name="Tabelle7" table:style-name="Tabelle7">
        <table:table-column table:style-name="Tabelle7.A" table:number-columns-repeated="3"/>
        <table:table-row>
          <table:table-cell table:style-name="Tabelle7.A1" office:value-type="string">
            <text:p text:style-name="P14">Interface miMod</text:p>
          </table:table-cell>
          <table:table-cell table:style-name="Tabelle7.B1" office:value-type="string">
            <text:p text:style-name="P14">Interface eiMcCore</text:p>
          </table:table-cell>
          <table:table-cell table:style-name="Tabelle7.C1" office:value-type="string">
            <text:p text:style-name="P14">Module Parameter Extension</text:p>
          </table:table-cell>
        </table:table-row>
        <table:table-row>
          <table:table-cell table:style-name="Tabelle7.A2" office:value-type="string">
            <text:p text:style-name="P8">instanceIdMod<text:line-break/>SFString</text:p>
          </table:table-cell>
          <table:table-cell table:style-name="Tabelle7.A2" office:value-type="string">
            <text:p text:style-name="P8">instanceIdMod<text:line-break/>SFString</text:p>
          </table:table-cell>
          <table:table-cell table:style-name="Tabelle7.C2" office:value-type="string">
            <text:p text:style-name="P24"/>
          </table:table-cell>
        </table:table-row>
        <table:table-row>
          <table:table-cell table:style-name="Tabelle7.A2" office:value-type="string">
            <text:p text:style-name="P8"/>
          </table:table-cell>
          <table:table-cell table:style-name="Tabelle7.A2" office:value-type="string">
            <text:p text:style-name="P7">setModuleName<text:line-break/>SFString</text:p>
          </table:table-cell>
          <table:table-cell table:style-name="Tabelle7.C2" office:value-type="string">
            <text:p text:style-name="P24"/>
          </table:table-cell>
        </table:table-row>
        <table:table-row>
          <table:table-cell table:style-name="Tabelle7.A2" office:value-type="string">
            <text:p text:style-name="P8"/>
          </table:table-cell>
          <table:table-cell table:style-name="Tabelle7.A2" office:value-type="string">
            <text:p text:style-name="P7">tracerInstanceId<text:line-break/>SFString</text:p>
          </table:table-cell>
          <table:table-cell table:style-name="Tabelle7.C2" office:value-type="string">
            <text:p text:style-name="P24"/>
          </table:table-cell>
        </table:table-row>
        <table:table-row>
          <table:table-cell table:style-name="Tabelle7.A2" office:value-type="string">
            <text:p text:style-name="P8"/>
          </table:table-cell>
          <table:table-cell table:style-name="Tabelle7.A2" office:value-type="string">
            <text:p text:style-name="P7">tracerInstanceIdClient<text:line-break/>SFString</text:p>
          </table:table-cell>
          <table:table-cell table:style-name="Tabelle7.C2" office:value-type="string">
            <text:p text:style-name="P24"/>
          </table:table-cell>
        </table:table-row>
        <table:table-row>
          <table:table-cell table:style-name="Tabelle7.A2" office:value-type="string">
            <text:p text:style-name="P7">localTraceLevel<text:line-break/>SFInt32</text:p>
          </table:table-cell>
          <table:table-cell table:style-name="Tabelle7.A2" office:value-type="string">
            <text:p text:style-name="P7">traceLevelControl<text:line-break/>SFInt32</text:p>
          </table:table-cell>
          <table:table-cell table:style-name="Tabelle7.C2" office:value-type="string">
            <text:p text:style-name="P25"/>
          </table:table-cell>
        </table:table-row>
        <table:table-row>
          <table:table-cell table:style-name="Tabelle7.A2" office:value-type="string">
            <text:p text:style-name="P8">mandatoryMcExtensions<text:line-break/>MFNode</text:p>
          </table:table-cell>
          <table:table-cell table:style-name="Tabelle7.A2" office:value-type="string">
            <text:p text:style-name="P8">mandatoryMcExtensionsIn<text:line-break/>MFNode</text:p>
          </table:table-cell>
          <table:table-cell table:style-name="Tabelle7.C2" office:value-type="string">
            <text:p text:style-name="Standard"/>
          </table:table-cell>
        </table:table-row>
        <table:table-row>
          <table:table-cell table:style-name="Tabelle7.A2" office:value-type="string">
            <text:p text:style-name="P8">optionalMcExtensions<text:line-break/>MFNode</text:p>
          </table:table-cell>
          <table:table-cell table:style-name="Tabelle7.A2" office:value-type="string">
            <text:p text:style-name="P8">optionalMcExtensionsIn<text:line-break/>MFNode</text:p>
          </table:table-cell>
          <table:table-cell table:style-name="Tabelle7.C2" office:value-type="string">
            <text:p text:style-name="Standard"/>
          </table:table-cell>
        </table:table-row>
        <table:table-row>
          <table:table-cell table:style-name="Tabelle7.A2" office:value-type="string">
            <text:p text:style-name="P21"/>
          </table:table-cell>
          <table:table-cell table:style-name="Tabelle7.A2" office:value-type="string">
            <text:p text:style-name="P10">assertedOptionalMcExtensions<text:line-break/>MFNode</text:p>
          </table:table-cell>
          <table:table-cell table:style-name="Tabelle7.C2" office:value-type="string">
            <text:p text:style-name="Standard"/>
          </table:table-cell>
        </table:table-row>
        <table:table-row>
          <table:table-cell table:style-name="Tabelle7.A2" office:value-type="string">
            <text:p text:style-name="Standard"/>
          </table:table-cell>
          <table:table-cell table:style-name="Tabelle7.A2" office:value-type="string">
            <text:p text:style-name="P10">modParamExtIn<text:line-break/>SFNode</text:p>
          </table:table-cell>
          <table:table-cell table:style-name="Tabelle7.C2" office:value-type="string">
            <text:p text:style-name="Standard"/>
          </table:table-cell>
        </table:table-row>
        <table:table-row>
          <table:table-cell table:style-name="Tabelle7.A2" office:value-type="string">
            <text:p text:style-name="Standard"/>
          </table:table-cell>
          <table:table-cell table:style-name="Tabelle7.A2" office:value-type="string">
            <text:p text:style-name="P21"/>
          </table:table-cell>
          <table:table-cell table:style-name="Tabelle7.C2" office:value-type="string">
            <text:p text:style-name="Text_20_body">modParam<text:line-break/>SFNode</text:p>
          </table:table-cell>
        </table:table-row>
        <table:table-row>
          <table:table-cell table:style-name="Tabelle7.A2" office:value-type="string">
            <text:p text:style-name="Standard"/>
          </table:table-cell>
          <table:table-cell table:style-name="Tabelle7.A2" office:value-type="string">
            <text:p text:style-name="P21"/>
          </table:table-cell>
          <table:table-cell table:style-name="Tabelle7.C2" office:value-type="string">
            <text:p text:style-name="Text_20_body">smsModCoordExt<text:line-break/>SFNode</text:p>
          </table:table-cell>
        </table:table-row>
        <table:table-row>
          <table:table-cell table:style-name="Tabelle7.A2" office:value-type="string">
            <text:p text:style-name="Standard"/>
          </table:table-cell>
          <table:table-cell table:style-name="Tabelle7.A2" office:value-type="string">
            <text:p text:style-name="Standard"/>
          </table:table-cell>
          <table:table-cell table:style-name="Tabelle7.C2" office:value-type="string">
            <text:p text:style-name="Text_20_body">extensions<text:line-break/>MFNode</text:p>
          </table:table-cell>
        </table:table-row>
      </table:table>
      <text:p text:style-name="Text_20_body"/>
      <text:h text:style-name="Heading_20_3" text:outline-level="3"><text:bookmark-start text:name="__RefHeading__3235_555477830"/><text:soft-page-break/>Nested Objects<text:bookmark-end text:name="__RefHeading__3235_555477830"/></text:h>
      <text:p text:style-name="Text_20_body">The following table shows some information, which is <text:span text:style-name="T1">relevant for any MIDAS Object</text:span>. It tries to explain, how any MIDAS Object can orchestrate all its dependent MIDAS Objects.</text:p>
      <text:p text:style-name="Text_20_body"><text:span text:style-name="T9">E</text:span>ach MIDAS Object can access all its dependent MIDAS Objects.</text:p>
      <text:p text:style-name="Text_20_body"><text:span text:style-name="T10">It's recommended to &lt;connect&gt; </text:span><text:span text:style-name="T11">bold written fields</text:span><text:span text:style-name="T10"> directly from uiObj to eiMib.</text:span></text:p>
      <text:p text:style-name="P9"/>
      <table:table table:name="Tabelle11" table:style-name="Tabelle11">
        <table:table-column table:style-name="Tabelle11.A"/>
        <table:table-column table:style-name="Tabelle11.B"/>
        <table:table-header-rows>
          <table:table-row>
            <table:table-cell table:style-name="Tabelle11.A1" office:value-type="string">
              <text:p text:style-name="P26">Interface uiObj</text:p>
            </table:table-cell>
            <table:table-cell table:style-name="Tabelle11.B1" office:value-type="string">
              <text:p text:style-name="P26">Interface eiMib</text:p>
            </table:table-cell>
          </table:table-row>
        </table:table-header-rows>
        <table:table-row>
          <table:table-cell table:style-name="Tabelle11.A2" office:value-type="string">
            <text:p text:style-name="P12">objId<text:line-break/>SFString</text:p>
          </table:table-cell>
          <table:table-cell table:style-name="Tabelle11.B2" office:value-type="string">
            <text:p text:style-name="P12">objId<text:line-break/>SFString</text:p>
          </table:table-cell>
        </table:table-row>
        <table:table-row>
          <table:table-cell table:style-name="Tabelle11.A2" office:value-type="string">
            <text:p text:style-name="P8">universalObjectClass<text:line-break/>SFNode</text:p>
          </table:table-cell>
          <table:table-cell table:style-name="Tabelle11.B2" office:value-type="string">
            <text:p text:style-name="P8">universalObjectClass<text:line-break/>SFNode</text:p>
          </table:table-cell>
        </table:table-row>
        <table:table-row>
          <table:table-cell table:style-name="Tabelle11.A2" office:value-type="string">
            <text:p text:style-name="P8">parentObj<text:line-break/>SFNode</text:p>
          </table:table-cell>
          <table:table-cell table:style-name="Tabelle11.B2" office:value-type="string">
            <text:p text:style-name="P8">parentObj<text:line-break/>SFNode</text:p>
          </table:table-cell>
        </table:table-row>
        <table:table-row>
          <table:table-cell table:style-name="Tabelle11.A2" office:value-type="string">
            <text:p text:style-name="P12">dependentMobs<text:line-break/>MFNode</text:p>
          </table:table-cell>
          <table:table-cell table:style-name="Tabelle11.B2" office:value-type="string">
            <text:p text:style-name="P12">dependentMobs<text:line-break/>MFNode</text:p>
          </table:table-cell>
        </table:table-row>
        <table:table-row>
          <table:table-cell table:style-name="Tabelle11.A2" office:value-type="string">
            <text:p text:style-name="Table_20_Contents"/>
          </table:table-cell>
          <table:table-cell table:style-name="Tabelle11.B2" office:value-type="string">
            <text:p text:style-name="Text_20_body">addDependentMobs<text:line-break/>MFNode</text:p>
          </table:table-cell>
        </table:table-row>
        <table:table-row>
          <table:table-cell table:style-name="Tabelle11.A2" office:value-type="string">
            <text:p text:style-name="Table_20_Contents"/>
          </table:table-cell>
          <table:table-cell table:style-name="Tabelle11.B2" office:value-type="string">
            <text:p text:style-name="Text_20_body">removeDependentMobs<text:line-break/>MFNode</text:p>
          </table:table-cell>
        </table:table-row>
        <table:table-row>
          <table:table-cell table:style-name="Tabelle11.A2" office:value-type="string">
            <text:p text:style-name="Table_20_Contents"/>
          </table:table-cell>
          <table:table-cell table:style-name="Tabelle11.B2" office:value-type="string">
            <text:p text:style-name="Table_20_Contents">assertedDependentMobs<text:line-break/>MFNode</text:p>
          </table:table-cell>
        </table:table-row>
      </table:table>
      <text:p text:style-name="Text_20_body"/>
      <text:h text:style-name="P61" text:outline-level="3"><text:bookmark-start text:name="__RefHeading__3237_555477830"/>MOO Changes and Procedures<text:bookmark-end text:name="__RefHeading__3237_555477830"/></text:h>
      <text:p text:style-name="Text_20_body">The following table shows some information, which is <text:span text:style-name="T1">relevant for any SSC Extension</text:span>. It tries to explain, how the MOO Changes and Procedures of any SSC Extension are organized.</text:p>
      <text:p text:style-name="Text_20_body"><text:span text:style-name="T1">Short and sweet</text:span>, SSC Base or other parents of any SSC Extension use the miControl interface to initialize or disable the SSC Extensions, the SSC Extensions use the eiSscCore interface to ease the implementation, because it is defined:</text:p>
      <text:list xml:id="list38570557" text:continue-numbering="true" text:style-name="L25">
        <text:list-item>
          <text:p text:style-name="P52">some fields that each SSC Extension <text:span text:style-name="T1">must</text:span> provide at the <text:span text:style-name="T1">minimum Interface miControl,</text:span></text:p>
        </text:list-item>
        <text:list-item>
          <text:p text:style-name="P53">some fields that <text:span text:style-name="T1">should</text:span> be used at the <text:span text:style-name="T1">external interface eiSscCore</text:span> and</text:p>
        </text:list-item>
        <text:list-item>
          <text:p text:style-name="P53">some fields of the <text:span text:style-name="T1">commParamExt</text:span> that <text:span text:style-name="T1">will</text:span> be handled by the SSC Core prototype.</text:p>
        </text:list-item>
      </text:list>
      <text:p text:style-name="Text_20_body"><text:span text:style-name="T10">It's recommended to &lt;connect&gt; </text:span><text:span text:style-name="T11">bold written fields</text:span><text:span text:style-name="T10"> directly from miControl to eiSscCore.</text:span></text:p>
      <text:p text:style-name="P9"/>
      <table:table table:name="Tabelle4" table:style-name="Tabelle4">
        <table:table-column table:style-name="Tabelle4.A" table:number-columns-repeated="3"/>
        <table:table-row>
          <table:table-cell table:style-name="Tabelle4.A1" office:value-type="string">
            <text:p text:style-name="P15">Interface miControl</text:p>
          </table:table-cell>
          <table:table-cell table:style-name="Tabelle4.A1" office:value-type="string">
            <text:p text:style-name="P15">Interface eiSscCore</text:p>
          </table:table-cell>
          <table:table-cell table:style-name="Tabelle4.C1" office:value-type="string">
            <text:p text:style-name="P15">Common Parameter Extension</text:p>
          </table:table-cell>
        </table:table-row>
        <table:table-row>
          <table:table-cell table:style-name="Tabelle4.A2" office:value-type="string">
            <text:p text:style-name="P23">basicallyInitialized<text:line-break/>SFBool</text:p>
          </table:table-cell>
          <table:table-cell table:style-name="Tabelle4.A2" office:value-type="string">
            <text:p text:style-name="P22"/>
          </table:table-cell>
          <table:table-cell table:style-name="Tabelle4.C2" office:value-type="string">
            <text:p text:style-name="P17"/>
          </table:table-cell>
        </table:table-row>
        <table:table-row>
          <table:table-cell table:style-name="Tabelle4.A2" office:value-type="string">
            <text:p text:style-name="P22">commParam<text:line-break/>SFNode</text:p>
          </table:table-cell>
          <table:table-cell table:style-name="Tabelle4.A2" office:value-type="string">
            <text:p text:style-name="P22">commParamIn<text:line-break/>SFNode</text:p>
          </table:table-cell>
          <table:table-cell table:style-name="Tabelle4.C2" office:value-type="string">
            <text:p text:style-name="P17"/>
          </table:table-cell>
        </table:table-row>
        <table:table-row>
          <table:table-cell table:style-name="Tabelle4.A2" office:value-type="string">
            <text:p text:style-name="P23">initialized<text:line-break/>SFNode</text:p>
          </table:table-cell>
          <table:table-cell table:style-name="Tabelle4.A2" office:value-type="string">
            <text:p text:style-name="P23">initialized<text:line-break/>SFNode</text:p>
          </table:table-cell>
          <table:table-cell table:style-name="Tabelle4.C2" office:value-type="string">
            <text:p text:style-name="P17">initialized<text:line-break/>SFBool</text:p>
          </table:table-cell>
        </table:table-row>
        <table:table-row>
          <table:table-cell table:style-name="Tabelle4.A2" office:value-type="string">
            <text:p text:style-name="P22">disable<text:line-break/>SFTime</text:p>
          </table:table-cell>
          <table:table-cell table:style-name="Tabelle4.A2" office:value-type="string">
            <text:p text:style-name="P22">disableIn<text:line-break/>SFTime</text:p>
          </table:table-cell>
          <table:table-cell table:style-name="Tabelle4.C2" office:value-type="string">
            <text:p text:style-name="P17"/>
          </table:table-cell>
        </table:table-row>
        <table:table-row>
          <table:table-cell table:style-name="Tabelle4.A2" office:value-type="string">
            <text:p text:style-name="P22"/>
          </table:table-cell>
          <table:table-cell table:style-name="Tabelle4.A2" office:value-type="string">
            <text:p text:style-name="P23">disabled<text:line-break/>SFBool</text:p>
          </table:table-cell>
          <table:table-cell table:style-name="Tabelle4.C2" office:value-type="string">
            <text:p text:style-name="P23"/>
          </table:table-cell>
        </table:table-row>
        <table:table-row>
          <table:table-cell table:style-name="Tabelle4.A2" office:value-type="string">
            <text:p text:style-name="P22">enabledOut<text:line-break/>SFBool</text:p>
          </table:table-cell>
          <table:table-cell table:style-name="Tabelle4.A2" office:value-type="string">
            <text:p text:style-name="P22">enabledOut<text:line-break/>SFBool</text:p>
          </table:table-cell>
          <table:table-cell table:style-name="Tabelle4.C2" office:value-type="string">
            <text:p text:style-name="P23">enabled<text:line-break/>SFBool</text:p>
          </table:table-cell>
        </table:table-row>
        <table:table-row>
          <table:table-cell table:style-name="Tabelle4.A2" office:value-type="string">
            <text:p text:style-name="Table_20_Contents"/>
          </table:table-cell>
          <table:table-cell table:style-name="Tabelle4.A2" office:value-type="string">
            <text:p text:style-name="Table_20_Contents">currentProcedure<text:line-break/>SFString</text:p>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startProcedure<text:line-break/>SFBool</text:p>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procedureFinished<text:line-break/>SFBool</text:p>
          </table:table-cell>
          <table:table-cell table:style-name="Tabelle4.C2" office:value-type="string">
            <text:p text:style-name="Table_20_Contents"/>
          </table:table-cell>
        </table:table-row>
      </table:table>
      <text:p text:style-name="Text_20_body"/>
      <text:p text:style-name="P19">The following table shows some information, which is <text:span text:style-name="T1">relevant for any MC Extension</text:span>. It tries to explain, how the MOO Changes and Procedures of any MC Extension are organized.</text:p>
      <text:p text:style-name="Text_20_body"><text:span text:style-name="T1">Short and sweet</text:span>, MC Base or any other parent of MC Extensions use the miMod interface to initialize or disable MC Extensions, the MC Extensions use the eiMcCore interface to ease the implementation, because it is defined:</text:p>
      <text:list xml:id="list38577959" text:continue-numbering="true" text:style-name="L25">
        <text:list-item>
          <text:p text:style-name="P52">some fields that each MC Extension <text:span text:style-name="T1">must</text:span> provide at the <text:span text:style-name="T1">minimum Interface miMod,</text:span></text:p>
        </text:list-item>
        <text:list-item>
          <text:p text:style-name="P53">some fields that <text:span text:style-name="T1">should</text:span> be used at the <text:span text:style-name="T1">external interface eiMcCore</text:span> and</text:p>
        </text:list-item>
        <text:list-item>
          <text:p text:style-name="P53">some fields of the <text:span text:style-name="T1">modParamExt</text:span> that <text:span text:style-name="T1">will</text:span> be handled by the MC Core prototype.</text:p>
        </text:list-item>
      </text:list>
      <text:p text:style-name="Text_20_body"><text:span text:style-name="T10">It's recommended to &lt;connect&gt; </text:span><text:span text:style-name="T11">bold written fields</text:span><text:span text:style-name="T10"> directly from miControl to eiSscCore.</text:span></text:p>
      <text:p text:style-name="P9"/>
      <table:table table:name="Tabelle8" table:style-name="Tabelle8">
        <table:table-column table:style-name="Tabelle8.A" table:number-columns-repeated="3"/>
        <table:table-row>
          <table:table-cell table:style-name="Tabelle8.A1" office:value-type="string">
            <text:p text:style-name="P15">Interface miMod</text:p>
          </table:table-cell>
          <table:table-cell table:style-name="Tabelle8.A1" office:value-type="string">
            <text:p text:style-name="P15">Interface eiMcCore</text:p>
          </table:table-cell>
          <table:table-cell table:style-name="Tabelle8.C1" office:value-type="string">
            <text:p text:style-name="P15">Module Parameter Extension</text:p>
          </table:table-cell>
        </table:table-row>
        <table:table-row>
          <table:table-cell table:style-name="Tabelle8.A2" office:value-type="string">
            <text:p text:style-name="P23">basicallyInitialized<text:line-break/>SFBool</text:p>
          </table:table-cell>
          <table:table-cell table:style-name="Tabelle8.A2" office:value-type="string">
            <text:p text:style-name="P22"/>
          </table:table-cell>
          <table:table-cell table:style-name="Tabelle8.C2" office:value-type="string">
            <text:p text:style-name="P17"/>
          </table:table-cell>
        </table:table-row>
        <table:table-row>
          <table:table-cell table:style-name="Tabelle8.A2" office:value-type="string">
            <text:p text:style-name="P22">modParam<text:line-break/>SFNode</text:p>
          </table:table-cell>
          <table:table-cell table:style-name="Tabelle8.A2" office:value-type="string">
            <text:p text:style-name="P22">modParamIn<text:line-break/>SFNode</text:p>
          </table:table-cell>
          <table:table-cell table:style-name="Tabelle8.C2" office:value-type="string">
            <text:p text:style-name="P17"/>
          </table:table-cell>
        </table:table-row>
        <table:table-row>
          <table:table-cell table:style-name="Tabelle8.A2" office:value-type="string">
            <text:p text:style-name="P23">initialized<text:line-break/>SFNode</text:p>
          </table:table-cell>
          <table:table-cell table:style-name="Tabelle8.A2" office:value-type="string">
            <text:p text:style-name="P23">initialized<text:line-break/>SFNode</text:p>
          </table:table-cell>
          <table:table-cell table:style-name="Tabelle8.C2" office:value-type="string">
            <text:p text:style-name="P17">initialized<text:line-break/>SFBool</text:p>
          </table:table-cell>
        </table:table-row>
        <table:table-row>
          <table:table-cell table:style-name="Tabelle8.A2" office:value-type="string">
            <text:p text:style-name="P23">startAttachment<text:line-break/>SFInt32</text:p>
          </table:table-cell>
          <table:table-cell table:style-name="Tabelle8.A2" office:value-type="string">
            <text:p text:style-name="P23">startAttachment<text:line-break/>SFInt32</text:p>
          </table:table-cell>
          <table:table-cell table:style-name="Tabelle8.C2" office:value-type="string">
            <text:p text:style-name="P17"/>
          </table:table-cell>
        </table:table-row>
        <table:table-row>
          <table:table-cell table:style-name="Tabelle8.A2" office:value-type="string">
            <text:p text:style-name="P23">attachmentFinished<text:line-break/>SFNode</text:p>
          </table:table-cell>
          <table:table-cell table:style-name="Tabelle8.A2" office:value-type="string">
            <text:p text:style-name="P23">attachmentFinished<text:line-break/>SFNode</text:p>
          </table:table-cell>
          <table:table-cell table:style-name="Tabelle8.C2" office:value-type="string">
            <text:p text:style-name="P7">moduleIx<text:line-break/>SFInt32</text:p>
          </table:table-cell>
        </table:table-row>
        <table:table-row>
          <table:table-cell table:style-name="Tabelle8.A2" office:value-type="string">
            <text:p text:style-name="P22">disable<text:line-break/>SFTime</text:p>
          </table:table-cell>
          <table:table-cell table:style-name="Tabelle8.A2" office:value-type="string">
            <text:p text:style-name="P22">disableIn<text:line-break/>SFTime</text:p>
          </table:table-cell>
          <table:table-cell table:style-name="Tabelle8.C2" office:value-type="string">
            <text:p text:style-name="P17"/>
          </table:table-cell>
        </table:table-row>
        <table:table-row>
          <table:table-cell table:style-name="Tabelle8.A2" office:value-type="string">
            <text:p text:style-name="P22"/>
          </table:table-cell>
          <table:table-cell table:style-name="Tabelle8.A2" office:value-type="string">
            <text:p text:style-name="P23">disabled<text:line-break/>SFBool</text:p>
          </table:table-cell>
          <table:table-cell table:style-name="Tabelle8.C2" office:value-type="string">
            <text:p text:style-name="P23"/>
          </table:table-cell>
        </table:table-row>
        <table:table-row>
          <table:table-cell table:style-name="Tabelle8.A2" office:value-type="string">
            <text:p text:style-name="P22">enabledOut<text:line-break/>SFBool</text:p>
          </table:table-cell>
          <table:table-cell table:style-name="Tabelle8.A2" office:value-type="string">
            <text:p text:style-name="P22">enabledOut<text:line-break/>SFBool</text:p>
          </table:table-cell>
          <table:table-cell table:style-name="Tabelle8.C2" office:value-type="string">
            <text:p text:style-name="P23">enabled<text:line-break/>SFBool</text:p>
          </table:table-cell>
        </table:table-row>
        <table:table-row>
          <table:table-cell table:style-name="Tabelle8.A2" office:value-type="string">
            <text:p text:style-name="Table_20_Contents"/>
          </table:table-cell>
          <table:table-cell table:style-name="Tabelle8.A2" office:value-type="string">
            <text:p text:style-name="Table_20_Contents">currentProcedure<text:line-break/>SFString</text:p>
          </table:table-cell>
          <table:table-cell table:style-name="Tabelle8.C2" office:value-type="string">
            <text:p text:style-name="Table_20_Contents"/>
          </table:table-cell>
        </table:table-row>
        <table:table-row>
          <table:table-cell table:style-name="Tabelle8.A2" office:value-type="string">
            <text:p text:style-name="Table_20_Contents"/>
          </table:table-cell>
          <table:table-cell table:style-name="Tabelle8.A2" office:value-type="string">
            <text:p text:style-name="Table_20_Contents">startProcedure<text:line-break/>SFBool</text:p>
          </table:table-cell>
          <table:table-cell table:style-name="Tabelle8.C2" office:value-type="string">
            <text:p text:style-name="Table_20_Contents"/>
          </table:table-cell>
        </table:table-row>
        <table:table-row>
          <table:table-cell table:style-name="Tabelle8.A2" office:value-type="string">
            <text:p text:style-name="Table_20_Contents"/>
          </table:table-cell>
          <table:table-cell table:style-name="Tabelle8.A2" office:value-type="string">
            <text:p text:style-name="Table_20_Contents">procedureFinished<text:line-break/>SFBool</text:p>
          </table:table-cell>
          <table:table-cell table:style-name="Tabelle8.C2" office:value-type="string">
            <text:p text:style-name="Table_20_Contents"/>
          </table:table-cell>
        </table:table-row>
      </table:table>
      <text:p text:style-name="Text_20_body"/>
      <text:p text:style-name="P19">The following table shows some information, which is <text:span text:style-name="T1">relevant for any MIDAS Object</text:span>. It tries to explain, how the MOO Changes and Procedures of any MIDAS Object are organized.</text:p>
      <text:p text:style-name="Text_20_body"><text:span text:style-name="T1">Short and sweet</text:span>, the parent uses the uiObj interface to initialize and/or to attach or disable the MIDAS Object, the MIDAS Object uses the eiMib interface to ease the implementation, because it is defined:</text:p>
      <text:list xml:id="list38573140" text:continue-numbering="true" text:style-name="L25">
        <text:list-item>
          <text:p text:style-name="P52">some fields that each MIDAS Object <text:span text:style-name="T1">must</text:span> provide at the <text:span text:style-name="T1">user Interface uiObj</text:span><text:span text:style-name="T9"> and</text:span></text:p>
        </text:list-item>
        <text:list-item>
          <text:p text:style-name="P53">some fields that <text:span text:style-name="T1">should</text:span> be used at the <text:span text:style-name="T1">external interface eiMib.</text:span></text:p>
        </text:list-item>
      </text:list>
      <text:p text:style-name="Text_20_body"><text:span text:style-name="T10">It's recommended to &lt;connect&gt; </text:span><text:span text:style-name="T11">bold written fields</text:span><text:span text:style-name="T10"> directly from uiObj to eiMib.</text:span></text:p>
      <text:p text:style-name="Text_20_body"/>
      <table:table table:name="Tabelle12" table:style-name="Tabelle12">
        <table:table-column table:style-name="Tabelle12.A"/>
        <table:table-column table:style-name="Tabelle12.B"/>
        <table:table-header-rows>
          <table:table-row>
            <table:table-cell table:style-name="Tabelle12.A1" office:value-type="string">
              <text:p text:style-name="P26">Interface uiObj</text:p>
            </table:table-cell>
            <table:table-cell table:style-name="Tabelle12.B1" office:value-type="string">
              <text:p text:style-name="P26">Interface eiMib</text:p>
            </table:table-cell>
          </table:table-row>
        </table:table-header-rows>
        <table:table-row>
          <table:table-cell table:style-name="Tabelle12.A2" office:value-type="string">
            <text:p text:style-name="P8">commParam<text:line-break/>SFNode</text:p>
          </table:table-cell>
          <table:table-cell table:style-name="Tabelle12.B2" office:value-type="string">
            <text:p text:style-name="P8">commParam<text:line-break/>SFNode</text:p>
          </table:table-cell>
        </table:table-row>
        <table:table-row>
          <table:table-cell table:style-name="Tabelle12.A2" office:value-type="string">
            <text:p text:style-name="P7">initialized<text:line-break/>SFNode</text:p>
          </table:table-cell>
          <table:table-cell table:style-name="Tabelle12.B2" office:value-type="string">
            <text:p text:style-name="P7">initialized<text:line-break/>SFNode</text:p>
          </table:table-cell>
        </table:table-row>
        <table:table-row>
          <table:table-cell table:style-name="Tabelle12.A2" office:value-type="string">
            <text:p text:style-name="P8">modParam<text:line-break/>SFNode</text:p>
          </table:table-cell>
          <table:table-cell table:style-name="Tabelle12.B2" office:value-type="string">
            <text:p text:style-name="P8">modParam<text:line-break/>SFNode</text:p>
          </table:table-cell>
        </table:table-row>
        <table:table-row>
          <table:table-cell table:style-name="Tabelle12.A2" office:value-type="string">
            <text:p text:style-name="P7">attached<text:line-break/>SFNode</text:p>
          </table:table-cell>
          <table:table-cell table:style-name="Tabelle12.B2" office:value-type="string">
            <text:p text:style-name="P7">attached<text:line-break/>SFNode</text:p>
          </table:table-cell>
        </table:table-row>
        <table:table-row>
          <table:table-cell table:style-name="Tabelle12.A2" office:value-type="string">
            <text:p text:style-name="P8">disable<text:line-break/>SFTime</text:p>
          </table:table-cell>
          <table:table-cell table:style-name="Tabelle12.B2" office:value-type="string">
            <text:p text:style-name="P8">disable<text:line-break/>SFTime</text:p>
          </table:table-cell>
        </table:table-row>
        <table:table-row>
          <table:table-cell table:style-name="Tabelle12.A2" office:value-type="string">
            <text:p text:style-name="Table_20_Contents"/>
          </table:table-cell>
          <table:table-cell table:style-name="Tabelle12.B2" office:value-type="string">
            <text:p text:style-name="Table_20_Contents">disabled<text:line-break/>SFBool</text:p>
          </table:table-cell>
        </table:table-row>
        <table:table-row>
          <table:table-cell table:style-name="Tabelle12.A2" office:value-type="string">
            <text:p text:style-name="P8">enabledOut<text:line-break/>SFBool</text:p>
          </table:table-cell>
          <table:table-cell table:style-name="Tabelle12.B2" office:value-type="string">
            <text:p text:style-name="P8">enabledOut<text:line-break/>SFBool</text:p>
          </table:table-cell>
        </table:table-row>
        <table:table-row>
          <table:table-cell table:style-name="Tabelle12.A2" office:value-type="string">
            <text:p text:style-name="Table_20_Contents"/>
          </table:table-cell>
          <table:table-cell table:style-name="Tabelle12.B2" office:value-type="string">
            <text:p text:style-name="Table_20_Contents">currentProcedure<text:line-break/>SFString</text:p>
          </table:table-cell>
        </table:table-row>
        <table:table-row>
          <table:table-cell table:style-name="Tabelle12.A2" office:value-type="string">
            <text:p text:style-name="Table_20_Contents"/>
          </table:table-cell>
          <table:table-cell table:style-name="Tabelle12.B2" office:value-type="string">
            <text:p text:style-name="Table_20_Contents">startProcedure<text:line-break/>SFBool</text:p>
          </table:table-cell>
        </table:table-row>
        <table:table-row>
          <table:table-cell table:style-name="Tabelle12.A2" office:value-type="string">
            <text:p text:style-name="Table_20_Contents"/>
          </table:table-cell>
          <table:table-cell table:style-name="Tabelle12.B2" office:value-type="string">
            <text:p text:style-name="Table_20_Contents">procedureFinished<text:line-break/>SFBool</text:p>
          </table:table-cell>
        </table:table-row>
      </table:table>
      <text:p text:style-name="Text_20_body"/>
      <text:h text:style-name="P61" text:outline-level="3"><text:bookmark-start text:name="__RefHeading__3635_555477830"/>Required SSC Extensions<text:bookmark-end text:name="__RefHeading__3635_555477830"/></text:h>
      <text:p text:style-name="Text_20_body"><text:span text:style-name="T2">Each SSC Extension </text:span><text:span text:style-name="T3">must</text:span><text:span text:style-name="T2"> define a "well known ID"</text:span>, which has to be used to access the SSC Extension by any MC Extension or by any MIDAS Object:</text:p>
      <text:p text:style-name="Text_20_body"/>
      <table:table table:name="Tabelle6" table:style-name="Tabelle6">
        <table:table-column table:style-name="Tabelle6.A" table:number-columns-repeated="3"/>
        <table:table-row>
          <table:table-cell table:style-name="Tabelle6.A1" office:value-type="string">
            <text:p text:style-name="P15">Interface miControl</text:p>
          </table:table-cell>
          <table:table-cell table:style-name="Tabelle6.A1" office:value-type="string">
            <text:p text:style-name="P15">Interface eiSscCore</text:p>
          </table:table-cell>
          <table:table-cell table:style-name="Tabelle6.C1" office:value-type="string">
            <text:p text:style-name="P15">Common Parameter Extension</text:p>
          </table:table-cell>
        </table:table-row>
        <table:table-row>
          <table:table-cell table:style-name="Tabelle6.A2" office:value-type="string">
            <text:p text:style-name="P23"/>
          </table:table-cell>
          <table:table-cell table:style-name="Tabelle6.A2" office:value-type="string">
            <text:p text:style-name="P23"/>
          </table:table-cell>
          <table:table-cell table:style-name="Tabelle6.C2" office:value-type="string">
            <text:p text:style-name="P23">wellKnownId<text:line-break/>SFString</text:p>
          </table:table-cell>
        </table:table-row>
      </table:table>
      <text:p text:style-name="Text_20_body"/>
      <text:p text:style-name="Text_20_body"><text:span text:style-name="T2">Each MC Extension that </text:span><text:span text:style-name="T3">requires</text:span><text:span text:style-name="T2"> an SSC Extension</text:span> can require and access the SSC Extension with the help of the eiMcCore interface:</text:p>
      <text:p text:style-name="Text_20_body"/>
      <table:table table:name="Tabelle10" table:style-name="Tabelle10">
        <table:table-column table:style-name="Tabelle10.A" table:number-columns-repeated="3"/>
        <table:table-row>
          <table:table-cell table:style-name="Tabelle10.A1" office:value-type="string">
            <text:p text:style-name="P15">Interface miMod</text:p>
          </table:table-cell>
          <table:table-cell table:style-name="Tabelle10.A1" office:value-type="string">
            <text:p text:style-name="P15">Interface eiMcCore</text:p>
          </table:table-cell>
          <table:table-cell table:style-name="Tabelle10.C1" office:value-type="string">
            <text:p text:style-name="P15">Module Parameter Extension</text:p>
          </table:table-cell>
        </table:table-row>
        <table:table-row>
          <table:table-cell table:style-name="Tabelle10.A2" office:value-type="string">
            <text:p text:style-name="P23"/>
          </table:table-cell>
          <table:table-cell table:style-name="Tabelle10.A2" office:value-type="string">
            <text:p text:style-name="P11">requiredSscExtensionsIn<text:line-break/>MFString</text:p>
          </table:table-cell>
          <table:table-cell table:style-name="Tabelle10.C2" office:value-type="string">
            <text:p text:style-name="P23"/>
          </table:table-cell>
        </table:table-row>
        <table:table-row>
          <table:table-cell table:style-name="Tabelle10.A2" office:value-type="string">
            <text:p text:style-name="P23"/>
          </table:table-cell>
          <table:table-cell table:style-name="Tabelle10.A2" office:value-type="string">
            <text:p text:style-name="P11">assertedSscExtensions<text:line-break/>MFNode</text:p>
          </table:table-cell>
          <table:table-cell table:style-name="Tabelle10.C2" office:value-type="string">
            <text:p text:style-name="P23"/>
          </table:table-cell>
        </table:table-row>
      </table:table>
      <text:p text:style-name="Text_20_body"/>
      <text:p text:style-name="Text_20_body"><text:span text:style-name="T2">Each MIDAS Object that </text:span><text:span text:style-name="T3">requires</text:span><text:span text:style-name="T2"> an SSC Extension</text:span> can require and access the SSC Extension with the help of the eiMib interface:</text:p>
      <text:p text:style-name="Text_20_body"/>
      <table:table table:name="Tabelle13" table:style-name="Tabelle13">
        <table:table-column table:style-name="Tabelle13.A"/>
        <table:table-column table:style-name="Tabelle13.B"/>
        <table:table-header-rows>
          <table:table-row>
            <table:table-cell table:style-name="Tabelle13.A1" office:value-type="string">
              <text:p text:style-name="P26">Interface uiObj</text:p>
            </table:table-cell>
            <table:table-cell table:style-name="Tabelle13.B1" office:value-type="string">
              <text:p text:style-name="P26">Interface eiMib</text:p>
            </table:table-cell>
          </table:table-row>
        </table:table-header-rows>
        <table:table-row>
          <table:table-cell table:style-name="Tabelle13.A2" office:value-type="string">
            <text:p text:style-name="Table_20_Contents"/>
          </table:table-cell>
          <table:table-cell table:style-name="Tabelle13.B2" office:value-type="string">
            <text:p text:style-name="Table_20_Contents">requiredSscExtensions<text:line-break/>MFString</text:p>
          </table:table-cell>
        </table:table-row>
        <table:table-row>
          <table:table-cell table:style-name="Tabelle13.A2" office:value-type="string">
            <text:p text:style-name="Table_20_Contents"/>
          </table:table-cell>
          <table:table-cell table:style-name="Tabelle13.B2" office:value-type="string">
            <text:p text:style-name="Table_20_Contents">assertedSscExtensions<text:line-break/>MFNode</text:p>
          </table:table-cell>
        </table:table-row>
      </table:table>
      <text:p text:style-name="Text_20_body"/>
      <text:h text:style-name="P61" text:outline-level="3"><text:bookmark-start text:name="__RefHeading__3637_555477830"/>Required MC Extensions<text:bookmark-end text:name="__RefHeading__3637_555477830"/></text:h>
      <text:p text:style-name="Text_20_body"><text:span text:style-name="T2">Each MC Extension </text:span><text:span text:style-name="T3">must</text:span><text:span text:style-name="T2"> define a "well known ID"</text:span>, which has to be used to access the MC Extension by any MIDAS Object:</text:p>
      <text:p text:style-name="Text_20_body"/>
      <table:table table:name="Tabelle9" table:style-name="Tabelle9">
        <table:table-column table:style-name="Tabelle9.A" table:number-columns-repeated="3"/>
        <table:table-row>
          <table:table-cell table:style-name="Tabelle9.A1" office:value-type="string">
            <text:p text:style-name="P15">Interface miMod</text:p>
          </table:table-cell>
          <table:table-cell table:style-name="Tabelle9.A1" office:value-type="string">
            <text:p text:style-name="P15">Interface eiMcCore</text:p>
          </table:table-cell>
          <table:table-cell table:style-name="Tabelle9.C1" office:value-type="string">
            <text:p text:style-name="P15">Module Parameter Extension</text:p>
          </table:table-cell>
        </table:table-row>
        <table:table-row>
          <table:table-cell table:style-name="Tabelle9.A2" office:value-type="string">
            <text:p text:style-name="P23"/>
          </table:table-cell>
          <table:table-cell table:style-name="Tabelle9.A2" office:value-type="string">
            <text:p text:style-name="P23"/>
          </table:table-cell>
          <table:table-cell table:style-name="Tabelle9.C2" office:value-type="string">
            <text:p text:style-name="P23">wellKnownId<text:line-break/>SFString</text:p>
          </table:table-cell>
        </table:table-row>
      </table:table>
      <text:p text:style-name="Text_20_body"/>
      <text:p text:style-name="Text_20_body"><text:span text:style-name="T2">Each MIDAS Object that </text:span><text:span text:style-name="T3">requires</text:span><text:span text:style-name="T2"> an MC Extension</text:span> can require and access the SSC Extension with the help of the eiMib interface:</text:p>
      <text:p text:style-name="Text_20_body"/>
      <table:table table:name="Tabelle14" table:style-name="Tabelle14">
        <table:table-column table:style-name="Tabelle14.A"/>
        <table:table-column table:style-name="Tabelle14.B"/>
        <table:table-header-rows>
          <table:table-row>
            <table:table-cell table:style-name="Tabelle14.A1" office:value-type="string">
              <text:p text:style-name="Table_20_Heading">Interface uiObj</text:p>
            </table:table-cell>
            <table:table-cell table:style-name="Tabelle14.B1" office:value-type="string">
              <text:p text:style-name="Table_20_Heading">Interface eiMib</text:p>
            </table:table-cell>
          </table:table-row>
        </table:table-header-rows>
        <table:table-row>
          <table:table-cell table:style-name="Tabelle14.A2" office:value-type="string">
            <text:p text:style-name="Table_20_Contents"/>
          </table:table-cell>
          <table:table-cell table:style-name="Tabelle14.B2" office:value-type="string">
            <text:p text:style-name="Table_20_Contents">requiredMcExtensions<text:line-break/>MFString</text:p>
          </table:table-cell>
        </table:table-row>
        <table:table-row>
          <table:table-cell table:style-name="Tabelle14.A2" office:value-type="string">
            <text:p text:style-name="Table_20_Contents"/>
          </table:table-cell>
          <table:table-cell table:style-name="Tabelle14.B2" office:value-type="string">
            <text:p text:style-name="Table_20_Contents">assertedMcExtensions<text:line-break/>MFNode</text:p>
          </table:table-cell>
        </table:table-row>
      </table:table>
      <text:p text:style-name="Text_20_body"/>
      <text:h text:style-name="P61" text:outline-level="3"><text:bookmark-start text:name="__RefHeading__3239_555477830"/>SSC Related Network Sensors and UOC Related SSC Dispatchers<text:bookmark-end text:name="__RefHeading__3239_555477830"/></text:h>
      <text:p text:style-name="Text_20_body">Each <text:span text:style-name="T2">SSC Extension may use SSC Related Network Sensors and/or UOC Related SSC Dispatchers</text:span>.</text:p>
      <text:p text:style-name="Text_20_body">Both should be made known to the SSC Core Prototype via the eiSscCore Interface. The SSC Core prototype will care for the MOO Changes of those nodes:</text:p>
      <text:p text:style-name="Text_20_body"/>
      <table:table table:name="Tabelle5" table:style-name="Tabelle5">
        <table:table-column table:style-name="Tabelle5.A" table:number-columns-repeated="3"/>
        <table:table-row>
          <table:table-cell table:style-name="Tabelle5.A1" office:value-type="string">
            <text:p text:style-name="P15">Interface miControl</text:p>
          </table:table-cell>
          <table:table-cell table:style-name="Tabelle5.A1" office:value-type="string">
            <text:p text:style-name="P15">Interface eiSscCore</text:p>
          </table:table-cell>
          <table:table-cell table:style-name="Tabelle5.C1" office:value-type="string">
            <text:p text:style-name="P15">Common Parameter Extension</text:p>
          </table:table-cell>
        </table:table-row>
        <table:table-row>
          <table:table-cell table:style-name="Tabelle5.A2" office:value-type="string">
            <text:p text:style-name="P23"/>
          </table:table-cell>
          <table:table-cell table:style-name="Tabelle5.A2" office:value-type="string">
            <text:p text:style-name="P23">networkSensorsIn<text:line-break/>MFNode</text:p>
          </table:table-cell>
          <table:table-cell table:style-name="Tabelle5.C2" office:value-type="string">
            <text:p text:style-name="P17"/>
          </table:table-cell>
        </table:table-row>
        <table:table-row>
          <table:table-cell table:style-name="Tabelle5.A2" office:value-type="string">
            <text:p text:style-name="P22"/>
          </table:table-cell>
          <table:table-cell table:style-name="Tabelle5.A2" office:value-type="string">
            <text:p text:style-name="P23">sscDispatchersIn<text:line-break/>MFNode</text:p>
          </table:table-cell>
          <table:table-cell table:style-name="Tabelle5.C2" office:value-type="string">
            <text:p text:style-name="P17"/>
          </table:table-cell>
        </table:table-row>
      </table:table>
      <text:p text:style-name="Standard"/>
      <text:h text:style-name="Heading_20_3" text:outline-level="3"><text:bookmark-start text:name="__RefHeading__3241_555477830"/>Object Related and MIB Related Network Sensors<text:bookmark-end text:name="__RefHeading__3241_555477830"/></text:h>
      <text:p text:style-name="Text_20_body">Each MIB may contain MIB Related Network Sensors, however this is something internal to the SMUOS Framework.</text:p>
      <text:p text:style-name="Text_20_body">Each <text:span text:style-name="T2">MIDAS Object may use Object Related Network Sensors</text:span>. Those network sensors should be made available to the MIB via the eiMib interface. The MIB Core prototype will care for the MOO changes of those nodes.</text:p>
      <text:p text:style-name="Text_20_body"/>
      <table:table table:name="Tabelle15" table:style-name="Tabelle15">
        <table:table-column table:style-name="Tabelle15.A"/>
        <table:table-column table:style-name="Tabelle15.B"/>
        <table:table-header-rows>
          <table:table-row>
            <table:table-cell table:style-name="Tabelle15.A1" office:value-type="string">
              <text:p text:style-name="Table_20_Heading">Interface uiObj</text:p>
            </table:table-cell>
            <table:table-cell table:style-name="Tabelle15.B1" office:value-type="string">
              <text:p text:style-name="Table_20_Heading">Interface eiMib</text:p>
            </table:table-cell>
          </table:table-row>
        </table:table-header-rows>
        <table:table-row>
          <table:table-cell table:style-name="Tabelle15.A2" office:value-type="string">
            <text:p text:style-name="Table_20_Contents"/>
          </table:table-cell>
          <table:table-cell table:style-name="Tabelle15.B2" office:value-type="string">
            <text:p text:style-name="Table_20_Contents">networkSensors<text:line-break/>MFNode</text:p>
          </table:table-cell>
        </table:table-row>
      </table:table>
      <text:p text:style-name="Text_20_body"/>
      <text:p text:style-name="Text_20_body">The same is true for bound models, which <text:span text:style-name="T2">may use Object Related Network Sensors</text:span><text:span text:style-name="T5">, too.</text:span></text:p>
      <text:p text:style-name="P4">Those network sensors should be made available to the MIB Core prototype via the external interface of the Model Prototype (MOP). The MIB Core prototype will care for the MOO changes of those nodes.</text:p>
      <text:h text:style-name="P60" text:outline-level="2"><text:bookmark-start text:name="__RefHeading__1846_918816407"/>A Possible Evolution Path for the SMUOS Framework<text:bookmark-end text:name="__RefHeading__1846_918816407"/></text:h>
      <text:h text:style-name="Heading_20_3" text:outline-level="3"><text:bookmark-start text:name="__RefHeading__1848_918816407"/>Rebase to Core Prototypes ("Pieta") – done<text:bookmark-end text:name="__RefHeading__1848_918816407"/></text:h>
      <table:table table:name="Features-Pieta" table:style-name="Features-Pieta">
        <table:table-column table:style-name="Features-Pieta.A"/>
        <table:table-column table:style-name="Features-Pieta.B"/>
        <table:table-column table:style-name="Features-Pieta.C"/>
        <table:table-header-rows>
          <table:table-row>
            <table:table-cell table:style-name="Features-Pieta.A1" table:number-columns-spanned="2" office:value-type="string">
              <text:p text:style-name="P13">Software Part</text:p>
            </table:table-cell>
            <table:covered-table-cell/>
            <table:table-cell table:style-name="Features-Pieta.C1" office:value-type="string">
              <text:p text:style-name="P13">Features</text:p>
            </table:table-cell>
          </table:table-row>
        </table:table-header-rows>
        <table:table-row>
          <table:table-cell table:style-name="Features-Pieta.A1" table:number-rows-spanned="2" office:value-type="string">
            <text:p text:style-name="P12">(F)rame</text:p>
          </table:table-cell>
          <table:table-cell table:style-name="Features-Pieta.A1" office:value-type="string">
            <text:p text:style-name="P16">Simple Scene Controller</text:p>
          </table:table-cell>
          <table:table-cell table:style-name="Features-Pieta.C2" office:value-type="string">
            <text:list xml:id="list1628206403006284085" text:style-name="L26">
              <text:list-item>
                <text:p text:style-name="P63">init</text:p>
              </text:list-item>
              <text:list-item>
                <text:p text:style-name="P63">Support of single-user/multi-user scenes</text:p>
              </text:list-item>
            </text:list>
          </table:table-cell>
        </table:table-row>
        <table:table-row>
          <table:covered-table-cell/>
          <table:table-cell table:style-name="Features-Pieta.B3" office:value-type="string">
            <text:p text:style-name="P16">SSC Core</text:p>
          </table:table-cell>
          <table:table-cell table:style-name="Features-Pieta.C2" office:value-type="string">
            <text:list xml:id="list8093158092096671921" text:style-name="L27">
              <text:list-item>
                <text:p text:style-name="P64">Support of no-state/stateful SSC Extensions</text:p>
              </text:list-item>
              <text:list-item>
                <text:p text:style-name="P64">Support of synchronous controllers</text:p>
              </text:list-item>
            </text:list>
          </table:table-cell>
        </table:table-row>
        <table:table-row>
          <table:table-cell table:style-name="Features-Pieta.B3" table:number-rows-spanned="2" office:value-type="string">
            <text:p text:style-name="P12">(M)odule</text:p>
          </table:table-cell>
          <table:table-cell table:style-name="Features-Pieta.B3" office:value-type="string">
            <text:p text:style-name="P16">Module Coordinator</text:p>
          </table:table-cell>
          <table:table-cell table:style-name="Features-Pieta.C2" office:value-type="string">
            <text:list xml:id="list289177181365078273" text:style-name="L28">
              <text:list-item>
                <text:p text:style-name="P65">commParam + disable</text:p>
              </text:list-item>
              <text:list-item>
                <text:p text:style-name="P65">Support of static/dynamic modules</text:p>
              </text:list-item>
            </text:list>
          </table:table-cell>
        </table:table-row>
        <table:table-row>
          <table:covered-table-cell/>
          <table:table-cell table:style-name="Features-Pieta.B3" office:value-type="string">
            <text:p text:style-name="P16">MC Core</text:p>
          </table:table-cell>
          <table:table-cell table:style-name="Features-Pieta.C2" office:value-type="string">
            <text:list xml:id="list8993347068433855986" text:style-name="L29">
              <text:list-item>
                <text:p text:style-name="P66">Support of attacheable/non-attacheable MC Extensions</text:p>
              </text:list-item>
            </text:list>
          </table:table-cell>
        </table:table-row>
        <table:table-row>
          <table:table-cell table:style-name="Features-Pieta.B3" table:number-rows-spanned="2" office:value-type="string">
            <text:p text:style-name="P12">(M)odel</text:p>
          </table:table-cell>
          <table:table-cell table:style-name="Features-Pieta.B3" office:value-type="string">
            <text:p text:style-name="P16">Model Base</text:p>
          </table:table-cell>
          <table:table-cell table:style-name="Features-Pieta.C2" office:value-type="string">
            <text:list xml:id="list8311530086493515794" text:style-name="L30">
              <text:list-item>
                <text:p text:style-name="P67">modParam + disable</text:p>
              </text:list-item>
              <text:list-item>
                <text:p text:style-name="P67">Support of bound models</text:p>
              </text:list-item>
            </text:list>
          </table:table-cell>
        </table:table-row>
        <table:table-row>
          <table:covered-table-cell/>
          <table:table-cell table:style-name="Features-Pieta.B3" office:value-type="string">
            <text:p text:style-name="P16">MIDAS Base</text:p>
          </table:table-cell>
          <table:table-cell table:style-name="Features-Pieta.C2" office:value-type="string">
            <text:list xml:id="list7706267068596929399" text:style-name="L31">
              <text:list-item>
                <text:p text:style-name="P68">commParam + modParam + disable</text:p>
              </text:list-item>
              <text:list-item>
                <text:p text:style-name="P68">Support of astral/bound MIDAS objects</text:p>
              </text:list-item>
              <text:list-item>
                <text:p text:style-name="P68">Support of no-state/standard/animated MIDAS objects</text:p>
              </text:list-item>
            </text:list>
          </table:table-cell>
        </table:table-row>
      </table:table>
      <text:p text:style-name="Text_20_body"/>
      <text:h text:style-name="Heading_20_3" text:outline-level="3"><text:bookmark-start text:name="__RefHeading__2084_1029898641"/>Unbound Models ("Arimathea") – envisioned<text:bookmark-end text:name="__RefHeading__2084_1029898641"/></text:h>
      <table:table table:name="Tabelle1" table:style-name="Tabelle1">
        <table:table-column table:style-name="Tabelle1.A"/>
        <table:table-column table:style-name="Tabelle1.B"/>
        <table:table-column table:style-name="Tabelle1.C"/>
        <table:table-header-rows>
          <table:table-row>
            <table:table-cell table:style-name="Tabelle1.A1" table:number-columns-spanned="2" office:value-type="string">
              <text:p text:style-name="P13">Software Part</text:p>
            </table:table-cell>
            <table:covered-table-cell/>
            <table:table-cell table:style-name="Tabelle1.C1" office:value-type="string">
              <text:p text:style-name="P13">New Features</text:p>
            </table:table-cell>
          </table:table-row>
        </table:table-header-rows>
        <table:table-row>
          <table:table-cell table:style-name="Tabelle1.A1" table:number-rows-spanned="2" office:value-type="string">
            <text:p text:style-name="P12">(M)odel</text:p>
          </table:table-cell>
          <table:table-cell table:style-name="Tabelle1.A1" office:value-type="string">
            <text:p text:style-name="P16">Model Base</text:p>
          </table:table-cell>
          <table:table-cell table:style-name="Tabelle1.C2" office:value-type="string">
            <text:list xml:id="list5028352125082242746" text:style-name="L32">
              <text:list-item>
                <text:p text:style-name="P69">Support of model containers</text:p>
              </text:list-item>
              <text:list-item>
                <text:p text:style-name="P69">Support of unbound models</text:p>
              </text:list-item>
            </text:list>
          </table:table-cell>
        </table:table-row>
        <table:table-row>
          <table:covered-table-cell/>
          <table:table-cell table:style-name="Tabelle1.B3" office:value-type="string">
            <text:p text:style-name="P16">MIDAS Base</text:p>
          </table:table-cell>
          <table:table-cell table:style-name="Tabelle1.C2" office:value-type="string">
            <text:list xml:id="list2036362122825066528" text:style-name="L33">
              <text:list-item>
                <text:p text:style-name="P70">Support of unbound MIDAS objects</text:p>
              </text:list-item>
            </text:list>
          </table:table-cell>
        </table:table-row>
      </table:table>
      <text:p text:style-name="Standard"/>
      <text:h text:style-name="Heading_20_3" text:outline-level="3"><text:bookmark-start text:name="__RefHeading__1852_918816407"/>Handover and Moving Modules – rough ideas<text:bookmark-end text:name="__RefHeading__1852_918816407"/></text:h>
      <table:table table:name="Tabelle2" table:style-name="Tabelle2">
        <table:table-column table:style-name="Tabelle2.A"/>
        <table:table-column table:style-name="Tabelle2.B"/>
        <table:table-column table:style-name="Tabelle2.C"/>
        <table:table-header-rows>
          <table:table-row>
            <table:table-cell table:style-name="Tabelle2.A1" table:number-columns-spanned="2" office:value-type="string">
              <text:p text:style-name="P13">Software Part</text:p>
            </table:table-cell>
            <table:covered-table-cell/>
            <table:table-cell table:style-name="Tabelle2.C1" office:value-type="string">
              <text:p text:style-name="P13">New Features</text:p>
            </table:table-cell>
          </table:table-row>
        </table:table-header-rows>
        <table:table-row>
          <table:table-cell table:style-name="Tabelle2.A1" office:value-type="string">
            <text:p text:style-name="P12">(F)rame</text:p>
          </table:table-cell>
          <table:table-cell table:style-name="Tabelle2.A1" office:value-type="string">
            <text:p text:style-name="P16">Simple Scene Controller</text:p>
          </table:table-cell>
          <table:table-cell table:style-name="Tabelle2.C2" office:value-type="string">
            <text:list xml:id="list38550344" text:continue-list="list5028352125082242746" text:style-name="L32">
              <text:list-item>
                <text:p text:style-name="P72">disable</text:p>
              </text:list-item>
            </text:list>
          </table:table-cell>
        </table:table-row>
        <table:table-row>
          <table:table-cell table:style-name="Tabelle2.A3" office:value-type="string">
            <text:p text:style-name="P12">(M)odule</text:p>
          </table:table-cell>
          <table:table-cell table:style-name="Tabelle2.A3" office:value-type="string">
            <text:p text:style-name="P16">Module Coordinator</text:p>
          </table:table-cell>
          <table:table-cell table:style-name="Tabelle2.C2" office:value-type="string">
            <text:list xml:id="list38571143" text:continue-numbering="true" text:style-name="L32">
              <text:list-item>
                <text:p text:style-name="P69">Support of moving modules</text:p>
              </text:list-item>
            </text:list>
          </table:table-cell>
        </table:table-row>
        <table:table-row>
          <table:table-cell table:style-name="Tabelle2.A1" office:value-type="string">
            <text:p text:style-name="P12">(M)odel</text:p>
          </table:table-cell>
          <table:table-cell table:style-name="Tabelle2.A3" office:value-type="string">
            <text:p text:style-name="P16">MIDAS Base</text:p>
          </table:table-cell>
          <table:table-cell table:style-name="Tabelle2.C2" office:value-type="string">
            <text:list xml:id="list4064394173143193406" text:style-name="L34">
              <text:list-item>
                <text:p text:style-name="P71">Support of Handover</text:p>
              </text:list-item>
            </text:list>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Table_20__28_user_29_" style:display-name="Table (user)" style:family="paragraph" style:parent-style-name="Caption"/>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Hibernation Report 001<text:tab/>Pieta / MIB Core<text:tab/>Version 2.1 / 2017-12-16</text:p>
        <text:p text:style-name="Header">This text is a service of <text:a xlink:type="simple" xlink:href="https://github.com/christoph-v/spark">https://github.com/christoph-v/spark</text:a></text:p>
      </style:header>
      <style:footer>
        <text:p text:style-name="Footer"><text:tab/>Seite <text:page-number text:select-page="current">41</text:page-number> von <text:page-count>41</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2H1M1S</meta:editing-duration>
    <meta:editing-cycles>280</meta:editing-cycles>
    <meta:generator>OpenOffice.org/3.4$Win32 OpenOffice.org_project/340m1$Build-9590</meta:generator>
    <dc:date>2017-12-15T18:37:59.70</dc:date>
    <meta:document-statistic meta:table-count="16" meta:image-count="0" meta:object-count="25" meta:page-count="41" meta:paragraph-count="623" meta:word-count="7845" meta:character-count="4822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c5000b" draw:fill-color="#ff9966" draw:textarea-horizontal-align="left" draw:textarea-vertical-align="top" draw:auto-grow-height="false"/>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0084d1" draw:fill-color="#3399ff" draw:textarea-horizontal-align="left" draw:textarea-vertical-align="top"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9cm" svg:height="1.1cm" svg:x="0.7cm" svg:y="0.7cm">
          <text:p text:style-name="P1">Szene (= „Applikation“)</text:p>
          <draw:enhanced-geometry svg:viewBox="0 0 21600 21600" draw:type="rectangle" draw:enhanced-path="M 0 0 L 21600 0 21600 21600 0 21600 0 0 Z N"/>
        </draw:custom-shape>
        <draw:custom-shape draw:style-name="gr2" draw:text-style-name="P1" draw:layer="layout" svg:width="12.9cm" svg:height="1.1cm" svg:x="0.7cm" svg:y="1.8cm">
          <text:p text:style-name="P1">SRR Framework (= „Zwischenschicht“)</text:p>
          <draw:enhanced-geometry svg:viewBox="0 0 21600 21600" draw:type="rectangle" draw:enhanced-path="M 0 0 L 21600 0 21600 21600 0 21600 0 0 Z N"/>
        </draw:custom-shape>
        <draw:custom-shape draw:style-name="gr3" draw:text-style-name="P1" draw:layer="layout" svg:width="12.9cm" svg:height="1.1cm" svg:x="0.7cm" svg:y="2.9cm">
          <text:p text:style-name="P1">Web3D Browser (= „Plattform“)</text:p>
          <draw:enhanced-geometry svg:viewBox="0 0 21600 21600"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draw:auto-grow-height="false"/>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objectwithoutfill">
      <style:graphic-properties draw:marker-end="Circle_20_unfilled"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T1"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2cm" svg:height="3.3cm" svg:x="0.299cm" svg:y="2cm">
          <text:p text:style-name="P1">MIB</text:p>
          <draw:enhanced-geometry svg:viewBox="0 0 21600 21600" draw:type="rectangle" draw:enhanced-path="M 0 0 L 21600 0 21600 21600 0 21600 0 0 Z N"/>
        </draw:custom-shape>
        <draw:custom-shape draw:style-name="gr1" draw:text-style-name="P1" draw:layer="layout" svg:width="4.2cm" svg:height="5cm" svg:x="9.599cm" svg:y="0.3cm">
          <text:p text:style-name="P1">SSC</text:p>
          <draw:enhanced-geometry svg:viewBox="0 0 21600 21600" draw:type="rectangle" draw:enhanced-path="M 0 0 L 21600 0 21600 21600 0 21600 0 0 Z N"/>
        </draw:custom-shape>
        <draw:custom-shape draw:style-name="gr1" draw:text-style-name="P1" draw:layer="layout" svg:width="4.2cm" svg:height="5cm" svg:x="4.899cm" svg:y="0.3cm">
          <text:p text:style-name="P1">MC</text:p>
          <draw:enhanced-geometry svg:viewBox="0 0 21600 21600" draw:type="rectangle" draw:enhanced-path="M 0 0 L 21600 0 21600 21600 0 21600 0 0 Z N"/>
        </draw:custom-shape>
        <draw:custom-shape draw:style-name="gr2" draw:text-style-name="P1" draw:layer="layout" svg:width="4.2cm" svg:height="1.2cm" svg:x="0.299cm" svg:y="0.3cm">
          <text:p text:style-name="P1">MOBs</text:p>
          <draw:enhanced-geometry svg:viewBox="0 0 21600 21600" draw:mirror-horizontal="false" draw:mirror-vertical="false" draw:type="rectangle" draw:enhanced-path="M 0 0 L 21600 0 21600 21600 0 21600 0 0 Z N"/>
        </draw:custom-shape>
        <draw:line draw:style-name="gr3" draw:text-style-name="P1" draw:layer="layout" svg:x1="2.199cm" svg:y1="0.3cm" svg:x2="2.199cm" svg:y2="-1.1cm">
          <text:p/>
        </draw:line>
        <draw:line draw:style-name="gr3" draw:text-style-name="P1" draw:layer="layout" svg:x1="6.899cm" svg:y1="0.301cm" svg:x2="6.899cm" svg:y2="-1.099cm">
          <text:p/>
        </draw:line>
        <draw:line draw:style-name="gr3" draw:text-style-name="P1" draw:layer="layout" svg:x1="11.599cm" svg:y1="0.302cm" svg:x2="11.599cm" svg:y2="-1.098cm">
          <text:p/>
        </draw:line>
        <draw:frame draw:style-name="gr4" draw:layer="layout" svg:width="1.979cm" svg:height="0.963cm" svg:x="1.254cm" svg:y="-1.868cm">
          <draw:text-box>
            <text:p>uiObj</text:p>
          </draw:text-box>
        </draw:frame>
        <draw:frame draw:style-name="gr4" draw:layer="layout" svg:width="2.225cm" svg:height="0.963cm" svg:x="5.755cm" svg:y="-1.867cm">
          <draw:text-box>
            <text:p>uiMod</text:p>
          </draw:text-box>
        </draw:frame>
        <draw:frame draw:style-name="gr4" draw:layer="layout" svg:width="3.034cm" svg:height="0.963cm" svg:x="10.055cm" svg:y="-1.866cm">
          <draw:text-box>
            <text:p>uiControl</text:p>
          </draw:text-box>
        </draw:frame>
        <draw:frame draw:style-name="gr4" draw:layer="layout" svg:width="12.643cm" svg:height="1.216cm" svg:x="0.492cm" svg:y="-3.191cm">
          <draw:text-box>
            <text:p><text:span text:style-name="T1">M</text:span>odel <text:s text:c="5"/>n:1 <text:s text:c="5"/><text:span text:style-name="T1">M</text:span>odule <text:s text:c="5"/>n:1 <text:s text:c="5"/><text:span text:style-name="T1">F</text:span>rame</text:p>
          </draw:text-box>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gr4" style:family="graphic" style:parent-style-name="standard">
      <style:graphic-properties svg:stroke-color="#314004" draw:fill-color="#99ff66"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954cm" svg:height="9.652cm" svg:x="0.746cm" svg:y="0.873cm">
          <text:p text:style-name="P1">SSC</text:p>
        </draw:rect>
        <draw:custom-shape draw:style-name="gr2" draw:text-style-name="P1" draw:layer="layout" svg:width="5.842cm" svg:height="5.08cm" svg:x="7.35cm" svg:y="1.127cm">
          <text:p text:style-name="P1">SS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1">SSC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SS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1">SSC Core</text:span></text:p>
          <draw:enhanced-geometry svg:viewBox="0 0 21600 21600" draw:type="rectangle" draw:enhanced-path="M 0 0 L 21600 0 21600 21600 0 21600 0 0 Z N"/>
        </draw:custom-shape>
        <draw:custom-shape draw:style-name="gr4" draw:text-style-name="P1" draw:layer="layout" svg:width="5.782cm" svg:height="5.08cm" svg:x="1.051cm" svg:y="5.324cm">
          <text:p text:style-name="P1">SSC Base</text:p>
          <draw:enhanced-geometry svg:viewBox="0 0 21600 21600" draw:type="rectangle" draw:enhanced-path="M 0 0 L 21600 0 21600 21600 0 21600 0 0 Z N"/>
        </draw:custom-shap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gr4" style:family="graphic" style:parent-style-name="standard">
      <style:graphic-properties svg:stroke-color="#314004" draw:fill-color="#99ff66"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081cm" svg:height="9.525cm" svg:x="0.746cm" svg:y="1cm">
          <text:p text:style-name="P1">MC</text:p>
        </draw:rect>
        <draw:custom-shape draw:style-name="gr2" draw:text-style-name="P1" draw:layer="layout" svg:width="5.842cm" svg:height="5.08cm" svg:x="7.35cm" svg:y="1.127cm">
          <text:p text:style-name="P1">M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1">MC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M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1">MC Core</text:span></text:p>
          <draw:enhanced-geometry svg:viewBox="0 0 21600 21600" draw:type="rectangle" draw:enhanced-path="M 0 0 L 21600 0 21600 21600 0 21600 0 0 Z N"/>
        </draw:custom-shape>
        <draw:custom-shape draw:style-name="gr4" draw:text-style-name="P1" draw:layer="layout" svg:width="5.782cm" svg:height="5.08cm" svg:x="1.051cm" svg:y="5.324cm">
          <text:p text:style-name="P1">MC Base</text:p>
          <draw:enhanced-geometry svg:viewBox="0 0 21600 21600" draw:type="rectangle" draw:enhanced-path="M 0 0 L 21600 0 21600 21600 0 21600 0 0 Z N"/>
        </draw:custom-shap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2"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684cm" svg:height="8.89cm" svg:x="2.016cm" svg:y="0.619cm">
          <text:p text:style-name="P1">MIB</text:p>
        </draw:rect>
        <draw:custom-shape draw:style-name="gr2" draw:text-style-name="P1" draw:layer="layout" svg:width="5.842cm" svg:height="5.08cm" svg:x="7.35cm" svg:y="1.127cm">
          <text:p text:style-name="P1"><text:span text:style-name="T1">MIB Animated</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2">MIB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text:span text:style-name="T1">MIB Standard</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2">MIB Core</text:span></text:p>
          <draw:enhanced-geometry svg:viewBox="0 0 21600 21600" draw:type="rectangle" draw:enhanced-path="M 0 0 L 21600 0 21600 21600 0 21600 0 0 Z N"/>
        </draw:custom-shape>
        <draw:custom-shape draw:style-name="gr2" draw:text-style-name="P1" draw:layer="layout" svg:width="5.782cm" svg:height="5.08cm" svg:x="3.151cm" svg:y="3.924cm">
          <text:p text:style-name="P1">MIB No State</text:p>
          <draw:enhanced-geometry svg:viewBox="0 0 21600 21600" draw:type="rectangle" draw:enhanced-path="M 0 0 L 21600 0 21600 21600 0 21600 0 0 Z N"/>
        </draw:custom-shape>
        <draw:custom-shape draw:style-name="gr3" draw:text-style-name="P2" draw:layer="layout" svg:width="4.867cm" svg:height="1.397cm" svg:x="3.667cm" svg:y="7.477cm">
          <text:p text:style-name="P1"><text:span text:style-name="T2">MIB Core</text:span></text:p>
          <draw:enhanced-geometry svg:viewBox="0 0 21600 21600" draw:type="rectangle" draw:enhanced-path="M 0 0 L 21600 0 21600 21600 0 21600 0 0 Z N"/>
        </draw:custom-shap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9966" draw:textarea-horizontal-align="left" draw:textarea-vertical-align="top" draw:auto-grow-height="false"/>
    </style:style>
    <style:style style:name="gr2" style:family="graphic" style:parent-style-name="objectwithoutfill">
      <style:graphic-properties draw:marker-start="Circle" draw:marker-end="" draw:marker-end-width="0.3cm" draw:fill="none"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fill="none" draw:textarea-vertical-align="middle"/>
    </style:style>
    <style:style style:name="gr7" style:family="graphic" style:parent-style-name="standard">
      <style:graphic-properties svg:stroke-color="#314004" draw:fill-color="#99ff66" draw:textarea-horizontal-align="left" draw:textarea-vertical-align="top" draw:auto-grow-height="false"/>
    </style:style>
    <style:style style:name="gr8" style:family="graphic" style:parent-style-name="standard">
      <style:graphic-properties svg:stroke-color="#314004" draw:fill-color="#00cc00" draw:textarea-horizontal-align="left" draw:textarea-vertical-align="top" draw:auto-grow-height="false"/>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P3" style:family="paragraph">
      <style:paragraph-properties fo:text-align="center"/>
      <style:text-properties fo:font-size="14pt" style:font-size-asian="14pt" style:font-size-complex="14pt"/>
    </style:style>
    <style:style style:name="P4" style:family="paragraph">
      <style:text-properties fo:font-size="12pt" style:font-size-asian="12pt" style:font-size-complex="12pt"/>
    </style:style>
    <style:style style:name="P5" style:family="paragraph">
      <style:paragraph-properties fo:text-align="center"/>
      <style:text-properties fo:font-size="10.5pt" style:font-size-asian="10.5pt" style:font-size-complex="10.5pt"/>
    </style:style>
    <style:style style:name="T1" style:family="text">
      <style:text-properties fo:font-size="10pt" style:font-size-asian="10pt" style:font-size-complex="10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8.255cm" svg:height="2.046cm" svg:x="5.699cm" svg:y="9.241cm">
          <text:p text:style-name="P1"><text:span text:style-name="T1">Frame</text:span></text:p>
          <draw:enhanced-geometry svg:viewBox="0 0 21600 21600" draw:type="rectangle" draw:enhanced-path="M 0 0 L 21600 0 21600 21600 0 21600 0 0 Z N"/>
        </draw:custom-shape>
        <draw:custom-shape draw:style-name="gr1" draw:text-style-name="P1" draw:layer="layout" svg:width="8.255cm" svg:height="2.046cm" svg:x="1.127cm" svg:y="6.08cm">
          <text:p text:style-name="P1"><text:span text:style-name="T1">Frame</text:span></text:p>
          <draw:enhanced-geometry svg:viewBox="0 0 21600 21600" draw:type="rectangle" draw:enhanced-path="M 0 0 L 21600 0 21600 21600 0 21600 0 0 Z N"/>
        </draw:custom-shape>
        <draw:line draw:style-name="gr2" draw:text-style-name="P2" draw:layer="layout" svg:x1="2.397cm" svg:y1="7.223cm" svg:x2="7.35cm" svg:y2="7.223cm">
          <text:p/>
        </draw:line>
        <draw:line draw:style-name="gr2" draw:text-style-name="P2" draw:layer="layout" svg:x1="6.969cm" svg:y1="10.398cm" svg:x2="11.922cm" svg:y2="10.398cm">
          <text:p/>
        </draw:line>
        <draw:rect draw:style-name="gr3" draw:text-style-name="P3" draw:layer="layout" svg:width="8.509cm" svg:height="2.921cm" svg:x="5.572cm" svg:y="8.493cm">
          <text:p text:style-name="P2"><text:span text:style-name="T2">SI 2</text:span></text:p>
        </draw:rect>
        <draw:frame draw:style-name="gr4" draw:text-style-name="P4" draw:layer="layout" svg:width="2.2cm" svg:height="0.725cm" svg:x="5.725cm" svg:y="9.784cm">
          <draw:text-box>
            <text:p><text:span text:style-name="T3">uiControl</text:span></text:p>
          </draw:text-box>
        </draw:frame>
        <draw:rect draw:style-name="gr3" draw:text-style-name="P3" draw:layer="layout" svg:width="8.509cm" svg:height="2.921cm" svg:x="1cm" svg:y="5.318cm">
          <text:p text:style-name="P2"><text:span text:style-name="T2">SI 1</text:span></text:p>
        </draw:rect>
        <draw:frame draw:style-name="gr4" draw:text-style-name="P4" draw:layer="layout" svg:width="2.2cm" svg:height="0.725cm" svg:x="1.127cm" svg:y="6.588cm">
          <draw:text-box>
            <text:p><text:span text:style-name="T3">uiControl</text:span></text:p>
          </draw:text-box>
        </draw:frame>
        <draw:custom-shape draw:style-name="gr5" draw:text-style-name="P2" draw:layer="layout" svg:width="3.81cm" svg:height="2.032cm" svg:x="1.381cm" svg:y="1.762cm">
          <text:p text:style-name="P2">comm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layer="layout" svg:width="3.81cm" svg:height="2.032cm" svg:x="5.826cm" svg:y="2.143cm">
          <text:p text:style-name="P2">Global S. 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layer="layout" svg:width="3.81cm" svg:height="2.032cm" svg:x="10.017cm" svg:y="2.778cm">
          <text:p text:style-name="P2">Global S. 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2" draw:layer="layout" svg:x1="3.286cm" svg:y1="3.794cm" svg:x2="4.175cm" svg:y2="6.715cm">
          <text:p/>
        </draw:line>
        <draw:line draw:style-name="gr6" draw:text-style-name="P2" draw:layer="layout" svg:x1="7.985cm" svg:y1="4.175cm" svg:x2="6.588cm" svg:y2="6.715cm">
          <text:p/>
        </draw:line>
        <draw:line draw:style-name="gr6" draw:text-style-name="P2" draw:layer="layout" svg:x1="7.984cm" svg:y1="4.174cm" svg:x2="10.652cm" svg:y2="9.89cm">
          <text:p/>
        </draw:line>
        <draw:line draw:style-name="gr6" draw:text-style-name="P2" draw:layer="layout" svg:x1="11.795cm" svg:y1="4.81cm" svg:x2="8.112cm" svg:y2="6.715cm">
          <text:p/>
        </draw:line>
        <draw:line draw:style-name="gr6" draw:text-style-name="P2" draw:layer="layout" svg:x1="11.794cm" svg:y1="4.81cm" svg:x2="12.557cm" svg:y2="9.89cm">
          <text:p/>
        </draw:line>
        <draw:custom-shape draw:style-name="gr7" draw:text-style-name="P1" draw:layer="layout" svg:width="1.787cm" svg:height="1.143cm" svg:x="3.277cm" svg:y="6.715cm">
          <text:p text:style-name="P1"><text:span text:style-name="T1">SSC</text:span></text:p>
          <text:p text:style-name="P1"><text:span text:style-name="T1">Base</text:span></text:p>
          <draw:enhanced-geometry svg:viewBox="0 0 21600 21600" draw:type="rectangle" draw:enhanced-path="M 0 0 L 21600 0 21600 21600 0 21600 0 0 Z N"/>
        </draw:custom-shape>
        <draw:custom-shape draw:style-name="gr8" draw:text-style-name="P5" draw:layer="layout" svg:width="1.778cm" svg:height="1.143cm" svg:x="5.25cm" svg:y="6.709cm">
          <text:p text:style-name="P5"><text:span text:style-name="T4">SSC</text:span></text:p>
          <text:p text:style-name="P5"><text:span text:style-name="T4">Ext A</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1.778cm" svg:height="1.143cm" svg:x="7.223cm" svg:y="6.715cm">
          <text:p text:style-name="P5"><text:span text:style-name="T4">SSC</text:span></text:p>
          <text:p text:style-name="P5"><text:span text:style-name="T4">Ext B</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1.787cm" svg:height="1.143cm" svg:x="7.849cm" svg:y="9.896cm">
          <text:p text:style-name="P1"><text:span text:style-name="T1">SSC</text:span></text:p>
          <text:p text:style-name="P1"><text:span text:style-name="T1">Base</text:span></text:p>
          <draw:enhanced-geometry svg:viewBox="0 0 21600 21600" draw:type="rectangle" draw:enhanced-path="M 0 0 L 21600 0 21600 21600 0 21600 0 0 Z N"/>
        </draw:custom-shape>
        <draw:custom-shape draw:style-name="gr8" draw:text-style-name="P5" draw:layer="layout" svg:width="1.778cm" svg:height="1.143cm" svg:x="9.822cm" svg:y="9.89cm">
          <text:p text:style-name="P5"><text:span text:style-name="T4">SSC</text:span></text:p>
          <text:p text:style-name="P5"><text:span text:style-name="T4">Ext A</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1.778cm" svg:height="1.143cm" svg:x="11.795cm" svg:y="9.896cm">
          <text:p text:style-name="P5"><text:span text:style-name="T4">SSC</text:span></text:p>
          <text:p text:style-name="P5"><text:span text:style-name="T4">Ext B</text:span></text:p>
          <draw:enhanced-geometry svg:viewBox="0 0 21600 21600" draw:mirror-horizontal="false" draw:mirror-vertical="false" draw:type="rectangle" draw:enhanced-path="M 0 0 L 21600 0 21600 21600 0 21600 0 0 Z N"/>
        </draw:custom-shape>
        <draw:line draw:style-name="gr6" draw:text-style-name="P2" draw:layer="layout" svg:x1="3.285cm" svg:y1="3.794cm" svg:x2="8.747cm" svg:y2="9.89cm">
          <text:p/>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ffffff"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778cm" svg:y1="1.508cm" svg:x2="2.905cm" svg:y2="13.446cm">
          <text:p/>
        </draw:line>
        <draw:line draw:style-name="gr1" draw:text-style-name="P1" draw:layer="layout" svg:x1="10.578cm" svg:y1="1.507cm" svg:x2="10.652cm" svg:y2="13.573cm">
          <text:p/>
        </draw:line>
        <draw:rect draw:style-name="gr2" draw:text-style-name="P1" draw:layer="layout" svg:width="2.413cm" svg:height="0.508cm" svg:x="1.635cm" svg:y="1cm">
          <text:p/>
        </draw:rect>
        <draw:rect draw:style-name="gr2" draw:text-style-name="P1" draw:layer="layout" svg:width="2.413cm" svg:height="0.508cm" svg:x="9.382cm" svg:y="1cm">
          <text:p/>
        </draw:rect>
        <draw:frame draw:style-name="gr3" draw:layer="layout" svg:width="3.427cm" svg:height="0.963cm" svg:x="1.129cm" svg:y="0.238cm">
          <draw:text-box>
            <text:p>SSC Base</text:p>
          </draw:text-box>
        </draw:frame>
        <draw:frame draw:style-name="gr3" draw:layer="layout" svg:width="4.761cm" svg:height="0.963cm" svg:x="8.876cm" svg:y="0.164cm">
          <draw:text-box>
            <text:p>SSC Extension</text:p>
          </draw:text-box>
        </draw:frame>
        <draw:line draw:style-name="gr4" draw:text-style-name="P1" draw:layer="layout" svg:x1="0.746cm" svg:y1="2.016cm" svg:x2="2.778cm" svg:y2="2.27cm">
          <text:p/>
        </draw:line>
        <draw:frame draw:style-name="gr3" draw:text-style-name="P2" draw:layer="layout" svg:width="1.137cm" svg:height="0.806cm" svg:x="0.07cm" svg:y="1.053cm">
          <draw:text-box>
            <text:p><text:span text:style-name="T1">init</text:span></text:p>
          </draw:text-box>
        </draw:frame>
        <draw:line draw:style-name="gr4" draw:text-style-name="P1" draw:layer="layout" svg:x1="2.778cm" svg:y1="4.175cm" svg:x2="10.652cm" svg:y2="4.683cm">
          <text:p/>
        </draw:line>
        <draw:frame draw:style-name="gr3" draw:text-style-name="P2" draw:layer="layout" svg:width="3.859cm" svg:height="0.806cm" svg:x="3.157cm" svg:y="3.413cm">
          <draw:text-box>
            <text:p><text:span text:style-name="T1">2. commParam</text:span></text:p>
          </draw:text-box>
        </draw:frame>
        <draw:line draw:style-name="gr4" draw:text-style-name="P1" draw:layer="layout" svg:x1="10.652cm" svg:y1="6.461cm" svg:x2="2.905cm" svg:y2="6.842cm">
          <text:p/>
        </draw:line>
        <draw:frame draw:style-name="gr3" draw:text-style-name="P2" draw:layer="layout" svg:width="3.097cm" svg:height="0.806cm" svg:x="6.715cm" svg:y="5.782cm">
          <draw:text-box>
            <text:p><text:span text:style-name="T1">4. initialized</text:span></text:p>
          </draw:text-box>
        </draw:frame>
        <draw:rect draw:style-name="gr5" draw:text-style-name="P1" draw:layer="layout" svg:width="6.35cm" svg:height="0.635cm" svg:x="7.477cm" svg:y="4.937cm">
          <text:p text:style-name="P1">3. (local) initialization</text:p>
        </draw:rect>
        <draw:rect draw:style-name="gr5" draw:text-style-name="P1" draw:layer="layout" svg:width="6.477cm" svg:height="0.635cm" svg:x="1cm" svg:y="2.524cm">
          <text:p text:style-name="P1">1. (local) initialization</text:p>
        </draw:rect>
        <draw:rect draw:style-name="gr5" draw:text-style-name="P1" draw:layer="layout" svg:width="6.858cm" svg:height="0.635cm" svg:x="1cm" svg:y="7.096cm">
          <text:p text:style-name="P1">5. initialize commState</text:p>
        </draw:rect>
        <draw:rect draw:style-name="gr5" draw:text-style-name="P1" draw:layer="layout" svg:width="6.858cm" svg:height="0.635cm" svg:x="1cm" svg:y="7.985cm">
          <text:p text:style-name="P1">6. add scene instance</text:p>
        </draw:rect>
        <draw:line draw:style-name="gr4" draw:text-style-name="P1" draw:layer="layout" svg:x1="2.777cm" svg:y1="9.775cm" svg:x2="10.651cm" svg:y2="10.283cm">
          <text:p/>
        </draw:line>
        <draw:frame draw:style-name="gr3" draw:text-style-name="P2" draw:layer="layout" svg:width="3.588cm" svg:height="0.806cm" svg:x="4.316cm" svg:y="9.001cm">
          <draw:text-box>
            <text:p><text:span text:style-name="T1">8. startActivity</text:span></text:p>
          </draw:text-box>
        </draw:frame>
        <draw:line draw:style-name="gr4" draw:text-style-name="P1" draw:layer="layout" svg:x1="2.905cm" svg:y1="9.636cm" svg:x2="0.873cm" svg:y2="9.89cm">
          <text:p/>
        </draw:line>
        <draw:frame draw:style-name="gr3" draw:text-style-name="P2" draw:layer="layout" svg:width="3.859cm" svg:height="0.806cm" svg:x="-0.065cm" svg:y="8.747cm">
          <draw:text-box>
            <text:p><text:span text:style-name="T1">7. commParam</text:span></text:p>
          </draw:text-box>
        </draw:frame>
        <draw:rect draw:style-name="gr5" draw:text-style-name="P1" draw:layer="layout" svg:width="5.969cm" svg:height="0.635cm" svg:x="7.35cm" svg:y="10.652cm">
          <text:p text:style-name="P1">9. Initialize global S.</text:p>
        </draw:rect>
        <draw:line draw:style-name="gr4" draw:text-style-name="P1" draw:layer="layout" svg:x1="10.653cm" svg:y1="12.961cm" svg:x2="2.906cm" svg:y2="13.342cm">
          <text:p/>
        </draw:line>
        <draw:frame draw:style-name="gr3" draw:text-style-name="P2" draw:layer="layout" svg:width="4.401cm" svg:height="0.806cm" svg:x="6.716cm" svg:y="12.282cm">
          <draw:text-box>
            <text:p><text:span text:style-name="T1">11. activityStarted</text:span></text:p>
          </draw:text-box>
        </draw:frame>
        <draw:rect draw:style-name="gr5" draw:text-style-name="P1" draw:layer="layout" svg:width="5.969cm" svg:height="0.635cm" svg:x="7.223cm" svg:y="11.541cm">
          <text:p text:style-name="P1">10. Start Activity</text:p>
        </draw:rect>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svg:stroke-color="#314004" draw:fill-color="#99ff66" draw:textarea-horizontal-align="left" draw:textarea-vertical-align="to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9pt" style:font-size-asian="9pt" style:font-size-complex="9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style:style style:name="T4"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Mangal" style:font-family-generic-complex="system" style:font-pitch-complex="variable"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3cm" svg:height="7cm" svg:x="0.5cm" svg:y="0.7cm">
          <text:p text:style-name="P1"><text:span text:style-name="T1">One Instance of a Module</text:span></text:p>
        </draw:rect>
        <draw:rect draw:style-name="gr2" draw:text-style-name="P3" draw:layer="layout" svg:width="3.6cm" svg:height="4.1cm" svg:x="4.9cm" svg:y="3.3cm">
          <text:p text:style-name="P1"><text:span text:style-name="T2">MC Base</text:span></text:p>
        </draw:rect>
        <draw:rect draw:style-name="gr3" draw:text-style-name="P5" draw:layer="layout" svg:width="3.2cm" svg:height="2.2cm" svg:x="5.1cm" svg:y="5cm">
          <text:p text:style-name="P4"><text:span text:style-name="T3">modParam</text:span></text:p>
          <text:p text:style-name="P4"><text:span text:style-name="T4">- local parameters</text:span></text:p>
          <text:p text:style-name="P4"><text:span text:style-name="T4">- moduleIx</text:span></text:p>
          <text:p text:style-name="P4"><text:span text:style-name="T4">- extensions</text:span></text:p>
        </draw:rect>
        <draw:line draw:style-name="gr4" draw:text-style-name="P1" draw:layer="layout" svg:x1="4.9cm" svg:y1="4.5cm" svg:x2="2.2cm" svg:y2="4.5cm">
          <text:p/>
        </draw:line>
        <draw:frame draw:style-name="gr5" draw:text-style-name="P6" draw:layer="layout" svg:width="2.585cm" svg:height="0.725cm" svg:x="1.9cm" svg:y="3.675cm">
          <draw:text-box>
            <text:p><text:span text:style-name="T5">modParam</text:span></text:p>
          </draw:text-box>
        </draw:frame>
        <draw:rect draw:style-name="gr2" draw:text-style-name="P3" draw:layer="layout" svg:width="3.6cm" svg:height="2.6cm" svg:x="9.2cm" svg:y="1cm">
          <text:p text:style-name="P1"><text:span text:style-name="T2">MC Extension A</text:span></text:p>
        </draw:rect>
        <draw:rect draw:style-name="gr2" draw:text-style-name="P3" draw:layer="layout" svg:width="3.6cm" svg:height="2.6cm" svg:x="9.7cm" svg:y="4.4cm">
          <text:p text:style-name="P1"><text:span text:style-name="T2">SSC Extension B</text:span></text:p>
        </draw:rect>
        <draw:rect draw:style-name="gr3" draw:text-style-name="P5" draw:layer="layout" svg:width="3.4cm" svg:height="1.8cm" svg:x="9.3cm" svg:y="1.6cm">
          <text:p text:style-name="P4"><text:span text:style-name="T3">modParamExt</text:span></text:p>
          <text:p text:style-name="P4"><text:span text:style-name="T4">- local parameters</text:span></text:p>
          <text:p text:style-name="P4"><text:span text:style-name="T4">- moduleIx</text:span></text:p>
        </draw:rect>
        <draw:rect draw:style-name="gr3" draw:text-style-name="P5" draw:layer="layout" svg:width="3.4cm" svg:height="1.8cm" svg:x="9.8cm" svg:y="5cm">
          <text:p text:style-name="P4"><text:span text:style-name="T3">modParamExt</text:span></text:p>
          <text:p text:style-name="P4"><text:span text:style-name="T4">- local parameters</text:span></text:p>
          <text:p text:style-name="P4"><text:span text:style-name="T4">- moduleIx</text:span></text:p>
        </draw:rect>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style:style>
    <style:style style:name="gr2" style:family="graphic" style:parent-style-name="standard">
      <style:graphic-properties svg:stroke-color="#314004" draw:fill-color="#00cc00" draw:textarea-horizontal-align="left" draw:textarea-vertical-align="top"/>
    </style:style>
    <style:style style:name="gr3" style:family="graphic" style:parent-style-name="standard">
      <style:graphic-properties svg:stroke-color="#314004" draw:fill-color="#99ff66" draw:textarea-vertical-align="middle"/>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Ultrafine_20_Dashed"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2cm" svg:height="7.3cm" svg:x="2.4cm" svg:y="2.1cm">
          <text:p text:style-name="P1"><text:span text:style-name="T1">MC Base</text:span></text:p>
        </draw:rect>
        <draw:rect draw:style-name="gr2" draw:text-style-name="P1" draw:layer="layout" svg:width="9.8cm" svg:height="5.4cm" svg:x="3.1cm" svg:y="3.5cm">
          <text:p text:style-name="P1"><text:span text:style-name="T1">MC Extension</text:span></text:p>
        </draw:rect>
        <draw:rect draw:style-name="gr3" draw:text-style-name="P1" draw:layer="layout" svg:width="6.6cm" svg:height="2.5cm" svg:x="5.6cm" svg:y="5.8cm">
          <text:p text:style-name="P1"><text:span text:style-name="T1">MC Core</text:span></text:p>
        </draw:rect>
        <draw:line draw:style-name="gr4" draw:text-style-name="P1" draw:layer="layout" svg:x1="8cm" svg:y1="2.1cm" svg:x2="8cm" svg:y2="0.7cm">
          <text:p/>
        </draw:line>
        <draw:frame draw:style-name="gr5" draw:text-style-name="P2" draw:layer="layout" svg:width="1.658cm" svg:height="0.725cm" svg:x="5.8cm" svg:y="0.275cm">
          <draw:text-box>
            <text:p><text:span text:style-name="T2">uiMod</text:span></text:p>
          </draw:text-box>
        </draw:frame>
        <draw:line draw:style-name="gr4" draw:text-style-name="P1" draw:layer="layout" svg:x1="8cm" svg:y1="3.6cm" svg:x2="8cm" svg:y2="2.8cm">
          <text:p/>
        </draw:line>
        <draw:frame draw:style-name="gr5" draw:text-style-name="P2" draw:layer="layout" svg:width="1.776cm" svg:height="0.725cm" svg:x="5.7cm" svg:y="2.275cm">
          <draw:text-box>
            <text:p><text:span text:style-name="T2">miMod</text:span></text:p>
          </draw:text-box>
        </draw:frame>
        <draw:line draw:style-name="gr4" draw:text-style-name="P1" draw:layer="layout" svg:x1="9.8cm" svg:y1="3.5cm" svg:x2="9.8cm" svg:y2="0.7cm">
          <text:p/>
        </draw:line>
        <draw:frame draw:style-name="gr5" draw:text-style-name="P2" draw:layer="layout" svg:width="2.547cm" svg:height="0.725cm" svg:x="9.9cm" svg:y="0.3cm">
          <draw:text-box>
            <text:p><text:span text:style-name="T2">uiMod(Ext)</text:span></text:p>
          </draw:text-box>
        </draw:frame>
        <draw:line draw:style-name="gr4" draw:text-style-name="P1" draw:layer="layout" svg:x1="8cm" svg:y1="5.8cm" svg:x2="8cm" svg:y2="5cm">
          <text:p/>
        </draw:line>
        <draw:frame draw:style-name="gr5" draw:text-style-name="P2" draw:layer="layout" svg:width="2.314cm" svg:height="0.725cm" svg:x="5.542cm" svg:y="4.675cm">
          <draw:text-box>
            <text:p><text:span text:style-name="T2">eiMcCore</text:span></text:p>
          </draw:text-box>
        </draw:frame>
        <draw:line draw:style-name="gr6" draw:text-style-name="P1" draw:layer="layout" svg:x1="8cm" svg:y1="3.6cm" svg:x2="8cm" svg:y2="5cm">
          <text:p/>
        </draw:line>
        <draw:line draw:style-name="gr4" draw:text-style-name="P1" draw:layer="layout" svg:x1="2.4cm" svg:y1="3.7cm" svg:x2="0.8cm" svg:y2="3.7cm">
          <text:p/>
        </draw:line>
        <draw:line draw:style-name="gr4" draw:text-style-name="P1" draw:layer="layout" svg:x1="3.1cm" svg:y1="6.3cm" svg:x2="0.8cm" svg:y2="6.3cm">
          <text:p/>
        </draw:line>
        <draw:frame draw:style-name="gr5" draw:text-style-name="P2" draw:layer="layout" svg:width="1.658cm" svg:height="0.725cm" svg:x="-0.1cm" svg:y="2.675cm">
          <draw:text-box>
            <text:p><text:span text:style-name="T2">eiMod</text:span></text:p>
          </draw:text-box>
        </draw:frame>
        <draw:frame draw:style-name="gr5" draw:text-style-name="P2" draw:layer="layout" svg:width="2.547cm" svg:height="0.725cm" svg:x="-0.1cm" svg:y="5.376cm">
          <draw:text-box>
            <text:p><text:span text:style-name="T2">eiMod(Ext)</text:span></text:p>
          </draw:text-box>
        </draw:fram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c5000b" draw:fill-color="#ff9966" draw:textarea-horizontal-align="left" draw:textarea-vertical-align="top" draw:auto-grow-height="false"/>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0084d1" draw:fill-color="#3399ff" draw:textarea-horizontal-align="left" draw:textarea-vertical-align="top"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9cm" svg:height="1.1cm" svg:x="0.699cm" svg:y="0.699cm">
          <text:p text:style-name="P1">Simple Multiuser Scene (= „Application“)</text:p>
          <draw:enhanced-geometry svg:viewBox="0 0 21600 21600" draw:type="rectangle" draw:enhanced-path="M 0 0 L 21600 0 21600 21600 0 21600 0 0 Z N"/>
        </draw:custom-shape>
        <draw:custom-shape draw:style-name="gr2" draw:text-style-name="P1" draw:layer="layout" svg:width="12.9cm" svg:height="1.1cm" svg:x="0.699cm" svg:y="1.799cm">
          <text:p text:style-name="P1">SMUOS Framework (= „Intermediate Layer“)</text:p>
          <draw:enhanced-geometry svg:viewBox="0 0 21600 21600" draw:type="rectangle" draw:enhanced-path="M 0 0 L 21600 0 21600 21600 0 21600 0 0 Z N"/>
        </draw:custom-shape>
        <draw:custom-shape draw:style-name="gr3" draw:text-style-name="P1" draw:layer="layout" svg:width="12.9cm" svg:height="1.1cm" svg:x="0.699cm" svg:y="2.899cm">
          <text:p text:style-name="P1">Web3D Browser (= „Platform“)</text:p>
          <draw:enhanced-geometry svg:viewBox="0 0 21600 21600" draw:type="rectangle" draw:enhanced-path="M 0 0 L 21600 0 21600 21600 0 21600 0 0 Z N"/>
        </draw:custom-shape>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ffffff"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778cm" svg:y1="1.509cm" svg:x2="2.905cm" svg:y2="12.557cm">
          <text:p/>
        </draw:line>
        <draw:line draw:style-name="gr1" draw:text-style-name="P1" draw:layer="layout" svg:x1="10.578cm" svg:y1="1.508cm" svg:x2="10.652cm" svg:y2="12.43cm">
          <text:p/>
        </draw:line>
        <draw:rect draw:style-name="gr2" draw:text-style-name="P1" draw:layer="layout" svg:width="2.413cm" svg:height="0.508cm" svg:x="1.635cm" svg:y="1.001cm">
          <text:p/>
        </draw:rect>
        <draw:rect draw:style-name="gr2" draw:text-style-name="P1" draw:layer="layout" svg:width="2.413cm" svg:height="0.508cm" svg:x="9.382cm" svg:y="1.001cm">
          <text:p/>
        </draw:rect>
        <draw:frame draw:style-name="gr3" draw:layer="layout" svg:width="3.11cm" svg:height="0.963cm" svg:x="1.129cm" svg:y="0.239cm">
          <draw:text-box>
            <text:p>MC Base</text:p>
          </draw:text-box>
        </draw:frame>
        <draw:frame draw:style-name="gr3" draw:layer="layout" svg:width="4.443cm" svg:height="0.963cm" svg:x="8.876cm" svg:y="0.165cm">
          <draw:text-box>
            <text:p>MC Extension</text:p>
          </draw:text-box>
        </draw:frame>
        <draw:line draw:style-name="gr4" draw:text-style-name="P1" draw:layer="layout" svg:x1="0.746cm" svg:y1="2.017cm" svg:x2="2.778cm" svg:y2="2.271cm">
          <text:p/>
        </draw:line>
        <draw:frame draw:style-name="gr3" draw:text-style-name="P2" draw:layer="layout" svg:width="3.304cm" svg:height="0.806cm" svg:x="0.363cm" svg:y="1.464cm">
          <draw:text-box>
            <text:p><text:span text:style-name="T1">commParam</text:span></text:p>
          </draw:text-box>
        </draw:frame>
        <draw:line draw:style-name="gr4" draw:text-style-name="P1" draw:layer="layout" svg:x1="2.778cm" svg:y1="4.176cm" svg:x2="10.652cm" svg:y2="4.684cm">
          <text:p/>
        </draw:line>
        <draw:frame draw:style-name="gr3" draw:text-style-name="P2" draw:layer="layout" svg:width="3.474cm" svg:height="0.806cm" svg:x="3.157cm" svg:y="3.414cm">
          <draw:text-box>
            <text:p><text:span text:style-name="T1">2. modParam</text:span></text:p>
          </draw:text-box>
        </draw:frame>
        <draw:line draw:style-name="gr4" draw:text-style-name="P1" draw:layer="layout" svg:x1="10.652cm" svg:y1="6.462cm" svg:x2="2.905cm" svg:y2="6.843cm">
          <text:p/>
        </draw:line>
        <draw:frame draw:style-name="gr3" draw:text-style-name="P2" draw:layer="layout" svg:width="3.097cm" svg:height="0.806cm" svg:x="6.715cm" svg:y="5.783cm">
          <draw:text-box>
            <text:p><text:span text:style-name="T1">4. initialized</text:span></text:p>
          </draw:text-box>
        </draw:frame>
        <draw:rect draw:style-name="gr5" draw:text-style-name="P1" draw:layer="layout" svg:width="6.477cm" svg:height="0.635cm" svg:x="1cm" svg:y="2.525cm">
          <text:p text:style-name="P1">1. (local) initialization</text:p>
        </draw:rect>
        <draw:rect draw:style-name="gr5" draw:text-style-name="P1" draw:layer="layout" svg:width="6.858cm" svg:height="0.635cm" svg:x="1cm" svg:y="7.096cm">
          <text:p text:style-name="P1">5. attach at SSC Base</text:p>
        </draw:rect>
        <draw:line draw:style-name="gr4" draw:text-style-name="P1" draw:layer="layout" svg:x1="2.905cm" svg:y1="9.255cm" svg:x2="10.779cm" svg:y2="9.763cm">
          <text:p/>
        </draw:line>
        <draw:frame draw:style-name="gr3" draw:text-style-name="P2" draw:layer="layout" svg:width="2.411cm" svg:height="0.806cm" svg:x="4.143cm" svg:y="8.493cm">
          <draw:text-box>
            <text:p><text:span text:style-name="T1">7. attach</text:span></text:p>
          </draw:text-box>
        </draw:frame>
        <draw:line draw:style-name="gr4" draw:text-style-name="P1" draw:layer="layout" svg:x1="2.905cm" svg:y1="8.747cm" svg:x2="0.873cm" svg:y2="9.001cm">
          <text:p/>
        </draw:line>
        <draw:frame draw:style-name="gr3" draw:text-style-name="P2" draw:layer="layout" svg:width="3.474cm" svg:height="0.806cm" svg:x="0.066cm" svg:y="7.985cm">
          <draw:text-box>
            <text:p><text:span text:style-name="T1">6. modParam</text:span></text:p>
          </draw:text-box>
        </draw:frame>
        <draw:line draw:style-name="gr4" draw:text-style-name="P1" draw:layer="layout" svg:x1="10.652cm" svg:y1="11.668cm" svg:x2="2.905cm" svg:y2="12.049cm">
          <text:p/>
        </draw:line>
        <draw:frame draw:style-name="gr3" draw:text-style-name="P2" draw:layer="layout" svg:width="5.383cm" svg:height="0.806cm" svg:x="6.759cm" svg:y="10.862cm">
          <draw:text-box>
            <text:p><text:span text:style-name="T1">9. attachmentFinished</text:span></text:p>
          </draw:text-box>
        </draw:frame>
        <draw:rect draw:style-name="gr5" draw:text-style-name="P1" draw:layer="layout" svg:width="5.969cm" svg:height="0.635cm" svg:x="7.35cm" svg:y="10.017cm">
          <text:p text:style-name="P1">8. Attachment</text:p>
        </draw:rect>
        <draw:rect draw:style-name="gr5" draw:text-style-name="P1" draw:layer="layout" svg:width="6.477cm" svg:height="0.635cm" svg:x="7.096cm" svg:y="5.064cm">
          <text:p text:style-name="P1">3. (local) initialization</text:p>
        </draw:rect>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c5000b" draw:fill-color="#ff9966" draw:textarea-horizontal-align="left" draw:textarea-vertical-align="top" draw:auto-grow-height="false"/>
    </style:style>
    <style:style style:name="gr2"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3" style:family="graphic" style:parent-style-name="standard">
      <style:graphic-properties svg:stroke-color="#314004" draw:fill-color="#99ff66" draw:textarea-horizontal-align="left" draw:textarea-vertical-align="top" draw:auto-grow-height="false"/>
    </style:style>
    <style:style style:name="gr4" style:family="graphic" style:parent-style-name="standard">
      <style:graphic-properties svg:stroke-color="#314004" draw:fill-color="#00cc00" draw:textarea-horizontal-align="left" draw:textarea-vertical-align="top" draw:auto-grow-height="false"/>
    </style:style>
    <style:style style:name="gr5" style:family="graphic" style:parent-style-name="objectwithoutfill">
      <style:graphic-properties draw:marker-end="Circle_20_unfilled"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479cm" fo:min-width="3.149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9cm" svg:height="13cm" svg:x="0.7cm" svg:y="0.7cm">
          <text:p text:style-name="P1">SrrTrains Scene</text:p>
          <draw:enhanced-geometry svg:viewBox="0 0 21600 21600" draw:type="rectangle" draw:enhanced-path="M 0 0 L 21600 0 21600 21600 0 21600 0 0 Z N"/>
        </draw:custom-shape>
        <draw:custom-shape draw:style-name="gr2" draw:text-style-name="P1" draw:layer="layout" svg:width="11.7cm" svg:height="11.4cm" svg:x="1.3cm" svg:y="1.7cm">
          <text:p text:style-name="P1">Frame</text:p>
          <draw:enhanced-geometry svg:viewBox="0 0 21600 21600" draw:type="rectangle" draw:enhanced-path="M 0 0 L 21600 0 21600 21600 0 21600 0 0 Z N"/>
        </draw:custom-shape>
        <draw:custom-shape draw:style-name="gr3" draw:text-style-name="P1" draw:layer="layout" svg:width="10.7cm" svg:height="1.1cm" svg:x="1.7cm" svg:y="11.7cm">
          <text:p text:style-name="P1">Simple Scene Controller</text:p>
          <draw:enhanced-geometry svg:viewBox="0 0 21600 21600" draw:type="rectangle" draw:enhanced-path="M 0 0 L 21600 0 21600 21600 0 21600 0 0 Z N"/>
        </draw:custom-shape>
        <draw:custom-shape draw:style-name="gr2" draw:text-style-name="P1" draw:layer="layout" svg:width="8.2cm" svg:height="7.6cm" svg:x="4.2cm" svg:y="3.1cm">
          <text:p text:style-name="P1">Module</text:p>
          <draw:enhanced-geometry svg:viewBox="0 0 21600 21600" draw:type="rectangle" draw:enhanced-path="M 0 0 L 21600 0 21600 21600 0 21600 0 0 Z N"/>
        </draw:custom-shape>
        <draw:custom-shape draw:style-name="gr3" draw:text-style-name="P1" draw:layer="layout" svg:width="7.3cm" svg:height="1.1cm" svg:x="4.7cm" svg:y="9.3cm">
          <text:p text:style-name="P1">Module Coordinator</text:p>
          <draw:enhanced-geometry svg:viewBox="0 0 21600 21600" draw:type="rectangle" draw:enhanced-path="M 0 0 L 21600 0 21600 21600 0 21600 0 0 Z N"/>
        </draw:custom-shape>
        <draw:custom-shape draw:style-name="gr2" draw:text-style-name="P1" draw:layer="layout" svg:width="8.2cm" svg:height="7.6cm" svg:x="4cm" svg:y="3.3cm">
          <text:p text:style-name="P1">Module</text:p>
          <draw:enhanced-geometry svg:viewBox="0 0 21600 21600" draw:type="rectangle" draw:enhanced-path="M 0 0 L 21600 0 21600 21600 0 21600 0 0 Z N"/>
        </draw:custom-shape>
        <draw:custom-shape draw:style-name="gr3" draw:text-style-name="P1" draw:layer="layout" svg:width="7.3cm" svg:height="1.1cm" svg:x="4.5cm" svg:y="9.5cm">
          <text:p text:style-name="P1">Module Coordinator</text:p>
          <draw:enhanced-geometry svg:viewBox="0 0 21600 21600" draw:type="rectangle" draw:enhanced-path="M 0 0 L 21600 0 21600 21600 0 21600 0 0 Z N"/>
        </draw:custom-shape>
        <draw:custom-shape draw:style-name="gr2" draw:text-style-name="P1" draw:layer="layout" svg:width="8.2cm" svg:height="7.6cm" svg:x="3.8cm" svg:y="3.5cm">
          <text:p text:style-name="P1">Module</text:p>
          <draw:enhanced-geometry svg:viewBox="0 0 21600 21600" draw:type="rectangle" draw:enhanced-path="M 0 0 L 21600 0 21600 21600 0 21600 0 0 Z N"/>
        </draw:custom-shape>
        <draw:custom-shape draw:style-name="gr3" draw:text-style-name="P1" draw:layer="layout" svg:width="7.2cm" svg:height="1.1cm" svg:x="4.3cm" svg:y="9.7cm">
          <text:p text:style-name="P1">Module Coordinator</text:p>
          <draw:enhanced-geometry svg:viewBox="0 0 21600 21600" draw:type="rectangle" draw:enhanced-path="M 0 0 L 21600 0 21600 21600 0 21600 0 0 Z N"/>
        </draw:custom-shape>
        <draw:custom-shape draw:style-name="gr2" draw:text-style-name="P1" draw:layer="layout" svg:width="5.3cm" svg:height="4.2cm" svg:x="6.2cm" svg:y="4.6cm">
          <text:p text:style-name="P1">Model</text:p>
          <draw:enhanced-geometry svg:viewBox="0 0 21600 21600" draw:mirror-horizontal="false" draw:mirror-vertical="false" draw:type="rectangle" draw:enhanced-path="M 0 0 L 21600 0 21600 21600 0 21600 0 0 Z N"/>
        </draw:custom-shape>
        <draw:custom-shape draw:style-name="gr3" draw:text-style-name="P1" draw:layer="layout" svg:width="4.6cm" svg:height="1.1cm" svg:x="6.6cm" svg:y="7.4cm">
          <text:p text:style-name="P1">MIDAS Object</text:p>
          <draw:enhanced-geometry svg:viewBox="0 0 21600 21600" draw:mirror-horizontal="false" draw:mirror-vertical="false" draw:type="rectangle" draw:enhanced-path="M 0 0 L 21600 0 21600 21600 0 21600 0 0 Z N"/>
        </draw:custom-shape>
        <draw:custom-shape draw:style-name="gr2" draw:text-style-name="P1" draw:layer="layout" svg:width="5.3cm" svg:height="4.2cm" svg:x="6cm" svg:y="4.8cm">
          <text:p text:style-name="P1">Model</text:p>
          <draw:enhanced-geometry svg:viewBox="0 0 21600 21600" draw:mirror-horizontal="false" draw:mirror-vertical="false" draw:type="rectangle" draw:enhanced-path="M 0 0 L 21600 0 21600 21600 0 21600 0 0 Z N"/>
        </draw:custom-shape>
        <draw:custom-shape draw:style-name="gr3" draw:text-style-name="P1" draw:layer="layout" svg:width="4.6cm" svg:height="1.1cm" svg:x="6.4cm" svg:y="7.6cm">
          <text:p text:style-name="P1">MIDAS Object</text:p>
          <draw:enhanced-geometry svg:viewBox="0 0 21600 21600" draw:mirror-horizontal="false" draw:mirror-vertical="false" draw:type="rectangle" draw:enhanced-path="M 0 0 L 21600 0 21600 21600 0 21600 0 0 Z N"/>
        </draw:custom-shape>
        <draw:custom-shape draw:style-name="gr2" draw:text-style-name="P1" draw:layer="layout" svg:width="5.3cm" svg:height="4.2cm" svg:x="5.8cm" svg:y="5cm">
          <text:p text:style-name="P1">Model</text:p>
          <draw:enhanced-geometry svg:viewBox="0 0 21600 21600" draw:mirror-horizontal="false" draw:mirror-vertical="false" draw:type="rectangle" draw:enhanced-path="M 0 0 L 21600 0 21600 21600 0 21600 0 0 Z N"/>
        </draw:custom-shape>
        <draw:custom-shape draw:style-name="gr4" draw:text-style-name="P1" draw:layer="layout" svg:width="4.5cm" svg:height="2.7cm" svg:x="6.2cm" svg:y="6.2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3.9cm" svg:height="1.1cm" svg:x="6.5cm" svg:y="7.5cm">
          <text:p text:style-name="P1">MIB</text:p>
          <draw:enhanced-geometry svg:viewBox="0 0 21600 21600" draw:type="rectangle" draw:enhanced-path="M 0 0 L 21600 0 21600 21600 0 21600 0 0 Z N"/>
        </draw:custom-shape>
        <draw:line draw:style-name="gr5" draw:text-style-name="P1" draw:layer="layout" svg:x1="8.6cm" svg:y1="6.2cm" svg:x2="8.6cm" svg:y2="5.5cm">
          <text:p/>
        </draw:line>
        <draw:frame draw:style-name="gr6" draw:text-style-name="P2" draw:layer="layout" svg:width="1.493cm" svg:height="0.729cm" svg:x="8.6cm" svg:y="5.371cm">
          <draw:text-box>
            <text:p><text:span text:style-name="T1">uiObj</text:span></text:p>
          </draw:text-box>
        </draw:frame>
        <draw:line draw:style-name="gr5" draw:text-style-name="P1" draw:layer="layout" svg:x1="4.607cm" svg:y1="9.7cm" svg:x2="4.607cm" svg:y2="9.1cm">
          <text:p/>
        </draw:line>
        <draw:frame draw:style-name="gr6" draw:text-style-name="P2" draw:layer="layout" svg:width="1.993cm" svg:height="0.729cm" svg:x="4.707cm" svg:y="8.671cm">
          <draw:text-box>
            <text:p><text:span text:style-name="T1">uiMod</text:span></text:p>
          </draw:text-box>
        </draw:frame>
        <draw:line draw:style-name="gr5" draw:text-style-name="P1" draw:layer="layout" svg:x1="2cm" svg:y1="11.8cm" svg:x2="2cm" svg:y2="11.2cm">
          <text:p/>
        </draw:line>
        <draw:frame draw:style-name="gr6" draw:text-style-name="P2" draw:layer="layout" svg:width="2.7cm" svg:height="0.729cm" svg:x="2.1cm" svg:y="10.771cm">
          <draw:text-box>
            <text:p><text:span text:style-name="T1">uiControl</text:span></text:p>
          </draw:text-box>
        </draw:frame>
        <draw:frame draw:style-name="gr6" draw:text-style-name="P2" draw:layer="layout" svg:width="2.7cm" svg:height="0.729cm" svg:x="8.7cm" svg:y="3.6cm">
          <draw:text-box>
            <text:p><text:span text:style-name="T1">miModel</text:span></text:p>
          </draw:text-box>
        </draw:frame>
        <draw:line draw:style-name="gr5" draw:text-style-name="P1" draw:layer="layout" svg:x1="8.525cm" svg:y1="4.63cm" svg:x2="8.525cm" svg:y2="4.03cm">
          <text:p/>
        </draw:line>
        <draw:line draw:style-name="gr5" draw:text-style-name="P1" draw:layer="layout" svg:x1="8cm" svg:y1="3.129cm" svg:x2="8cm" svg:y2="2.529cm">
          <text:p/>
        </draw:line>
        <draw:frame draw:style-name="gr6" draw:text-style-name="P2" draw:layer="layout" svg:width="2.7cm" svg:height="0.729cm" svg:x="8.1cm" svg:y="2.1cm">
          <draw:text-box>
            <text:p><text:span text:style-name="T1">miModule</text:span></text:p>
          </draw:text-box>
        </draw:frame>
        <draw:line draw:style-name="gr5" draw:text-style-name="P1" draw:layer="layout" svg:x1="8.3cm" svg:y1="4.8cm" svg:x2="8.3cm" svg:y2="4.2cm">
          <text:p/>
        </draw:line>
        <draw:line draw:style-name="gr5" draw:text-style-name="P1" draw:layer="layout" svg:x1="8cm" svg:y1="5cm" svg:x2="8cm" svg:y2="4.4cm">
          <text:p/>
        </draw:line>
        <draw:line draw:style-name="gr5" draw:text-style-name="P1" draw:layer="layout" svg:x1="7.7cm" svg:y1="3.3cm" svg:x2="7.7cm" svg:y2="2.7cm">
          <text:p/>
        </draw:line>
        <draw:line draw:style-name="gr5" draw:text-style-name="P1" draw:layer="layout" svg:x1="7.4cm" svg:y1="3.5cm" svg:x2="7.4cm" svg:y2="2.9cm">
          <text:p/>
        </draw:line>
        <draw:line draw:style-name="gr5" draw:text-style-name="P1" draw:layer="layout" svg:x1="8.366cm" svg:y1="7.696cm" svg:x2="8.366cm" svg:y2="7.096cm">
          <text:p/>
        </draw:line>
        <draw:frame draw:style-name="gr6" draw:text-style-name="P2" draw:layer="layout" svg:width="1.993cm" svg:height="0.729cm" svg:x="8.405cm" svg:y="6.969cm">
          <draw:text-box>
            <text:p><text:span text:style-name="T1">eiMib</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00cc00" draw:textarea-horizontal-align="left" draw:textarea-vertical-align="top" draw:auto-grow-height="false"/>
    </style:style>
    <style:style style:name="gr4" style:family="graphic" style:parent-style-name="standard">
      <style:graphic-properties svg:stroke-color="#314004" svg:stroke-opacity="0%" draw:fill-color="#00cc00" draw:opacity="0%" draw:textarea-horizontal-align="left" draw:textarea-vertical-align="top" draw:auto-grow-height="false" draw:shadow-opacity="0%"/>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per 58%"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13.4cm" svg:height="12.2cm" svg:x="0.299cm" svg:y="0.299cm">
          <text:p text:style-name="P1"><text:span text:style-name="T1">Model (by 3</text:span><text:span text:style-name="T2">rd</text:span><text:span text:style-name="T1"> party autho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12.6cm" svg:height="10.8cm" svg:x="0.699cm" svg:y="1.299cm">
          <text:p text:style-name="P1"><text:span text:style-name="T1">MOP</text:span></text:p>
          <draw:enhanced-geometry svg:viewBox="0 0 21600 21600" draw:type="rectangle" draw:enhanced-path="M 0 0 L 21600 0 21600 21600 0 21600 0 0 Z N"/>
        </draw:custom-shape>
        <draw:custom-shape draw:style-name="gr2" draw:text-style-name="P2" draw:layer="layout" svg:width="11.8cm" svg:height="9.4cm" svg:x="1.099cm" svg:y="2.199cm">
          <text:p text:style-name="P1"><text:span text:style-name="T1">MIB Core</text:span></text:p>
          <draw:enhanced-geometry svg:viewBox="0 0 21600 21600" draw:type="rectangle" draw:enhanced-path="M 0 0 L 21600 0 21600 21600 0 21600 0 0 Z N"/>
        </draw:custom-shape>
        <draw:custom-shape draw:style-name="gr3" draw:text-style-name="P1" draw:layer="layout" svg:width="10.1cm" svg:height="7cm" svg:x="2.399cm" svg:y="3.1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2.199cm" svg:y="3.3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999cm" svg:y="3.5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799cm" svg:y="3.7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599cm" svg:y="3.9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2" draw:layer="layout" svg:width="10.1cm" svg:height="7cm" svg:x="1.399cm" svg:y="4.199cm">
          <text:p text:style-name="P1"><text:span text:style-name="T1">MIDAS Object (by 3</text:span><text:span text:style-name="T2">rd</text:span><text:span text:style-name="T1"> party programm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9.1cm" svg:height="5.6cm" svg:x="1.899cm" svg:y="5.199cm">
          <text:p text:style-name="P1"><text:span text:style-name="T1">MIB Core</text:span></text:p>
          <draw:enhanced-geometry svg:viewBox="0 0 21600 21600" draw:type="rectangle" draw:enhanced-path="M 0 0 L 21600 0 21600 21600 0 21600 0 0 Z N"/>
        </draw:custom-shape>
        <draw:custom-shape draw:style-name="gr3" draw:text-style-name="P1" draw:layer="layout" svg:width="7.5cm" svg:height="3.5cm" svg:x="3.099cm" svg:y="6.1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899cm" svg:y="6.3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699cm" svg:y="6.5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2" draw:layer="layout" svg:width="7.5cm" svg:height="3.5cm" svg:x="2.499cm" svg:y="6.799cm">
          <text:p text:style-name="P1"><text:span text:style-name="T1">MIDAS Object (by 3</text:span><text:span text:style-name="T2">rd</text:span><text:span text:style-name="T1"> party programm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5.7cm" svg:height="2.1cm" svg:x="3.099cm" svg:y="7.999cm">
          <text:p text:style-name="P1"><text:span text:style-name="T1">MIB Core</text:span></text:p>
          <draw:enhanced-geometry svg:viewBox="0 0 21600 21600" draw:type="rectangle" draw:enhanced-path="M 0 0 L 21600 0 21600 21600 0 21600 0 0 Z N"/>
        </draw:custom-shape>
        <draw:custom-shape draw:style-name="gr4" draw:text-style-name="P1" draw:layer="layout" svg:width="4.7cm" svg:height="0.9cm" svg:x="3.499cm" svg:y="8.999cm">
          <text:p text:style-name="P1">Ad inf......</text:p>
          <draw:enhanced-geometry svg:viewBox="0 0 21600 21600" draw:mirror-horizontal="false" draw:mirror-vertical="false" draw:type="rectangle" draw:enhanced-path="M 0 0 L 21600 0 21600 21600 0 21600 0 0 Z N"/>
        </draw:custom-shap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vertical-align="middle"/>
    </style:style>
    <style:style style:name="gr4" style:family="graphic" style:parent-style-name="standard">
      <style:graphic-properties draw:opacity="50%" draw:textarea-vertical-align="middle" draw:shadow-opacity="50%"/>
    </style:style>
    <style:style style:name="gr5"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gr6"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4cm" svg:height="4.7cm" svg:x="0.199cm" svg:y="4.449cm">
          <text:p text:style-name="P1">Module<text:span text:style-name="T1"> (modParam)</text:span></text:p>
        </draw:rect>
        <draw:rect draw:style-name="gr1" draw:text-style-name="P1" draw:layer="layout" svg:width="13.4cm" svg:height="4.7cm" svg:x="0.4cm" svg:y="4.65cm">
          <text:p text:style-name="P1">Module<text:span text:style-name="T1"> <text:s text:c="2"/>modParam</text:span></text:p>
        </draw:rect>
        <draw:frame draw:style-name="gr2" draw:text-style-name="P2" draw:layer="layout" svg:width="2.915cm" svg:height="0.725cm" svg:x="0.5cm" svg:y="0.95cm">
          <draw:text-box>
            <text:p><text:span text:style-name="T2">commParam</text:span></text:p>
          </draw:text-box>
        </draw:frame>
        <draw:ellipse draw:style-name="gr3" draw:text-style-name="P1" draw:layer="layout" svg:width="4.9cm" svg:height="2.5cm" svg:x="2.016cm" svg:y="1.381cm">
          <text:p text:style-name="P1">Astral Object</text:p>
        </draw:ellipse>
        <draw:ellipse draw:style-name="gr3" draw:text-style-name="P1" draw:layer="layout" svg:width="4.9cm" svg:height="2.5cm" svg:x="2.15cm" svg:y="5.572cm">
          <text:p text:style-name="P1">Bound Object</text:p>
        </draw:ellipse>
        <draw:ellipse draw:style-name="gr4" draw:text-style-name="P1" draw:layer="layout" svg:width="4.9cm" svg:height="8.4cm" svg:x="8.798cm" svg:y="0.35cm">
          <text:p/>
        </draw:ellipse>
        <draw:ellipse draw:style-name="gr4" draw:text-style-name="P1" draw:layer="layout" svg:width="4.9cm" svg:height="8.4cm" svg:x="9.098cm" svg:y="0.65cm">
          <text:p text:style-name="P1">MOO III</text:p>
          <text:p text:style-name="P1"/>
          <text:p text:style-name="P1"/>
          <text:p text:style-name="P1">Unbound Object</text:p>
          <text:p text:style-name="P1"/>
          <text:p text:style-name="P1"/>
          <text:p text:style-name="P1">MOO IV</text:p>
        </draw:ellipse>
        <draw:ellipse draw:style-name="gr3" draw:text-style-name="P1" draw:layer="layout" svg:width="4.9cm" svg:height="2.5cm" svg:x="2.316cm" svg:y="1.681cm">
          <text:p text:style-name="P1">Astral Object</text:p>
          <text:p text:style-name="P1">MOO I</text:p>
        </draw:ellipse>
        <draw:ellipse draw:style-name="gr3" draw:text-style-name="P1" draw:layer="layout" svg:width="4.9cm" svg:height="2.5cm" svg:x="2.45cm" svg:y="5.872cm">
          <text:p text:style-name="P1">Bound Object</text:p>
          <text:p text:style-name="P1">MOO II</text:p>
        </draw:ellipse>
        <draw:rect draw:style-name="gr5" draw:text-style-name="P3" draw:layer="layout" svg:width="6.7cm" svg:height="9.9cm" svg:x="7.9cm" svg:y="0.15cm">
          <text:p text:style-name="P1"><text:span text:style-name="T1">Universal Object Class (UOC)</text:span></text:p>
        </draw:rect>
        <draw:rect draw:style-name="gr6" draw:text-style-name="P3" draw:layer="layout" svg:width="6.7cm" svg:height="9.9cm" svg:x="8.1cm" svg:y="-0.05cm">
          <text:p/>
        </draw:rect>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8cm" svg:y="0.184cm">
          <text:p text:style-name="P1">SI 2</text:p>
        </draw:rect>
        <draw:custom-shape draw:style-name="gr2" draw:text-style-name="P2" draw:layer="layout" svg:width="6.798cm" svg:height="1.435cm" svg:x="6.334cm" svg:y="1.581cm">
          <text:p text:style-name="P1"><text:span text:style-name="T1">Instance 2 of no-state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2cm" svg:y="2.724cm">
          <text:p text:style-name="P1">SI 1</text:p>
        </draw:rect>
        <draw:custom-shape draw:style-name="gr2" draw:text-style-name="P2" draw:layer="layout" svg:width="6.798cm" svg:height="1.435cm" svg:x="4.048cm" svg:y="4.083cm">
          <text:p text:style-name="P1"><text:span text:style-name="T1">Instance 1 of no-state MOB</text:span></text:p>
          <draw:enhanced-geometry svg:viewBox="0 0 21600 21600" draw:mirror-horizontal="false" draw:mirror-vertical="false" draw:type="rectangle" draw:enhanced-path="M 0 0 L 21600 0 21600 21600 0 21600 0 0 Z N"/>
        </draw:custom-shap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b 58%" fo:font-size="18pt" style:font-size-asian="18pt" style:font-size-complex="18pt"/>
    </style:style>
    <style:style style:name="T3" style:family="text">
      <style:text-properties style:text-position="sub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8cm" svg:y="2.524cm">
          <text:p text:style-name="P1">SI 2</text:p>
        </draw:rect>
        <draw:custom-shape draw:style-name="gr2" draw:text-style-name="P2" draw:layer="layout" svg:width="6.798cm" svg:height="1.435cm" svg:x="6.334cm" svg:y="3.921cm">
          <text:p text:style-name="P1"><text:span text:style-name="T1">Instance 2 of standard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2cm" svg:y="5.064cm">
          <text:p text:style-name="P1">SI 1</text:p>
        </draw:rect>
        <draw:custom-shape draw:style-name="gr2" draw:text-style-name="P2" draw:layer="layout" svg:width="6.798cm" svg:height="1.435cm" svg:x="4.048cm" svg:y="6.423cm">
          <text:p text:style-name="P1"><text:span text:style-name="T1">Instance 1 of standard MOB</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8.382cm" svg:height="1.905cm" svg:x="3.54cm" svg:y="0.238cm">
          <text:p text:style-name="P1">Discrete global 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7.731cm" svg:y1="2.143cm" svg:x2="9.763cm" svg:y2="3.921cm">
          <text:p/>
        </draw:line>
        <draw:line draw:style-name="gr4" draw:text-style-name="P1" draw:layer="layout" svg:x1="7.73cm" svg:y1="2.142cm" svg:x2="7.223cm" svg:y2="6.334cm">
          <text:p/>
        </draw:line>
        <draw:frame draw:style-name="gr5" draw:layer="layout" svg:width="6.94cm" svg:height="1.17cm" svg:x="5.445cm" svg:y="2.397cm">
          <draw:text-box>
            <text:p>state<text:span text:style-name="T2">1</text:span>, state<text:span text:style-name="T3">2</text:span>, …..state<text:span text:style-name="T3">n</text:span></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solid" draw:fill-color="#e6e6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7cm" svg:y="2.523cm">
          <text:p text:style-name="P1">SI 2</text:p>
        </draw:rect>
        <draw:custom-shape draw:style-name="gr2" draw:text-style-name="P2" draw:layer="layout" svg:width="6.798cm" svg:height="1.435cm" svg:x="6.333cm" svg:y="3.92cm">
          <text:p text:style-name="P1"><text:span text:style-name="T1">Instance 2 of animated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1cm" svg:y="5.063cm">
          <text:p text:style-name="P1">SI 1</text:p>
        </draw:rect>
        <draw:custom-shape draw:style-name="gr2" draw:text-style-name="P2" draw:layer="layout" svg:width="6.798cm" svg:height="1.435cm" svg:x="4.047cm" svg:y="6.422cm">
          <text:p text:style-name="P1"><text:span text:style-name="T1">Instance 1 of animated MOB</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9.271cm" svg:height="1.905cm" svg:x="3.286cm" svg:y="0.237cm">
          <text:p text:style-name="P1">(Quasi-)continuous global 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7.73cm" svg:y1="2.142cm" svg:x2="9.762cm" svg:y2="3.92cm">
          <text:p/>
        </draw:line>
        <draw:line draw:style-name="gr4" draw:text-style-name="P1" draw:layer="layout" svg:x1="7.729cm" svg:y1="2.141cm" svg:x2="7.222cm" svg:y2="6.333cm">
          <text:p/>
        </draw:line>
        <draw:frame draw:style-name="gr5" draw:layer="layout" svg:width="2.479cm" svg:height="0.963cm" svg:x="7.223cm" svg:y="2.45cm">
          <draw:text-box>
            <text:p>state(t)</text:p>
          </draw:text-box>
        </draw:frame>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paragraph-properties fo:text-align="start"/>
    </style:style>
    <style:style style:name="P5" style:family="paragraph">
      <style:text-properties fo:font-size="13pt" style:font-size-asian="13pt" style:font-size-complex="13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style:text-position="super 58%"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3.2cm" svg:x="12.699cm" svg:y="3.5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5.4cm" svg:x="0.299cm" svg:y="1.5cm">
          <text:p text:style-name="P1"><text:span text:style-name="T2">MIDAS Object (by 3</text:span><text:span text:style-name="T3">rd</text:span><text:span text:style-name="T2"> party programmer)</text:span></text:p>
          <draw:enhanced-geometry svg:viewBox="0 0 21600 21600" draw:type="rectangle" draw:enhanced-path="M 0 0 L 21600 0 21600 21600 0 21600 0 0 Z N"/>
        </draw:custom-shape>
        <draw:custom-shape draw:style-name="gr1" draw:text-style-name="P2" draw:layer="layout" svg:width="2.2cm" svg:height="3.2cm" svg:x="10.199cm" svg:y="3.5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3.2cm" svg:x="0.799cm" svg:y="3.5cm">
          <text:p text:style-name="P4"><text:span text:style-name="T1">MIB</text:span></text:p>
          <text:p text:style-name="P4"><text:span text:style-name="T1"><text:s text:c="2"/></text:span><text:span text:style-name="T1">- no-state</text:span></text:p>
          <text:p text:style-name="P4"><text:span text:style-name="T1"><text:s text:c="2"/></text:span><text:span text:style-name="T1">- standard</text:span></text:p>
          <text:p text:style-name="P4"><text:span text:style-name="T1"><text:s text:c="2"/></text:span><text:span text:style-name="T1">- animated</text:span></text:p>
          <draw:enhanced-geometry svg:viewBox="0 0 21600 21600" draw:type="rectangle" draw:enhanced-path="M 0 0 L 21600 0 21600 21600 0 21600 0 0 Z N"/>
        </draw:custom-shape>
        <draw:line draw:style-name="gr4" draw:text-style-name="P1" draw:layer="layout" svg:x1="5.199cm" svg:y1="4.4cm" svg:x2="5.199cm" svg:y2="3cm">
          <text:p/>
        </draw:line>
        <draw:frame draw:style-name="gr5" draw:text-style-name="P5" draw:layer="layout" svg:width="1.59cm" svg:height="0.759cm" svg:x="5.186cm" svg:y="2.438cm">
          <draw:text-box>
            <text:p><text:span text:style-name="T2">eiMib</text:span></text:p>
          </draw:text-box>
        </draw:frame>
        <draw:line draw:style-name="gr4" draw:text-style-name="P1" draw:layer="layout" svg:x1="5.231cm" svg:y1="1.725cm" svg:x2="5.231cm" svg:y2="0.325cm">
          <text:p/>
        </draw:line>
        <draw:frame draw:style-name="gr6" draw:text-style-name="P5" draw:layer="layout" svg:width="1.569cm" svg:height="0.759cm" svg:x="5.299cm" svg:y="0.338cm">
          <draw:text-box>
            <text:p><text:span text:style-name="T2">uiObj</text:span></text:p>
          </draw:text-box>
        </draw:frame>
        <draw:line draw:style-name="gr4" draw:text-style-name="P1" draw:layer="layout" svg:x1="10.599cm" svg:y1="5cm" svg:x2="8.499cm" svg:y2="5cm">
          <text:p/>
        </draw:line>
        <draw:line draw:style-name="gr4" draw:text-style-name="P1" draw:layer="layout" svg:x1="13.099cm" svg:y1="6.1cm" svg:x2="8.524cm" svg:y2="6.1cm">
          <text:p/>
        </draw:line>
        <draw:frame draw:style-name="gr5" draw:text-style-name="P5" draw:layer="layout" svg:width="1.742cm" svg:height="0.759cm" svg:x="6.986cm" svg:y="4.639cm">
          <draw:text-box>
            <text:p><text:span text:style-name="T2">eiMod</text:span></text:p>
          </draw:text-box>
        </draw:frame>
        <draw:frame draw:style-name="gr5" draw:text-style-name="P5" draw:layer="layout" svg:width="2.331cm" svg:height="0.759cm" svg:x="6.387cm" svg:y="5.74cm">
          <draw:text-box>
            <text:p><text:span text:style-name="T2">eiControl</text:span></text:p>
          </draw:text-box>
        </draw:frame>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314004" draw:fill-color="#99ff66" draw:textarea-horizontal-align="left" draw:textarea-vertical-align="top" draw:auto-grow-height="false"/>
    </style:style>
    <style:style style:name="gr2" style:family="graphic" style:parent-style-name="standard">
      <style:graphic-properties draw:fill-color="#ffffff" draw:textarea-horizontal-align="left" draw:textarea-vertical-align="top" draw:auto-grow-height="false"/>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5cm" svg:height="3.3cm" svg:x="0.3cm" svg:y="5.7cm">
          <text:p text:style-name="P1">MIB</text:p>
          <draw:enhanced-geometry svg:viewBox="0 0 21600 21600" draw:type="rectangle" draw:enhanced-path="M 0 0 L 21600 0 21600 21600 0 21600 0 0 Z N"/>
        </draw:custom-shape>
        <draw:custom-shape draw:style-name="gr2" draw:text-style-name="P3" draw:layer="layout" svg:width="3.7cm" svg:height="0.6cm" svg:x="0.7cm" svg:y="6.6cm">
          <text:p text:style-name="P2"><text:span text:style-name="T1">MibNoState</text:span></text:p>
          <draw:enhanced-geometry svg:viewBox="0 0 21600 21600" draw:type="rectangle" draw:enhanced-path="M 0 0 L 21600 0 21600 21600 0 21600 0 0 Z N"/>
        </draw:custom-shape>
        <draw:custom-shape draw:style-name="gr2" draw:text-style-name="P1" draw:layer="layout" svg:width="4.5cm" svg:height="0.6cm" svg:x="8.9cm" svg:y="6.6cm">
          <text:p text:style-name="P2"><text:span text:style-name="T1">MibAnim + MibAnimNs</text:span></text:p>
          <draw:enhanced-geometry svg:viewBox="0 0 21600 21600" draw:type="rectangle" draw:enhanced-path="M 0 0 L 21600 0 21600 21600 0 21600 0 0 Z N"/>
        </draw:custom-shape>
        <draw:custom-shape draw:style-name="gr2" draw:text-style-name="P1" draw:layer="layout" svg:width="3.7cm" svg:height="0.6cm" svg:x="4.8cm" svg:y="6.6cm">
          <text:p text:style-name="P2"><text:span text:style-name="T1">MibStandard</text:span></text:p>
          <draw:enhanced-geometry svg:viewBox="0 0 21600 21600" draw:type="rectangle" draw:enhanced-path="M 0 0 L 21600 0 21600 21600 0 21600 0 0 Z N"/>
        </draw:custom-shape>
        <draw:custom-shape draw:style-name="gr2" draw:text-style-name="P3" draw:layer="layout" svg:width="12.7cm" svg:height="0.6cm" svg:x="0.7cm" svg:y="8.2cm">
          <text:p text:style-name="P1"><text:span text:style-name="T1">MibConsoleBase</text:span></text:p>
          <draw:enhanced-geometry svg:viewBox="0 0 21600 21600" draw:type="rectangle" draw:enhanced-path="M 0 0 L 21600 0 21600 21600 0 21600 0 0 Z N"/>
        </draw:custom-shape>
        <draw:custom-shape draw:style-name="gr2" draw:text-style-name="P1" draw:layer="layout" svg:width="8.6cm" svg:height="0.6cm" svg:x="4.8cm" svg:y="7.4cm">
          <text:p text:style-name="P2"><text:span text:style-name="T1">MibStandardNs</text:span></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draw:auto-grow-height="false"/>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objectwithoutfill">
      <style:graphic-properties draw:marker-end="Circle_20_unfilled"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2cm" svg:height="3.3cm" svg:x="0.3cm" svg:y="2cm">
          <text:p text:style-name="P1">MIB</text:p>
          <draw:enhanced-geometry svg:viewBox="0 0 21600 21600" draw:type="rectangle" draw:enhanced-path="M 0 0 L 21600 0 21600 21600 0 21600 0 0 Z N"/>
        </draw:custom-shape>
        <draw:custom-shape draw:style-name="gr1" draw:text-style-name="P1" draw:layer="layout" svg:width="4.2cm" svg:height="5cm" svg:x="9.6cm" svg:y="0.3cm">
          <text:p text:style-name="P1">SSC</text:p>
          <draw:enhanced-geometry svg:viewBox="0 0 21600 21600" draw:type="rectangle" draw:enhanced-path="M 0 0 L 21600 0 21600 21600 0 21600 0 0 Z N"/>
        </draw:custom-shape>
        <draw:custom-shape draw:style-name="gr1" draw:text-style-name="P1" draw:layer="layout" svg:width="4.2cm" svg:height="5cm" svg:x="4.9cm" svg:y="0.3cm">
          <text:p text:style-name="P1">MC</text:p>
          <draw:enhanced-geometry svg:viewBox="0 0 21600 21600" draw:type="rectangle" draw:enhanced-path="M 0 0 L 21600 0 21600 21600 0 21600 0 0 Z N"/>
        </draw:custom-shape>
        <draw:custom-shape draw:style-name="gr2" draw:text-style-name="P1" draw:layer="layout" svg:width="4.2cm" svg:height="1.2cm" svg:x="0.3cm" svg:y="0.3cm">
          <text:p text:style-name="P1">MOB</text:p>
          <draw:enhanced-geometry svg:viewBox="0 0 21600 21600" draw:mirror-horizontal="false" draw:mirror-vertical="false" draw:type="rectangle" draw:enhanced-path="M 0 0 L 21600 0 21600 21600 0 21600 0 0 Z N"/>
        </draw:custom-shape>
        <draw:line draw:style-name="gr3" draw:text-style-name="P1" draw:layer="layout" svg:x1="2.2cm" svg:y1="0.3cm" svg:x2="2.2cm" svg:y2="-1.1cm">
          <text:p/>
        </draw:line>
        <draw:line draw:style-name="gr3" draw:text-style-name="P1" draw:layer="layout" svg:x1="6.9cm" svg:y1="0.301cm" svg:x2="6.9cm" svg:y2="-1.099cm">
          <text:p/>
        </draw:line>
        <draw:line draw:style-name="gr3" draw:text-style-name="P1" draw:layer="layout" svg:x1="11.6cm" svg:y1="0.302cm" svg:x2="11.6cm" svg:y2="-1.098cm">
          <text:p/>
        </draw:line>
        <draw:frame draw:style-name="gr4" draw:layer="layout" svg:width="1.979cm" svg:height="0.963cm" svg:x="1.4cm" svg:y="-1.9cm">
          <draw:text-box>
            <text:p>uiObj</text:p>
          </draw:text-box>
        </draw:frame>
        <draw:frame draw:style-name="gr4" draw:layer="layout" svg:width="2.225cm" svg:height="0.963cm" svg:x="5.701cm" svg:y="-1.9cm">
          <draw:text-box>
            <text:p>uiMod</text:p>
          </draw:text-box>
        </draw:frame>
        <draw:frame draw:style-name="gr4" draw:layer="layout" svg:width="3.034cm" svg:height="0.963cm" svg:x="10.102cm" svg:y="-1.9cm">
          <draw:text-box>
            <text:p>uiControl</text:p>
          </draw:text-box>
        </draw:frame>
        <draw:custom-shape draw:style-name="gr1" draw:text-style-name="P1" draw:layer="layout" svg:width="3.8cm" svg:height="1.4cm" svg:x="0.5cm" svg:y="3.5cm">
          <text:p text:style-name="P1">MIB Core</text:p>
          <draw:enhanced-geometry svg:viewBox="0 0 21600 21600" draw:type="rectangle" draw:enhanced-path="M 0 0 L 21600 0 21600 21600 0 21600 0 0 Z N"/>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00cc00" draw:textarea-horizontal-align="left" draw:textarea-vertical-align="top" draw:auto-grow-height="false"/>
    </style:style>
    <style:style style:name="gr4" style:family="graphic" style:parent-style-name="standard">
      <style:graphic-properties svg:stroke-color="#314004" svg:stroke-opacity="0%" draw:fill-color="#00cc00" draw:opacity="0%" draw:textarea-horizontal-align="left" draw:textarea-vertical-align="top" draw:auto-grow-height="false" draw:shadow-opacity="0%"/>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4cm" svg:height="12.2cm" svg:x="0.3cm" svg:y="0.3cm">
          <text:p text:style-name="P1">Model</text:p>
          <draw:enhanced-geometry svg:viewBox="0 0 21600 21600" draw:mirror-horizontal="false" draw:mirror-vertical="false" draw:type="rectangle" draw:enhanced-path="M 0 0 L 21600 0 21600 21600 0 21600 0 0 Z N"/>
        </draw:custom-shape>
        <draw:custom-shape draw:style-name="gr2" draw:text-style-name="P1" draw:layer="layout" svg:width="12.6cm" svg:height="10.8cm" svg:x="0.7cm" svg:y="1.3cm">
          <text:p text:style-name="P1">MOP</text:p>
          <draw:enhanced-geometry svg:viewBox="0 0 21600 21600" draw:type="rectangle" draw:enhanced-path="M 0 0 L 21600 0 21600 21600 0 21600 0 0 Z N"/>
        </draw:custom-shape>
        <draw:custom-shape draw:style-name="gr2" draw:text-style-name="P1" draw:layer="layout" svg:width="11.8cm" svg:height="9.4cm" svg:x="1.1cm" svg:y="2.2cm">
          <text:p text:style-name="P1">MIB Core</text:p>
          <draw:enhanced-geometry svg:viewBox="0 0 21600 21600" draw:type="rectangle" draw:enhanced-path="M 0 0 L 21600 0 21600 21600 0 21600 0 0 Z N"/>
        </draw:custom-shape>
        <draw:custom-shape draw:style-name="gr3" draw:text-style-name="P1" draw:layer="layout" svg:width="10.1cm" svg:height="7cm" svg:x="2.4cm" svg:y="3.2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2.2cm" svg:y="3.4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2cm" svg:y="3.6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8cm" svg:y="3.8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6cm" svg:y="4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4cm" svg:y="4.2cm">
          <text:p text:style-name="P1">MIDAS Object</text:p>
          <draw:enhanced-geometry svg:viewBox="0 0 21600 21600" draw:mirror-horizontal="false" draw:mirror-vertical="false" draw:type="rectangle" draw:enhanced-path="M 0 0 L 21600 0 21600 21600 0 21600 0 0 Z N"/>
        </draw:custom-shape>
        <draw:custom-shape draw:style-name="gr2" draw:text-style-name="P1" draw:layer="layout" svg:width="9.1cm" svg:height="5.6cm" svg:x="1.9cm" svg:y="5.2cm">
          <text:p text:style-name="P1">MIB Core</text:p>
          <draw:enhanced-geometry svg:viewBox="0 0 21600 21600" draw:type="rectangle" draw:enhanced-path="M 0 0 L 21600 0 21600 21600 0 21600 0 0 Z N"/>
        </draw:custom-shape>
        <draw:custom-shape draw:style-name="gr3" draw:text-style-name="P1" draw:layer="layout" svg:width="7.5cm" svg:height="3.5cm" svg:x="3.1cm" svg:y="6.2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9cm" svg:y="6.4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7cm" svg:y="6.6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5cm" svg:y="6.8cm">
          <text:p text:style-name="P1">MIDAS Object</text:p>
          <draw:enhanced-geometry svg:viewBox="0 0 21600 21600" draw:mirror-horizontal="false" draw:mirror-vertical="false" draw:type="rectangle" draw:enhanced-path="M 0 0 L 21600 0 21600 21600 0 21600 0 0 Z N"/>
        </draw:custom-shape>
        <draw:custom-shape draw:style-name="gr2" draw:text-style-name="P1" draw:layer="layout" svg:width="5.7cm" svg:height="2.1cm" svg:x="3.1cm" svg:y="8cm">
          <text:p text:style-name="P1">MIB Core</text:p>
          <draw:enhanced-geometry svg:viewBox="0 0 21600 21600" draw:type="rectangle" draw:enhanced-path="M 0 0 L 21600 0 21600 21600 0 21600 0 0 Z N"/>
        </draw:custom-shape>
        <draw:custom-shape draw:style-name="gr4" draw:text-style-name="P1" draw:layer="layout" svg:width="4.7cm" svg:height="0.9cm" svg:x="3.5cm" svg:y="9cm">
          <text:p text:style-name="P1">Ad inf......</text:p>
          <draw:enhanced-geometry svg:viewBox="0 0 21600 21600" draw:mirror-horizontal="false" draw:mirror-vertical="false" draw:type="rectangle" draw:enhanced-path="M 0 0 L 21600 0 21600 21600 0 21600 0 0 Z N"/>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svg:stroke-color="#314004" draw:fill-color="#99ff66" draw:textarea-horizontal-align="left" draw:textarea-vertical-align="to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9pt" style:font-size-asian="9pt" style:font-size-complex="9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style:style style:name="T4"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Mangal" style:font-family-generic-complex="system" style:font-pitch-complex="variable"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3cm" svg:height="7cm" svg:x="0.5cm" svg:y="0.7cm">
          <text:p text:style-name="P1"><text:span text:style-name="T1">One Scene Instance</text:span></text:p>
        </draw:rect>
        <draw:rect draw:style-name="gr2" draw:text-style-name="P3" draw:layer="layout" svg:width="3.6cm" svg:height="4.1cm" svg:x="4.9cm" svg:y="3.3cm">
          <text:p text:style-name="P1"><text:span text:style-name="T2">SSC Base</text:span></text:p>
        </draw:rect>
        <draw:rect draw:style-name="gr3" draw:text-style-name="P5" draw:layer="layout" svg:width="3.2cm" svg:height="2.2cm" svg:x="5.1cm" svg:y="5cm">
          <text:p text:style-name="P4"><text:span text:style-name="T3">commParam</text:span></text:p>
          <text:p text:style-name="P4"><text:span text:style-name="T4">- local commState</text:span></text:p>
          <text:p text:style-name="P4"><text:span text:style-name="T4">- other parameters</text:span></text:p>
          <text:p text:style-name="P4"><text:span text:style-name="T4">- iAmActive</text:span></text:p>
          <text:p text:style-name="P4"><text:span text:style-name="T4">- extensions</text:span></text:p>
        </draw:rect>
        <draw:line draw:style-name="gr4" draw:text-style-name="P1" draw:layer="layout" svg:x1="4.9cm" svg:y1="4.5cm" svg:x2="2.2cm" svg:y2="4.5cm">
          <text:p/>
        </draw:line>
        <draw:frame draw:style-name="gr5" draw:text-style-name="P6" draw:layer="layout" svg:width="2.915cm" svg:height="0.725cm" svg:x="1.9cm" svg:y="3.675cm">
          <draw:text-box>
            <text:p><text:span text:style-name="T5">commParam</text:span></text:p>
          </draw:text-box>
        </draw:frame>
        <draw:rect draw:style-name="gr2" draw:text-style-name="P3" draw:layer="layout" svg:width="3.6cm" svg:height="2.6cm" svg:x="9.2cm" svg:y="1cm">
          <text:p text:style-name="P1"><text:span text:style-name="T2">SSC Extension A</text:span></text:p>
        </draw:rect>
        <draw:rect draw:style-name="gr2" draw:text-style-name="P3" draw:layer="layout" svg:width="3.6cm" svg:height="2.6cm" svg:x="9.7cm" svg:y="4.4cm">
          <text:p text:style-name="P1"><text:span text:style-name="T2">SSC Extension B</text:span></text:p>
        </draw:rect>
        <draw:rect draw:style-name="gr3" draw:text-style-name="P5" draw:layer="layout" svg:width="3.4cm" svg:height="1.8cm" svg:x="9.3cm" svg:y="1.6cm">
          <text:p text:style-name="P4"><text:span text:style-name="T3">commParamExt</text:span></text:p>
          <text:p text:style-name="P4"><text:span text:style-name="T4">- local state</text:span></text:p>
          <text:p text:style-name="P4"><text:span text:style-name="T4">- other parameters</text:span></text:p>
          <text:p text:style-name="P4"><text:span text:style-name="T4">- iAmActive</text:span></text:p>
        </draw:rect>
        <draw:rect draw:style-name="gr3" draw:text-style-name="P5" draw:layer="layout" svg:width="3.4cm" svg:height="1.8cm" svg:x="9.8cm" svg:y="5cm">
          <text:p text:style-name="P4"><text:span text:style-name="T3">commParamExt</text:span></text:p>
          <text:p text:style-name="P4"><text:span text:style-name="T4">- local state</text:span></text:p>
          <text:p text:style-name="P4"><text:span text:style-name="T4">- other parameters</text:span></text:p>
          <text:p text:style-name="P4"><text:span text:style-name="T4">- iAmActive</text:span></text:p>
        </draw:rect>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style:style>
    <style:style style:name="gr2" style:family="graphic" style:parent-style-name="standard">
      <style:graphic-properties svg:stroke-color="#314004" draw:fill-color="#00cc00" draw:textarea-horizontal-align="left" draw:textarea-vertical-align="top"/>
    </style:style>
    <style:style style:name="gr3" style:family="graphic" style:parent-style-name="standard">
      <style:graphic-properties svg:stroke-color="#314004" draw:fill-color="#99ff66" draw:textarea-vertical-align="middle"/>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Ultrafine_20_Dashed"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2cm" svg:height="7.3cm" svg:x="2.4cm" svg:y="2.1cm">
          <text:p text:style-name="P1"><text:span text:style-name="T1">SSC Base</text:span></text:p>
        </draw:rect>
        <draw:rect draw:style-name="gr2" draw:text-style-name="P1" draw:layer="layout" svg:width="9.8cm" svg:height="5.4cm" svg:x="3.1cm" svg:y="3.5cm">
          <text:p text:style-name="P1"><text:span text:style-name="T1">SSC Extension</text:span></text:p>
        </draw:rect>
        <draw:rect draw:style-name="gr3" draw:text-style-name="P1" draw:layer="layout" svg:width="6.6cm" svg:height="2.5cm" svg:x="5.6cm" svg:y="5.8cm">
          <text:p text:style-name="P1"><text:span text:style-name="T1">SSC Core</text:span></text:p>
        </draw:rect>
        <draw:line draw:style-name="gr4" draw:text-style-name="P1" draw:layer="layout" svg:x1="8cm" svg:y1="2.1cm" svg:x2="8cm" svg:y2="0.7cm">
          <text:p/>
        </draw:line>
        <draw:frame draw:style-name="gr5" draw:text-style-name="P2" draw:layer="layout" svg:width="2.2cm" svg:height="0.725cm" svg:x="5.8cm" svg:y="0.275cm">
          <draw:text-box>
            <text:p><text:span text:style-name="T2">uiControl</text:span></text:p>
          </draw:text-box>
        </draw:frame>
        <draw:line draw:style-name="gr4" draw:text-style-name="P1" draw:layer="layout" svg:x1="8cm" svg:y1="3.6cm" svg:x2="8cm" svg:y2="2.8cm">
          <text:p/>
        </draw:line>
        <draw:frame draw:style-name="gr5" draw:text-style-name="P2" draw:layer="layout" svg:width="2.318cm" svg:height="0.725cm" svg:x="5.7cm" svg:y="2.275cm">
          <draw:text-box>
            <text:p><text:span text:style-name="T2">miControl</text:span></text:p>
          </draw:text-box>
        </draw:frame>
        <draw:line draw:style-name="gr4" draw:text-style-name="P1" draw:layer="layout" svg:x1="9.8cm" svg:y1="3.5cm" svg:x2="9.8cm" svg:y2="0.7cm">
          <text:p/>
        </draw:line>
        <draw:frame draw:style-name="gr5" draw:text-style-name="P2" draw:layer="layout" svg:width="3.089cm" svg:height="0.725cm" svg:x="9.9cm" svg:y="0.3cm">
          <draw:text-box>
            <text:p><text:span text:style-name="T2">uiControl(Ext)</text:span></text:p>
          </draw:text-box>
        </draw:frame>
        <draw:line draw:style-name="gr4" draw:text-style-name="P1" draw:layer="layout" svg:x1="8cm" svg:y1="5.8cm" svg:x2="8cm" svg:y2="5cm">
          <text:p/>
        </draw:line>
        <draw:frame draw:style-name="gr5" draw:text-style-name="P2" draw:layer="layout" svg:width="2.458cm" svg:height="0.725cm" svg:x="5.542cm" svg:y="4.675cm">
          <draw:text-box>
            <text:p><text:span text:style-name="T2">eiSscCore</text:span></text:p>
          </draw:text-box>
        </draw:frame>
        <draw:line draw:style-name="gr6" draw:text-style-name="P1" draw:layer="layout" svg:x1="8cm" svg:y1="3.6cm" svg:x2="8cm" svg:y2="5cm">
          <text:p/>
        </draw:line>
        <draw:line draw:style-name="gr4" draw:text-style-name="P1" draw:layer="layout" svg:x1="2.4cm" svg:y1="3.7cm" svg:x2="0.8cm" svg:y2="3.7cm">
          <text:p/>
        </draw:line>
        <draw:line draw:style-name="gr4" draw:text-style-name="P1" draw:layer="layout" svg:x1="3.1cm" svg:y1="6.3cm" svg:x2="0.8cm" svg:y2="6.3cm">
          <text:p/>
        </draw:line>
        <draw:frame draw:style-name="gr5" draw:text-style-name="P2" draw:layer="layout" svg:width="2.2cm" svg:height="0.725cm" svg:x="-0.1cm" svg:y="2.675cm">
          <draw:text-box>
            <text:p><text:span text:style-name="T2">eiControl</text:span></text:p>
          </draw:text-box>
        </draw:frame>
        <draw:frame draw:style-name="gr5" draw:text-style-name="P2" draw:layer="layout" svg:width="3.089cm" svg:height="0.725cm" svg:x="-0.1cm" svg:y="5.376cm">
          <draw:text-box>
            <text:p><text:span text:style-name="T2">eiControl(Ext)</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fill="solid" draw:fill-color="#ffffff" draw:textarea-horizontal-align="left" draw:textarea-vertical-align="top"/>
    </style:style>
    <style:style style:name="gr3"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start="Circle" draw:marker-end=""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314004" draw:fill-color="#99ff66" draw:textarea-horizontal-align="left" draw:textarea-vertical-align="top"/>
    </style:style>
    <style:style style:name="gr8" style:family="graphic" style:parent-style-name="standard">
      <style:graphic-properties svg:stroke-color="#314004" draw:fill-color="#00cc00"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P4"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6.7cm" svg:y1="5.5cm" svg:x2="6.099cm" svg:y2="2.399cm">
          <text:p/>
        </draw:line>
        <draw:line draw:style-name="gr1" draw:text-style-name="P1" draw:layer="layout" svg:x1="12.6cm" svg:y1="5.6cm" svg:x2="11.299cm" svg:y2="2.699cm">
          <text:p/>
        </draw:line>
        <draw:rect draw:style-name="gr2" draw:text-style-name="P2" draw:layer="layout" svg:width="13cm" svg:height="6.898cm" svg:x="0.6cm" svg:y="4.302cm">
          <text:p text:style-name="P1"><text:span text:style-name="T1">SI 2</text:span></text:p>
        </draw:rect>
        <draw:rect draw:style-name="gr2" draw:text-style-name="P2" draw:layer="layout" svg:width="13cm" svg:height="6.852cm" svg:x="0.4cm" svg:y="4.048cm">
          <text:p text:style-name="P1"><text:span text:style-name="T1">SI 1</text:span></text:p>
        </draw:rect>
        <draw:custom-shape draw:style-name="gr3" draw:text-style-name="P3" draw:layer="layout" svg:width="10.748cm" svg:height="1.651cm" svg:x="2.444cm" svg:y="4.81cm">
          <text:p text:style-name="P1"><text:span text:style-name="T2">Frame</text:span></text:p>
          <draw:enhanced-geometry svg:viewBox="0 0 21600 21600" draw:type="rectangle" draw:enhanced-path="M 0 0 L 21600 0 21600 21600 0 21600 0 0 Z N"/>
        </draw:custom-shape>
        <draw:line draw:style-name="gr1" draw:text-style-name="P1" draw:layer="layout" svg:x1="6.1cm" svg:y1="8.8cm" svg:x2="6.099cm" svg:y2="6.2cm">
          <text:p/>
        </draw:line>
        <draw:line draw:style-name="gr1" draw:text-style-name="P1" draw:layer="layout" svg:x1="6.4cm" svg:y1="9.2cm" svg:x2="6.099cm" svg:y2="6.2cm">
          <text:p/>
        </draw:line>
        <draw:custom-shape draw:style-name="gr3" draw:text-style-name="P3" draw:layer="layout" svg:width="8.7cm" svg:height="2.599cm" svg:x="2cm" svg:y="7.7cm">
          <text:p text:style-name="P1"><text:span text:style-name="T2">Module</text:span></text:p>
          <draw:enhanced-geometry svg:viewBox="0 0 21600 21600" draw:type="rectangle" draw:enhanced-path="M 0 0 L 21600 0 21600 21600 0 21600 0 0 Z N"/>
        </draw:custom-shape>
        <draw:line draw:style-name="gr1" draw:text-style-name="P1" draw:layer="layout" svg:x1="9.6cm" svg:y1="9.3cm" svg:x2="11.799cm" svg:y2="6.199cm">
          <text:p/>
        </draw:line>
        <draw:custom-shape draw:style-name="gr3" draw:text-style-name="P3" draw:layer="layout" svg:width="8.7cm" svg:height="2.599cm" svg:x="1.799cm" svg:y="7.499cm">
          <text:p text:style-name="P1"><text:span text:style-name="T2">Module</text:span></text:p>
          <draw:enhanced-geometry svg:viewBox="0 0 21600 21600" draw:type="rectangle" draw:enhanced-path="M 0 0 L 21600 0 21600 21600 0 21600 0 0 Z N"/>
        </draw:custom-shape>
        <draw:line draw:style-name="gr1" draw:text-style-name="P1" draw:layer="layout" svg:x1="9.2cm" svg:y1="9cm" svg:x2="11.799cm" svg:y2="6.199cm">
          <text:p/>
        </draw:line>
        <draw:custom-shape draw:style-name="gr3" draw:text-style-name="P3" draw:layer="layout" svg:width="8.7cm" svg:height="2.599cm" svg:x="1.598cm" svg:y="7.298cm">
          <text:p text:style-name="P1"><text:span text:style-name="T2">Module 1</text:span></text:p>
          <draw:enhanced-geometry svg:viewBox="0 0 21600 21600" draw:type="rectangle" draw:enhanced-path="M 0 0 L 21600 0 21600 21600 0 21600 0 0 Z N"/>
        </draw:custom-shape>
        <draw:line draw:style-name="gr1" draw:text-style-name="P1" draw:layer="layout" svg:x1="8.9cm" svg:y1="8.7cm" svg:x2="11.8cm" svg:y2="6.2cm">
          <text:p/>
        </draw:line>
        <draw:line draw:style-name="gr1" draw:text-style-name="P1" draw:layer="layout" svg:x1="5.8cm" svg:y1="8.7cm" svg:x2="6.1cm" svg:y2="6.201cm">
          <text:p/>
        </draw:line>
        <draw:custom-shape draw:style-name="gr4" draw:text-style-name="P1" draw:layer="layout" svg:width="3.81cm" svg:height="2.032cm" svg:x="4.29cm" svg:y="0.4cm">
          <text:p text:style-name="P1">comm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6.1cm" svg:y1="5.4cm" svg:x2="6.1cm" svg:y2="2.4cm">
          <text:p/>
        </draw:line>
        <draw:custom-shape draw:style-name="gr4" draw:text-style-name="P1" draw:layer="layout" svg:width="3.81cm" svg:height="2.032cm" svg:x="9.3cm" svg:y="0.6cm">
          <text:p text:style-name="P1">Global S. 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11.8cm" svg:y1="5.4cm" svg:x2="11.3cm" svg:y2="2.7cm">
          <text:p/>
        </draw:line>
        <draw:line draw:style-name="gr5" draw:text-style-name="P1" draw:layer="layout" svg:x1="3.921cm" svg:y1="5.842cm" svg:x2="11.287cm" svg:y2="5.826cm">
          <text:p/>
        </draw:line>
        <draw:frame draw:style-name="gr6" draw:text-style-name="P4" draw:layer="layout" svg:width="2.2cm" svg:height="0.725cm" svg:x="2.651cm" svg:y="5.826cm">
          <draw:text-box>
            <text:p><text:span text:style-name="T2">uiControl</text:span></text:p>
          </draw:text-box>
        </draw:frame>
        <draw:rect draw:style-name="gr7" draw:text-style-name="P3" draw:layer="layout" svg:width="2.501cm" svg:height="0.8cm" svg:x="4.9cm" svg:y="5.4cm">
          <text:p text:style-name="P1"><text:span text:style-name="T3">SSC Base</text:span></text:p>
        </draw:rect>
        <draw:rect draw:style-name="gr8" draw:text-style-name="P3" draw:layer="layout" svg:width="2.5cm" svg:height="0.8cm" svg:x="7.7cm" svg:y="5.4cm">
          <text:p text:style-name="P1"><text:span text:style-name="T3">SSC Ext A</text:span></text:p>
        </draw:rect>
        <draw:rect draw:style-name="gr8" draw:text-style-name="P3" draw:layer="layout" svg:width="2.5cm" svg:height="0.8cm" svg:x="10.5cm" svg:y="5.4cm">
          <text:p text:style-name="P1"><text:span text:style-name="T3">SSC Ext B</text:span></text:p>
        </draw:rect>
        <draw:line draw:style-name="gr5" draw:text-style-name="P1" draw:layer="layout" svg:x1="3.667cm" svg:y1="9.128cm" svg:x2="9.509cm" svg:y2="9.112cm">
          <text:p/>
        </draw:line>
        <draw:frame draw:style-name="gr6" draw:text-style-name="P4" draw:layer="layout" svg:width="1.658cm" svg:height="0.725cm" svg:x="2.397cm" svg:y="9.128cm">
          <draw:text-box>
            <text:p><text:span text:style-name="T2">uiMod</text:span></text:p>
          </draw:text-box>
        </draw:frame>
        <draw:rect draw:style-name="gr8" draw:text-style-name="P3" draw:layer="layout" svg:width="2.5cm" svg:height="0.8cm" svg:x="7.6cm" svg:y="8.7cm">
          <text:p text:style-name="P1"><text:span text:style-name="T3">MC Ext B</text:span></text:p>
        </draw:rect>
        <draw:rect draw:style-name="gr7" draw:text-style-name="P3" draw:layer="layout" svg:width="2.501cm" svg:height="0.8cm" svg:x="4.8cm" svg:y="8.7cm">
          <text:p text:style-name="P1"><text:span text:style-name="T3">MC Base</text:span></text:p>
        </draw:rect>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gr7" style:family="graphic" style:parent-style-name="standard">
      <style:graphic-properties draw:stroke="none" svg:stroke-color="#000000" draw:fill="none" draw:fill-color="#ffffff" draw:textarea-horizontal-align="left" draw:auto-grow-height="true" draw:auto-grow-width="true" fo:min-height="0.509cm" fo:min-width="1.242cm"/>
    </style:style>
    <style:style style:name="gr8" style:family="graphic" style:parent-style-name="standard">
      <style:graphic-properties draw:stroke="none" svg:stroke-color="#000000" draw:fill="none" draw:fill-color="#ffffff" draw:textarea-horizontal-align="left" draw:auto-grow-height="true" draw:auto-grow-width="true" fo:min-height="0.509cm" fo:min-width="1.831cm"/>
    </style:style>
    <style:style style:name="gr9" style:family="graphic" style:parent-style-name="standard">
      <style:graphic-properties draw:fill-color="#ff9966" draw:textarea-horizontal-align="left" draw:textarea-vertical-align="top" draw:auto-grow-height="false"/>
    </style:style>
    <style:style style:name="gr10" style:family="graphic" style:parent-style-name="standard">
      <style:graphic-properties svg:stroke-width="0.1cm" svg:stroke-color="#579d1c" draw:marker-start-width="0.5cm" draw:marker-end-width="0.5cm" draw:fill-color="#ff9966" draw:textarea-horizontal-align="right" draw:textarea-vertical-align="top" draw:auto-grow-height="fals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204cm"/>
    </style:style>
    <style:style style:name="gr12" style:family="graphic" style:parent-style-name="standard">
      <style:graphic-properties draw:stroke="none" svg:stroke-color="#000000" draw:fill="none" draw:fill-color="#ffffff" draw:textarea-horizontal-align="left" draw:auto-grow-height="true" draw:auto-grow-width="true" fo:min-height="0.353cm" fo:min-width="1.382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text-properties fo:font-size="13pt" style:font-size-asian="13pt" style:font-size-complex="13pt"/>
    </style:style>
    <style:style style:name="P5" style:family="paragraph">
      <style:paragraph-properties fo:text-align="center"/>
      <style:text-properties fo:font-size="12pt" style:font-size-asian="12pt" style:font-size-complex="12pt"/>
    </style:style>
    <style:style style:name="P6" style:family="paragraph">
      <style:text-properties fo:font-size="9pt" style:font-size-asian="9pt" style:font-size-complex="9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fo:font-size="12pt" style:font-size-asian="12pt" style:font-size-complex="12pt"/>
    </style:style>
    <style:style style:name="T4"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3.2cm" svg:x="12.7cm" svg:y="3.5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5.4cm" svg:x="0.3cm" svg:y="1.5cm">
          <text:p text:style-name="P1"><text:span text:style-name="T2">MIDAS Objects (by programmers)</text:span></text:p>
          <draw:enhanced-geometry svg:viewBox="0 0 21600 21600" draw:type="rectangle" draw:enhanced-path="M 0 0 L 21600 0 21600 21600 0 21600 0 0 Z N"/>
        </draw:custom-shape>
        <draw:custom-shape draw:style-name="gr1" draw:text-style-name="P2" draw:layer="layout" svg:width="14.8cm" svg:height="2.3cm" svg:x="0.3cm" svg:y="7.2cm">
          <text:p text:style-name="P1"><text:span text:style-name="T1">SmsBase</text:span></text:p>
          <draw:enhanced-geometry svg:viewBox="0 0 21600 21600" draw:type="rectangle" draw:enhanced-path="M 0 0 L 21600 0 21600 21600 0 21600 0 0 Z N"/>
        </draw:custom-shape>
        <draw:custom-shape draw:style-name="gr1" draw:text-style-name="P2" draw:layer="layout" svg:width="2.2cm" svg:height="3.2cm" svg:x="10.2cm" svg:y="3.5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3.2cm" svg:x="0.8cm" svg:y="3.5cm">
          <text:p text:style-name="P1"><text:span text:style-name="T1">MIB</text:span></text:p>
          <draw:enhanced-geometry svg:viewBox="0 0 21600 21600" draw:type="rectangle" draw:enhanced-path="M 0 0 L 21600 0 21600 21600 0 21600 0 0 Z N"/>
        </draw:custom-shape>
        <draw:line draw:style-name="gr4" draw:text-style-name="P1" draw:layer="layout" svg:x1="5.2cm" svg:y1="4.4cm" svg:x2="5.2cm" svg:y2="3cm">
          <text:p/>
        </draw:line>
        <draw:frame draw:style-name="gr5" draw:text-style-name="P4" draw:layer="layout" svg:width="1.59cm" svg:height="0.759cm" svg:x="5.187cm" svg:y="2.438cm">
          <draw:text-box>
            <text:p><text:span text:style-name="T2">eiMib</text:span></text:p>
          </draw:text-box>
        </draw:frame>
        <draw:line draw:style-name="gr4" draw:text-style-name="P1" draw:layer="layout" svg:x1="5.232cm" svg:y1="1.725cm" svg:x2="5.232cm" svg:y2="0.325cm">
          <text:p/>
        </draw:line>
        <draw:frame draw:style-name="gr6" draw:text-style-name="P4" draw:layer="layout" svg:width="1.569cm" svg:height="0.759cm" svg:x="5.3cm" svg:y="0.338cm">
          <draw:text-box>
            <text:p><text:span text:style-name="T2">uiObj</text:span></text:p>
          </draw:text-box>
        </draw:frame>
        <draw:line draw:style-name="gr4" draw:text-style-name="P1" draw:layer="layout" svg:x1="11.7cm" svg:y1="4cm" svg:x2="11.7cm" svg:y2="0.3cm">
          <text:p/>
        </draw:line>
        <draw:frame draw:style-name="gr7" draw:text-style-name="P4" draw:layer="layout" svg:width="1.742cm" svg:height="0.759cm" svg:x="9.9cm" svg:y="0.441cm">
          <draw:text-box>
            <text:p><text:span text:style-name="T2">uiMod</text:span></text:p>
          </draw:text-box>
        </draw:frame>
        <draw:line draw:style-name="gr4" draw:text-style-name="P1" draw:layer="layout" svg:x1="13.1cm" svg:y1="3.9cm" svg:x2="13.1cm" svg:y2="0.3cm">
          <text:p/>
        </draw:line>
        <draw:frame draw:style-name="gr8" draw:text-style-name="P4" draw:layer="layout" svg:width="2.331cm" svg:height="0.759cm" svg:x="13.152cm" svg:y="0.388cm">
          <draw:text-box>
            <text:p><text:span text:style-name="T2">uiControl</text:span></text:p>
          </draw:text-box>
        </draw:frame>
        <draw:custom-shape draw:style-name="gr9" draw:text-style-name="P3" draw:layer="layout" svg:width="14.8cm" svg:height="2.3cm" svg:x="0.3cm" svg:y="-2cm">
          <text:p text:style-name="P1"><text:span text:style-name="T2">SMS (by authors)</text:span></text:p>
          <draw:enhanced-geometry svg:viewBox="0 0 21600 21600" draw:type="rectangle" draw:enhanced-path="M 0 0 L 21600 0 21600 21600 0 21600 0 0 Z N"/>
        </draw:custom-shape>
        <draw:custom-shape draw:style-name="gr10" draw:text-style-name="P5" draw:layer="layout" svg:width="14.4cm" svg:height="1.4cm" svg:x="0.6cm" svg:y="-1.2cm">
          <text:p text:style-name="P1"><text:span text:style-name="T3">SMS Frame</text:span></text:p>
          <draw:enhanced-geometry svg:viewBox="0 0 21600 21600" draw:type="rectangle" draw:enhanced-path="M 0 0 L 21600 0 21600 21600 0 21600 0 0 Z N"/>
        </draw:custom-shape>
        <draw:custom-shape draw:style-name="gr10" draw:text-style-name="P5" draw:layer="layout" svg:width="11.3cm" svg:height="1cm" svg:x="0.8cm" svg:y="-1cm">
          <text:p text:style-name="P1"><text:span text:style-name="T3">SMS Module</text:span></text:p>
          <draw:enhanced-geometry svg:viewBox="0 0 21600 21600" draw:type="rectangle" draw:enhanced-path="M 0 0 L 21600 0 21600 21600 0 21600 0 0 Z N"/>
        </draw:custom-shape>
        <draw:custom-shape draw:style-name="gr10" draw:text-style-name="P5" draw:layer="layout" svg:width="5cm" svg:height="0.6cm" svg:x="1cm" svg:y="-0.8cm">
          <text:p text:style-name="P1"><text:span text:style-name="T3">SMS Model</text:span></text:p>
          <draw:enhanced-geometry svg:viewBox="0 0 21600 21600" draw:type="rectangle" draw:enhanced-path="M 0 0 L 21600 0 21600 21600 0 21600 0 0 Z N"/>
        </draw:custom-shape>
        <draw:line draw:style-name="gr4" draw:text-style-name="P1" draw:layer="layout" svg:x1="6cm" svg:y1="-0.4cm" svg:x2="7cm" svg:y2="-0.4cm">
          <text:p/>
        </draw:line>
        <draw:frame draw:style-name="gr11" draw:text-style-name="P6" draw:layer="layout" svg:width="1.704cm" svg:height="0.603cm" svg:x="6.796cm" svg:y="-0.607cm">
          <draw:text-box>
            <text:p><text:span text:style-name="T4">miModel</text:span></text:p>
          </draw:text-box>
        </draw:frame>
        <draw:line draw:style-name="gr4" draw:text-style-name="P1" draw:layer="layout" svg:x1="12.1cm" svg:y1="-0.3cm" svg:x2="13.1cm" svg:y2="-0.3cm">
          <text:p/>
        </draw:line>
        <draw:frame draw:style-name="gr12" draw:text-style-name="P6" draw:layer="layout" svg:width="1.882cm" svg:height="0.603cm" svg:x="12.9cm" svg:y="-0.6cm">
          <draw:text-box>
            <text:p><text:span text:style-name="T4">miModule</text:span></text:p>
          </draw:text-box>
        </draw:frame>
        <draw:line draw:style-name="gr4" draw:text-style-name="P1" draw:layer="layout" svg:x1="10.6cm" svg:y1="5cm" svg:x2="8.5cm" svg:y2="5cm">
          <text:p/>
        </draw:line>
        <draw:line draw:style-name="gr4" draw:text-style-name="P1" draw:layer="layout" svg:x1="13.1cm" svg:y1="6.1cm" svg:x2="8.525cm" svg:y2="6.1cm">
          <text:p/>
        </draw:line>
        <draw:frame draw:style-name="gr5" draw:text-style-name="P4" draw:layer="layout" svg:width="1.742cm" svg:height="0.759cm" svg:x="6.987cm" svg:y="4.639cm">
          <draw:text-box>
            <text:p><text:span text:style-name="T2">eiMod</text:span></text:p>
          </draw:text-box>
        </draw:frame>
        <draw:frame draw:style-name="gr5" draw:text-style-name="P4" draw:layer="layout" svg:width="2.331cm" svg:height="0.759cm" svg:x="6.388cm" svg:y="5.74cm">
          <draw:text-box>
            <text:p><text:span text:style-name="T2">eiControl</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